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689in"/>
    </style:style>
    <style:style style:name="co4" style:family="table-column">
      <style:table-column-properties fo:break-before="auto" style:column-width="18.365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2" style:family="table-cell" style:parent-style-name="Defaul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3" style:family="table-cell" style:parent-style-name="Default">
      <style:text-properties fo:color="#000000" style:font-name="Arial" fo:language="none" fo:country="none" style:font-name-asian="Segoe UI" style:language-asian="none" style:country-asian="none" style:font-name-complex="Segoe UI" style:language-complex="none" style:country-complex="none"/>
    </style:style>
    <style:style style:name="ce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style:font-name="Arial" style:font-name-asian="Consolas" style:font-name-complex="Consolas" style:font-size-complex="5.69999980926514pt"/>
    </style:style>
    <style:style style:name="T2" style:family="text">
      <style:text-properties fo:color="#000000" style:font-name="Arial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 table:style-name="ce1" office:value-type="string">
            <text:p><text:span text:style-name="T1"><text:s text:c="2"/></text:span><text:span text:style-name="T1">&lt;Placemark&gt;&lt;Style&gt;&lt;LineStyle&gt;&lt;color&gt;ff</text:span></text:p>
          </table:table-cell>
          <table:table-cell office:value-type="float" office:value="181818">
            <text:p>181818</text:p>
          </table:table-cell>
          <table:table-cell table:formula="of:=CONCATENATE([.$A$1]; [.B1]; [.$A$2]; [.B1]; [.$A$3]; [Sheet1.B3]; &quot;&lt;/Placemark&gt;&quot;)" office:value-type="string" office:string-value="  &lt;Placemark&gt;&lt;Style&gt;&lt;LineStyle&gt;&lt;color&gt;ff181818&lt;/color&gt;&lt;width&gt;2&lt;/width&gt;&lt;/LineStyle&gt;&lt;PolyStyle&gt;&lt;color&gt;88181818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9,41.95882 -87.89,41.95382 -87.895,41.95382 -87.895,41.94882 -87.9052,41.94882 -87.9052,41.95382 -87.91,41.95382 -87.9102,41.95382 -87.915,41.95382 -87.9152,41.95382 -87.9202,41.95382 -87.9252,41.95382 -87.9252,41.95882 -87.9302,41.95882 -87.9352,41.95882 -87.9352,41.96902 -87.9302,41.96902 -87.9302,41.97382 -87.9252,41.97382 -87.92,41.97382 -87.915,41.97382 -87.915,41.97402 -87.9102,41.97402&lt;/coordinates&gt;&lt;/LinearRing&gt;&lt;/outerBoundaryIs&gt;&lt;/Polygon&gt;&lt;Polygon&gt;&lt;outerBoundaryIs&gt;&lt;LinearRing&gt;&lt;coordinates&gt;-87.9402,41.98882 -87.9352,41.98882 -87.9352,41.98382 -87.9352,41.97882 -87.9402,41.97882 -87.9402,41.98382 -87.9402,41.9888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352,42.00402 -87.9302,42.00402 -87.93,42.00402 -87.9252,42.00402 -87.9252,42.00902 -87.9202,42.00902 -87.9152,42.00902 -87.915,42.00902 -87.9102,42.00902 -87.91,42.00902 -87.9052,42.00902&lt;/coordinates&gt;&lt;/LinearRing&gt;&lt;/outerBoundaryIs&gt;&lt;/Polygon&gt;&lt;Polygon&gt;&lt;outerBoundaryIs&gt;&lt;LinearRing&gt;&lt;coordinates&gt;-87.5352,41.65382 -87.5352,41.65882 -87.5352,41.66382 -87.5352,41.66402 -87.5352,41.66902 -87.5352,41.67402 -87.5302,41.67402 -87.5302,41.67902 -87.52,41.67902 -87.52,41.67402 -87.52,41.66902 -87.52,41.66882 -87.52,41.66382 -87.52,41.65882 -87.525,41.65882 -87.525,41.65382 -87.5352,41.65382&lt;/coordinates&gt;&lt;/LinearRing&gt;&lt;/outerBoundaryIs&gt;&lt;/Polygon&gt;&lt;/MultiGeometry&gt;&lt;/Placemark&gt;">
            <text:p><text:s text:c="2"/>&lt;Placemark&gt;&lt;Style&gt;&lt;LineStyle&gt;&lt;color&gt;ff181818&lt;/color&gt;&lt;width&gt;2&lt;/width&gt;&lt;/LineStyle&gt;&lt;PolyStyle&gt;&lt;color&gt;88181818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9,41.95882 -87.89,41.95382 -87.895,41.95382 -87.895,41.94882 -87.9052,41.94882 -87.9052,41.95382 -87.91,41.95382 -87.9102,41.95382 -87.915,41.95382 -87.9152,41.95382 -87.9202,41.95382 -87.9252,41.95382 -87.9252,41.95882 -87.9302,41.95882 -87.9352,41.95882 -87.9352,41.96902 -87.9302,41.96902 -87.9302,41.97382 -87.9252,41.97382 -87.92,41.97382 -87.915,41.97382 -87.915,41.97402 -87.9102,41.97402&lt;/coordinates&gt;&lt;/LinearRing&gt;&lt;/outerBoundaryIs&gt;&lt;/Polygon&gt;&lt;Polygon&gt;&lt;outerBoundaryIs&gt;&lt;LinearRing&gt;&lt;coordinates&gt;-87.9402,41.98882 -87.9352,41.98882 -87.9352,41.98382 -87.9352,41.97882 -87.9402,41.97882 -87.9402,41.98382 -87.9402,41.9888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352,42.00402 -87.9302,42.00402 -87.93,42.00402 -87.9252,42.00402 -87.9252,42.00902 -87.9202,42.00902 -87.9152,42.00902 -87.915,42.00902 -87.9102,42.00902 -87.91,42.00902 -87.9052,42.00902&lt;/coordinates&gt;&lt;/LinearRing&gt;&lt;/outerBoundaryIs&gt;&lt;/Polygon&gt;&lt;Polygon&gt;&lt;outerBoundaryIs&gt;&lt;LinearRing&gt;&lt;coordinates&gt;-87.5352,41.65382 -87.5352,41.65882 -87.5352,41.66382 -87.5352,41.66402 -87.5352,41.66902 -87.5352,41.67402 -87.5302,41.67402 -87.5302,41.67902 -87.52,41.67902 -87.52,41.67402 -87.52,41.66902 -87.52,41.66882 -87.52,41.66382 -87.52,41.65882 -87.525,41.65882 -87.525,41.65382 -87.5352,41.65382&lt;/coordinates&gt;&lt;/LinearRing&gt;&lt;/outerBoundaryIs&gt;&lt;/Polygon&gt;&lt;/MultiGeometry&gt;&lt;/Placemark&gt;</text:p>
          </table:table-cell>
        </table:table-row>
        <table:table-row table:style-name="ro1">
          <table:table-cell table:style-name="ce2" office:value-type="string">
            <text:p><text:span text:style-name="T2">&lt;/color&gt;&lt;width&gt;2&lt;/width&gt;&lt;/LineStyle&gt;&lt;PolyStyle&gt;&lt;color&gt;88</text:span></text:p>
          </table:table-cell>
          <table:table-cell office:value-type="float" office:value="303030">
            <text:p>303030</text:p>
          </table:table-cell>
          <table:table-cell table:formula="of:=CONCATENATE([.$A$1]; [.B2]; [.$A$2]; [.B2]; [.$A$3]; [Sheet1.B4]; &quot;&lt;/Placemark&gt;&quot;)" office:value-type="string" office:string-value="  &lt;Placemark&gt;&lt;Style&gt;&lt;LineStyle&gt;&lt;color&gt;ff303030&lt;/color&gt;&lt;width&gt;2&lt;/width&gt;&lt;/LineStyle&gt;&lt;PolyStyle&gt;&lt;color&gt;88303030&lt;/color&gt;&lt;/PolyStyle&gt;&lt;/Style&gt;&lt;MultiGeometry&gt;&lt;Polygon&gt;&lt;outerBoundaryIs&gt;&lt;LinearRing&gt;&lt;coordinates&gt;-87.5302,41.67902 -87.5302,41.67402 -87.5352,41.67402 -87.5352,41.66902 -87.5352,41.66402 -87.5352,41.66382 -87.5352,41.65882 -87.5352,41.65382 -87.525,41.65382 -87.525,41.65882 -87.52,41.65882 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&lt;/coordinates&gt;&lt;/LinearRing&gt;&lt;/outerBoundaryIs&gt;&lt;/Polygon&gt;&lt;Polygon&gt;&lt;outerBoundaryIs&gt;&lt;LinearRing&gt;&lt;coordinates&gt;-87.9152,41.95382 -87.915,41.95382 -87.9102,41.95382 -87.91,41.95382 -87.9052,41.95382 -87.9052,41.94882 -87.9102,41.94882 -87.9152,41.94882 -87.9152,41.95382&lt;/coordinates&gt;&lt;/LinearRing&gt;&lt;/outerBoundaryIs&gt;&lt;/Polygon&gt;&lt;Polygon&gt;&lt;outerBoundaryIs&gt;&lt;LinearRing&gt;&lt;coordinates&gt;-87.9302,41.95882 -87.9252,41.95882 -87.9252,41.95382 -87.9302,41.95382 -87.9302,41.95882&lt;/coordinates&gt;&lt;/LinearRing&gt;&lt;/outerBoundaryIs&gt;&lt;/Polygon&gt;&lt;Polygon&gt;&lt;outerBoundaryIs&gt;&lt;LinearRing&gt;&lt;coordinates&gt;-87.9402,41.97882 -87.9352,41.97882 -87.9302,41.97882 -87.9302,41.97402 -87.9302,41.97382 -87.9302,41.96902 -87.9352,41.96902 -87.9352,41.96382 -87.9402,41.96382 -87.9402,41.96882 -87.9402,41.97382 -87.9402,41.97402 -87.9402,41.97882&lt;/coordinates&gt;&lt;/LinearRing&gt;&lt;/outerBoundaryIs&gt;&lt;/Polygon&gt;&lt;Polygon&gt;&lt;outerBoundaryIs&gt;&lt;LinearRing&gt;&lt;coordinates&gt;-87.9252,42.00902 -87.9252,42.00402 -87.93,42.00402 -87.9302,42.00402 -87.9352,42.00402 -87.9402,42.00402 -87.9402,42.00902 -87.9352,42.00902 -87.9302,42.00902 -87.93,42.00902 -87.92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89,41.95382 -87.89,41.95882 -87.89,41.96402 -87.885,41.96402 -87.88,41.96402 -87.88,41.95382 -87.885,41.95382 -87.89,41.95382&lt;/coordinates&gt;&lt;/LinearRing&gt;&lt;/outerBoundaryIs&gt;&lt;/Polygon&gt;&lt;Polygon&gt;&lt;outerBoundaryIs&gt;&lt;LinearRing&gt;&lt;coordinates&gt;-87.895,41.94882 -87.895,41.95382 -87.89,41.95382 -87.89,41.94882 -87.895,41.94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">
            <text:p><text:s text:c="2"/>&lt;Placemark&gt;&lt;Style&gt;&lt;LineStyle&gt;&lt;color&gt;ff303030&lt;/color&gt;&lt;width&gt;2&lt;/width&gt;&lt;/LineStyle&gt;&lt;PolyStyle&gt;&lt;color&gt;88303030&lt;/color&gt;&lt;/PolyStyle&gt;&lt;/Style&gt;&lt;MultiGeometry&gt;&lt;Polygon&gt;&lt;outerBoundaryIs&gt;&lt;LinearRing&gt;&lt;coordinates&gt;-87.5302,41.67902 -87.5302,41.67402 -87.5352,41.67402 -87.5352,41.66902 -87.5352,41.66402 -87.5352,41.66382 -87.5352,41.65882 -87.5352,41.65382 -87.525,41.65382 -87.525,41.65882 -87.52,41.65882 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&lt;/coordinates&gt;&lt;/LinearRing&gt;&lt;/outerBoundaryIs&gt;&lt;/Polygon&gt;&lt;Polygon&gt;&lt;outerBoundaryIs&gt;&lt;LinearRing&gt;&lt;coordinates&gt;-87.9152,41.95382 -87.915,41.95382 -87.9102,41.95382 -87.91,41.95382 -87.9052,41.95382 -87.9052,41.94882 -87.9102,41.94882 -87.9152,41.94882 -87.9152,41.95382&lt;/coordinates&gt;&lt;/LinearRing&gt;&lt;/outerBoundaryIs&gt;&lt;/Polygon&gt;&lt;Polygon&gt;&lt;outerBoundaryIs&gt;&lt;LinearRing&gt;&lt;coordinates&gt;-87.9302,41.95882 -87.9252,41.95882 -87.9252,41.95382 -87.9302,41.95382 -87.9302,41.95882&lt;/coordinates&gt;&lt;/LinearRing&gt;&lt;/outerBoundaryIs&gt;&lt;/Polygon&gt;&lt;Polygon&gt;&lt;outerBoundaryIs&gt;&lt;LinearRing&gt;&lt;coordinates&gt;-87.9402,41.97882 -87.9352,41.97882 -87.9302,41.97882 -87.9302,41.97402 -87.9302,41.97382 -87.9302,41.96902 -87.9352,41.96902 -87.9352,41.96382 -87.9402,41.96382 -87.9402,41.96882 -87.9402,41.97382 -87.9402,41.97402 -87.9402,41.97882&lt;/coordinates&gt;&lt;/LinearRing&gt;&lt;/outerBoundaryIs&gt;&lt;/Polygon&gt;&lt;Polygon&gt;&lt;outerBoundaryIs&gt;&lt;LinearRing&gt;&lt;coordinates&gt;-87.9252,42.00902 -87.9252,42.00402 -87.93,42.00402 -87.9302,42.00402 -87.9352,42.00402 -87.9402,42.00402 -87.9402,42.00902 -87.9352,42.00902 -87.9302,42.00902 -87.93,42.00902 -87.92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89,41.95382 -87.89,41.95882 -87.89,41.96402 -87.885,41.96402 -87.88,41.96402 -87.88,41.95382 -87.885,41.95382 -87.89,41.95382&lt;/coordinates&gt;&lt;/LinearRing&gt;&lt;/outerBoundaryIs&gt;&lt;/Polygon&gt;&lt;Polygon&gt;&lt;outerBoundaryIs&gt;&lt;LinearRing&gt;&lt;coordinates&gt;-87.895,41.94882 -87.895,41.95382 -87.89,41.95382 -87.89,41.94882 -87.895,41.94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</text:p>
          </table:table-cell>
        </table:table-row>
        <table:table-row table:style-name="ro1">
          <table:table-cell table:style-name="ce3" office:value-type="string">
            <text:p><text:span text:style-name="T2">&lt;/color&gt;&lt;/PolyStyle&gt;&lt;/Style&gt;</text:span></text:p>
          </table:table-cell>
          <table:table-cell office:value-type="float" office:value="484848">
            <text:p>484848</text:p>
          </table:table-cell>
          <table:table-cell table:formula="of:=CONCATENATE([.$A$1]; [.B3]; [.$A$2]; [.B3]; [.$A$3]; [Sheet1.B5]; &quot;&lt;/Placemark&gt;&quot;)" office:value-type="string" office:string-value="  &lt;Placemark&gt;&lt;Style&gt;&lt;LineStyle&gt;&lt;color&gt;ff484848&lt;/color&gt;&lt;width&gt;2&lt;/width&gt;&lt;/LineStyle&gt;&lt;PolyStyle&gt;&lt;color&gt;88484848&lt;/color&gt;&lt;/PolyStyle&gt;&lt;/Style&gt;&lt;MultiGeometry&gt;&lt;Polygon&gt;&lt;outerBoundaryIs&gt;&lt;LinearRing&gt;&lt;coordinates&gt;-87.61,41.65402 -87.6152,41.65402 -87.6152,41.64382 -87.6202,41.64382 -87.6202,41.64882 -87.6202,41.65402 -87.6202,41.65882 -87.625,41.65882 -87.625,41.65382 -87.63,41.65382 -87.6352,41.65382 -87.6402,41.65382 -87.6402,41.66382 -87.6402,41.66402 -87.6402,41.67402 -87.6352,41.67402 -87.6352,41.67902 -87.6302,41.67902 -87.625,41.67902 -87.62,41.67902 -87.62,41.67402 -87.62,41.66902 -87.6152,41.66902 -87.6152,41.67402 -87.605,41.67402 -87.605,41.66902 -87.605,41.66382 -87.605,41.65882 -87.61,41.65882 -87.61,41.65402&lt;/coordinates&gt;&lt;/LinearRing&gt;&lt;/outerBoundaryIs&gt;&lt;/Polygon&gt;&lt;Polygon&gt;&lt;outerBoundaryIs&gt;&lt;LinearRing&gt;&lt;coordinates&gt;-87.605,41.64382 -87.605,41.65402 -87.6,41.65402 -87.5952,41.65402 -87.595,41.65402 -87.5852,41.65402 -87.5852,41.65382 -87.585,41.65382 -87.585,41.64382 -87.595,41.64382 -87.5952,41.64382 -87.6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,41.70902 -87.69,41.70902 -87.69,41.70402 -87.685,41.70402 -87.685,41.69382 -87.695,41.69382 -87.6952,41.69382 -87.7,41.69382 -87.7,41.68882 -87.7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552,41.65902 -87.5552,41.66382 -87.56,41.66382 -87.56,41.67402 -87.5702,41.67402 -87.5702,41.66902 -87.5752,41.66902 -87.5752,41.66402 -87.5852,41.66402 -87.5852,41.66382 -87.5902,41.66382 -87.5902,41.67382 -87.5902,41.67402 -87.5902,41.68402 -87.58,41.68402 -87.58,41.67902 -87.5752,41.67902 -87.5752,41.68402 -87.5702,41.68402 -87.5702,41.68902 -87.56,41.68902 -87.56,41.68402 -87.5552,41.68402&lt;/coordinates&gt;&lt;/LinearRing&gt;&lt;/outerBoundaryIs&gt;&lt;/Polygon&gt;&lt;Polygon&gt;&lt;outerBoundaryIs&gt;&lt;LinearRing&gt;&lt;coordinates&gt;-87.52,41.67902 -87.525,41.67902 -87.53,41.67902 -87.5302,41.67902 -87.535,41.67902 -87.5352,41.67902 -87.54,41.67902 -87.54,41.68402 -87.545,41.68402 -87.5502,41.68402 -87.5552,41.68402 -87.5552,41.68882 -87.5552,41.68902 -87.5552,41.69402 -87.5552,41.69902 -87.5502,41.69902 -87.545,41.69902 -87.54,41.69902 -87.54,41.69402 -87.54,41.68902 -87.5352,41.68902 -87.535,41.68902 -87.53,41.68902 -87.525,41.68902 -87.525,41.68402 -87.52,41.68402 -87.52,41.67902&lt;/coordinates&gt;&lt;/LinearRing&gt;&lt;/outerBoundaryIs&gt;&lt;/Polygon&gt;&lt;Polygon&gt;&lt;outerBoundaryIs&gt;&lt;LinearRing&gt;&lt;coordinates&gt;-87.56,41.65902 -87.565,41.65902 -87.565,41.66382 -87.56,41.66382 -87.56,41.6590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,41.97902 -87.865,41.96882 -87.87,41.96882 -87.875,41.96882 -87.8752,41.96882 -87.88,41.96882 -87.88,41.96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6802,41.72382 -87.6802,41.72882 -87.6802,41.73402 -87.6802,41.73902 -87.67,41.73902 -87.67,41.73402 -87.67,41.72882 -87.67,41.72382 -87.6802,41.72382&lt;/coordinates&gt;&lt;/LinearRing&gt;&lt;/outerBoundaryIs&gt;&lt;/Polygon&gt;&lt;Polygon&gt;&lt;outerBoundaryIs&gt;&lt;LinearRing&gt;&lt;coordinates&gt;-87.81,42.00882 -87.81,42.00382 -87.815,42.00382 -87.8202,42.00382 -87.8252,42.00382 -87.8252,42.01402 -87.8202,42.01402 -87.8202,42.01902 -87.8152,42.01902 -87.81,42.01902 -87.805,42.01902 -87.805,42.00882 -87.81,42.00882&lt;/coordinates&gt;&lt;/LinearRing&gt;&lt;/outerBoundaryIs&gt;&lt;/Polygon&gt;&lt;Polygon&gt;&lt;outerBoundaryIs&gt;&lt;LinearRing&gt;&lt;coordinates&gt;-87.8452,41.94882 -87.8452,41.95382 -87.85,41.95382 -87.8552,41.95382 -87.8602,41.95382 -87.8602,41.95882 -87.8602,41.96402 -87.8602,41.96902 -87.8552,41.96902 -87.8552,41.97402 -87.845,41.97402 -87.845,41.96902 -87.84,41.96902 -87.835,41.96902 -87.835,41.96402 -87.83,41.96402 -87.83,41.95402 -87.8202,41.95402 -87.82,41.95402 -87.81,41.95402 -87.81,41.94382 -87.82,41.94382 -87.8202,41.94382 -87.8302,41.94382 -87.8302,41.95382 -87.835,41.95382 -87.835,41.94882 -87.8452,41.94882&lt;/coordinates&gt;&lt;/LinearRing&gt;&lt;/outerBoundaryIs&gt;&lt;/Polygon&gt;&lt;/MultiGeometry&gt;&lt;/Placemark&gt;">
            <text:p><text:s text:c="2"/>&lt;Placemark&gt;&lt;Style&gt;&lt;LineStyle&gt;&lt;color&gt;ff484848&lt;/color&gt;&lt;width&gt;2&lt;/width&gt;&lt;/LineStyle&gt;&lt;PolyStyle&gt;&lt;color&gt;88484848&lt;/color&gt;&lt;/PolyStyle&gt;&lt;/Style&gt;&lt;MultiGeometry&gt;&lt;Polygon&gt;&lt;outerBoundaryIs&gt;&lt;LinearRing&gt;&lt;coordinates&gt;-87.61,41.65402 -87.6152,41.65402 -87.6152,41.64382 -87.6202,41.64382 -87.6202,41.64882 -87.6202,41.65402 -87.6202,41.65882 -87.625,41.65882 -87.625,41.65382 -87.63,41.65382 -87.6352,41.65382 -87.6402,41.65382 -87.6402,41.66382 -87.6402,41.66402 -87.6402,41.67402 -87.6352,41.67402 -87.6352,41.67902 -87.6302,41.67902 -87.625,41.67902 -87.62,41.67902 -87.62,41.67402 -87.62,41.66902 -87.6152,41.66902 -87.6152,41.67402 -87.605,41.67402 -87.605,41.66902 -87.605,41.66382 -87.605,41.65882 -87.61,41.65882 -87.61,41.65402&lt;/coordinates&gt;&lt;/LinearRing&gt;&lt;/outerBoundaryIs&gt;&lt;/Polygon&gt;&lt;Polygon&gt;&lt;outerBoundaryIs&gt;&lt;LinearRing&gt;&lt;coordinates&gt;-87.605,41.64382 -87.605,41.65402 -87.6,41.65402 -87.5952,41.65402 -87.595,41.65402 -87.5852,41.65402 -87.5852,41.65382 -87.585,41.65382 -87.585,41.64382 -87.595,41.64382 -87.5952,41.64382 -87.6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,41.70902 -87.69,41.70902 -87.69,41.70402 -87.685,41.70402 -87.685,41.69382 -87.695,41.69382 -87.6952,41.69382 -87.7,41.69382 -87.7,41.68882 -87.7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552,41.65902 -87.5552,41.66382 -87.56,41.66382 -87.56,41.67402 -87.5702,41.67402 -87.5702,41.66902 -87.5752,41.66902 -87.5752,41.66402 -87.5852,41.66402 -87.5852,41.66382 -87.5902,41.66382 -87.5902,41.67382 -87.5902,41.67402 -87.5902,41.68402 -87.58,41.68402 -87.58,41.67902 -87.5752,41.67902 -87.5752,41.68402 -87.5702,41.68402 -87.5702,41.68902 -87.56,41.68902 -87.56,41.68402 -87.5552,41.68402&lt;/coordinates&gt;&lt;/LinearRing&gt;&lt;/outerBoundaryIs&gt;&lt;/Polygon&gt;&lt;Polygon&gt;&lt;outerBoundaryIs&gt;&lt;LinearRing&gt;&lt;coordinates&gt;-87.52,41.67902 -87.525,41.67902 -87.53,41.67902 -87.5302,41.67902 -87.535,41.67902 -87.5352,41.67902 -87.54,41.67902 -87.54,41.68402 -87.545,41.68402 -87.5502,41.68402 -87.5552,41.68402 -87.5552,41.68882 -87.5552,41.68902 -87.5552,41.69402 -87.5552,41.69902 -87.5502,41.69902 -87.545,41.69902 -87.54,41.69902 -87.54,41.69402 -87.54,41.68902 -87.5352,41.68902 -87.535,41.68902 -87.53,41.68902 -87.525,41.68902 -87.525,41.68402 -87.52,41.68402 -87.52,41.67902&lt;/coordinates&gt;&lt;/LinearRing&gt;&lt;/outerBoundaryIs&gt;&lt;/Polygon&gt;&lt;Polygon&gt;&lt;outerBoundaryIs&gt;&lt;LinearRing&gt;&lt;coordinates&gt;-87.56,41.65902 -87.565,41.65902 -87.565,41.66382 -87.56,41.66382 -87.56,41.6590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,41.97902 -87.865,41.96882 -87.87,41.96882 -87.875,41.96882 -87.8752,41.96882 -87.88,41.96882 -87.88,41.96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6802,41.72382 -87.6802,41.72882 -87.6802,41.73402 -87.6802,41.73902 -87.67,41.73902 -87.67,41.73402 -87.67,41.72882 -87.67,41.72382 -87.6802,41.72382&lt;/coordinates&gt;&lt;/LinearRing&gt;&lt;/outerBoundaryIs&gt;&lt;/Polygon&gt;&lt;Polygon&gt;&lt;outerBoundaryIs&gt;&lt;LinearRing&gt;&lt;coordinates&gt;-87.81,42.00882 -87.81,42.00382 -87.815,42.00382 -87.8202,42.00382 -87.8252,42.00382 -87.8252,42.01402 -87.8202,42.01402 -87.8202,42.01902 -87.8152,42.01902 -87.81,42.01902 -87.805,42.01902 -87.805,42.00882 -87.81,42.00882&lt;/coordinates&gt;&lt;/LinearRing&gt;&lt;/outerBoundaryIs&gt;&lt;/Polygon&gt;&lt;Polygon&gt;&lt;outerBoundaryIs&gt;&lt;LinearRing&gt;&lt;coordinates&gt;-87.8452,41.94882 -87.8452,41.95382 -87.85,41.95382 -87.8552,41.95382 -87.8602,41.95382 -87.8602,41.95882 -87.8602,41.96402 -87.8602,41.96902 -87.8552,41.96902 -87.8552,41.97402 -87.845,41.97402 -87.845,41.96902 -87.84,41.96902 -87.835,41.96902 -87.835,41.96402 -87.83,41.96402 -87.83,41.95402 -87.8202,41.95402 -87.82,41.95402 -87.81,41.95402 -87.81,41.94382 -87.82,41.94382 -87.8202,41.94382 -87.8302,41.94382 -87.8302,41.95382 -87.835,41.95382 -87.835,41.94882 -87.8452,41.94882&lt;/coordinates&gt;&lt;/LinearRing&gt;&lt;/outerBoundaryIs&gt;&lt;/Polygon&gt;&lt;/MultiGeometry&gt;&lt;/Placemark&gt;</text:p>
          </table:table-cell>
        </table:table-row>
        <table:table-row table:style-name="ro2">
          <table:table-cell/>
          <table:table-cell office:value-type="float" office:value="606060">
            <text:p>606060</text:p>
          </table:table-cell>
          <table:table-cell table:formula="of:=CONCATENATE([.$A$1]; [.B4]; [.$A$2]; [.B4]; [.$A$3]; [Sheet1.B6]; &quot;&lt;/Placemark&gt;&quot;)" office:value-type="string" office:string-value="  &lt;Placemark&gt;&lt;Style&gt;&lt;LineStyle&gt;&lt;color&gt;ff606060&lt;/color&gt;&lt;width&gt;2&lt;/width&gt;&lt;/LineStyle&gt;&lt;PolyStyle&gt;&lt;color&gt;88606060&lt;/color&gt;&lt;/PolyStyle&gt;&lt;/Style&gt;&lt;MultiGeometry&gt;&lt;Polygon&gt;&lt;outerBoundaryIs&gt;&lt;LinearRing&gt;&lt;coordinates&gt;-87.6802,41.73402 -87.6802,41.72882 -87.6802,41.72382 -87.67,41.72382 -87.67,41.72882 -87.67,41.73402 -87.67,41.739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,41.68882 -87.7,41.69382 -87.6952,41.69382 -87.695,41.69382 -87.685,41.69382 -87.685,41.70402 -87.69,41.70402 -87.69,41.70902 -87.695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&lt;/coordinates&gt;&lt;/LinearRing&gt;&lt;/outerBoundaryIs&gt;&lt;/Polygon&gt;&lt;Polygon&gt;&lt;outerBoundaryIs&gt;&lt;LinearRing&gt;&lt;coordinates&gt;-87.605,41.67402 -87.6152,41.67402 -87.6152,41.66902 -87.62,41.66902 -87.62,41.67402 -87.62,41.67902 -87.625,41.67902 -87.6302,41.67902 -87.6352,41.67902 -87.6352,41.67402 -87.6402,41.67402 -87.6402,41.66402 -87.6402,41.66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&lt;/coordinates&gt;&lt;/LinearRing&gt;&lt;/outerBoundaryIs&gt;&lt;/Polygon&gt;&lt;Polygon&gt;&lt;outerBoundaryIs&gt;&lt;LinearRing&gt;&lt;coordinates&gt;-87.5902,41.68402 -87.5902,41.67402 -87.5902,41.67382 -87.5902,41.66382 -87.5852,41.66382 -87.5852,41.65402 -87.595,41.65402 -87.5952,41.65402 -87.6,41.65402 -87.605,41.65402 -87.6052,41.65402 -87.61,41.65402 -87.61,41.65882 -87.605,41.65882 -87.605,41.66382 -87.605,41.66902 -87.605,41.67402 -87.6002,41.67402 -87.6002,41.67902 -87.5952,41.67902 -87.5952,41.68402 -87.5902,41.68402&lt;/coordinates&gt;&lt;/LinearRing&gt;&lt;/outerBoundaryIs&gt;&lt;/Polygon&gt;&lt;Polygon&gt;&lt;outerBoundaryIs&gt;&lt;LinearRing&gt;&lt;coordinates&gt;-87.52,41.68402 -87.525,41.68402 -87.525,41.68902 -87.53,41.68902 -87.535,41.68902 -87.5352,41.68902 -87.54,41.68902 -87.54,41.69402 -87.54,41.69902 -87.545,41.69902 -87.5502,41.69902 -87.5552,41.69902 -87.5552,41.69402 -87.5552,41.68902 -87.5552,41.68882 -87.5552,41.68402 -87.56,41.68402 -87.56,41.68902 -87.5702,41.68902 -87.5702,41.68402 -87.5752,41.68402 -87.5752,41.67902 -87.58,41.67902 -87.58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585,41.64382 -87.585,41.65382 -87.575,41.65382 -87.575,41.65882 -87.5702,41.65882 -87.5702,41.65402 -87.5702,41.64882 -87.5702,41.64382 -87.575,41.64382 -87.5752,41.64382 -87.58,41.64382 -87.5802,41.64382 -87.585,41.64382&lt;/coordinates&gt;&lt;/LinearRing&gt;&lt;/outerBoundaryIs&gt;&lt;/Polygon&gt;&lt;Polygon&gt;&lt;outerBoundaryIs&gt;&lt;LinearRing&gt;&lt;coordinates&gt;-87.56,41.65902 -87.56,41.66382 -87.5552,41.66382 -87.5552,41.65902 -87.56,41.65902&lt;/coordinates&gt;&lt;/LinearRing&gt;&lt;/outerBoundaryIs&gt;&lt;/Polygon&gt;&lt;Polygon&gt;&lt;outerBoundaryIs&gt;&lt;LinearRing&gt;&lt;coordinates&gt;-87.8252,42.00382 -87.8202,42.00382 -87.815,42.00382 -87.81,42.00382 -87.81,42.0088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902 -87.8352,41.96902 -87.8352,41.97382 -87.84,41.97382 -87.84,41.96902 -87.845,41.96902 -87.845,41.97402 -87.8552,41.97402 -87.8552,41.96902 -87.8602,41.96902 -87.8602,41.96882 -87.865,41.9688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&lt;/coordinates&gt;&lt;/LinearRing&gt;&lt;/outerBoundaryIs&gt;&lt;/Polygon&gt;&lt;Polygon&gt;&lt;outerBoundaryIs&gt;&lt;LinearRing&gt;&lt;coordinates&gt;-87.8602,41.95382 -87.8552,41.95382 -87.85,41.95382 -87.8452,41.95382 -87.8452,41.94882 -87.835,41.94882 -87.835,41.95382 -87.8302,41.95382 -87.8302,41.94382 -87.8202,41.94382 -87.82,41.94382 -87.81,41.94382 -87.81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">
            <text:p><text:s text:c="2"/>&lt;Placemark&gt;&lt;Style&gt;&lt;LineStyle&gt;&lt;color&gt;ff606060&lt;/color&gt;&lt;width&gt;2&lt;/width&gt;&lt;/LineStyle&gt;&lt;PolyStyle&gt;&lt;color&gt;88606060&lt;/color&gt;&lt;/PolyStyle&gt;&lt;/Style&gt;&lt;MultiGeometry&gt;&lt;Polygon&gt;&lt;outerBoundaryIs&gt;&lt;LinearRing&gt;&lt;coordinates&gt;-87.6802,41.73402 -87.6802,41.72882 -87.6802,41.72382 -87.67,41.72382 -87.67,41.72882 -87.67,41.73402 -87.67,41.739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,41.68882 -87.7,41.69382 -87.6952,41.69382 -87.695,41.69382 -87.685,41.69382 -87.685,41.70402 -87.69,41.70402 -87.69,41.70902 -87.695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&lt;/coordinates&gt;&lt;/LinearRing&gt;&lt;/outerBoundaryIs&gt;&lt;/Polygon&gt;&lt;Polygon&gt;&lt;outerBoundaryIs&gt;&lt;LinearRing&gt;&lt;coordinates&gt;-87.605,41.67402 -87.6152,41.67402 -87.6152,41.66902 -87.62,41.66902 -87.62,41.67402 -87.62,41.67902 -87.625,41.67902 -87.6302,41.67902 -87.6352,41.67902 -87.6352,41.67402 -87.6402,41.67402 -87.6402,41.66402 -87.6402,41.66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&lt;/coordinates&gt;&lt;/LinearRing&gt;&lt;/outerBoundaryIs&gt;&lt;/Polygon&gt;&lt;Polygon&gt;&lt;outerBoundaryIs&gt;&lt;LinearRing&gt;&lt;coordinates&gt;-87.5902,41.68402 -87.5902,41.67402 -87.5902,41.67382 -87.5902,41.66382 -87.5852,41.66382 -87.5852,41.65402 -87.595,41.65402 -87.5952,41.65402 -87.6,41.65402 -87.605,41.65402 -87.6052,41.65402 -87.61,41.65402 -87.61,41.65882 -87.605,41.65882 -87.605,41.66382 -87.605,41.66902 -87.605,41.67402 -87.6002,41.67402 -87.6002,41.67902 -87.5952,41.67902 -87.5952,41.68402 -87.5902,41.68402&lt;/coordinates&gt;&lt;/LinearRing&gt;&lt;/outerBoundaryIs&gt;&lt;/Polygon&gt;&lt;Polygon&gt;&lt;outerBoundaryIs&gt;&lt;LinearRing&gt;&lt;coordinates&gt;-87.52,41.68402 -87.525,41.68402 -87.525,41.68902 -87.53,41.68902 -87.535,41.68902 -87.5352,41.68902 -87.54,41.68902 -87.54,41.69402 -87.54,41.69902 -87.545,41.69902 -87.5502,41.69902 -87.5552,41.69902 -87.5552,41.69402 -87.5552,41.68902 -87.5552,41.68882 -87.5552,41.68402 -87.56,41.68402 -87.56,41.68902 -87.5702,41.68902 -87.5702,41.68402 -87.5752,41.68402 -87.5752,41.67902 -87.58,41.67902 -87.58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585,41.64382 -87.585,41.65382 -87.575,41.65382 -87.575,41.65882 -87.5702,41.65882 -87.5702,41.65402 -87.5702,41.64882 -87.5702,41.64382 -87.575,41.64382 -87.5752,41.64382 -87.58,41.64382 -87.5802,41.64382 -87.585,41.64382&lt;/coordinates&gt;&lt;/LinearRing&gt;&lt;/outerBoundaryIs&gt;&lt;/Polygon&gt;&lt;Polygon&gt;&lt;outerBoundaryIs&gt;&lt;LinearRing&gt;&lt;coordinates&gt;-87.56,41.65902 -87.56,41.66382 -87.5552,41.66382 -87.5552,41.65902 -87.56,41.65902&lt;/coordinates&gt;&lt;/LinearRing&gt;&lt;/outerBoundaryIs&gt;&lt;/Polygon&gt;&lt;Polygon&gt;&lt;outerBoundaryIs&gt;&lt;LinearRing&gt;&lt;coordinates&gt;-87.8252,42.00382 -87.8202,42.00382 -87.815,42.00382 -87.81,42.00382 -87.81,42.0088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902 -87.8352,41.96902 -87.8352,41.97382 -87.84,41.97382 -87.84,41.96902 -87.845,41.96902 -87.845,41.97402 -87.8552,41.97402 -87.8552,41.96902 -87.8602,41.96902 -87.8602,41.96882 -87.865,41.9688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&lt;/coordinates&gt;&lt;/LinearRing&gt;&lt;/outerBoundaryIs&gt;&lt;/Polygon&gt;&lt;Polygon&gt;&lt;outerBoundaryIs&gt;&lt;LinearRing&gt;&lt;coordinates&gt;-87.8602,41.95382 -87.8552,41.95382 -87.85,41.95382 -87.8452,41.95382 -87.8452,41.94882 -87.835,41.94882 -87.835,41.95382 -87.8302,41.95382 -87.8302,41.94382 -87.8202,41.94382 -87.82,41.94382 -87.81,41.94382 -87.81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</text:p>
          </table:table-cell>
        </table:table-row>
        <table:table-row table:style-name="ro2">
          <table:table-cell/>
          <table:table-cell office:value-type="float" office:value="787878">
            <text:p>787878</text:p>
          </table:table-cell>
          <table:table-cell table:formula="of:=CONCATENATE([.$A$1]; [.B5]; [.$A$2]; [.B5]; [.$A$3]; [Sheet1.B7]; &quot;&lt;/Placemark&gt;&quot;)" office:value-type="string" office:string-value="  &lt;Placemark&gt;&lt;Style&gt;&lt;LineStyle&gt;&lt;color&gt;ff787878&lt;/color&gt;&lt;width&gt;2&lt;/width&gt;&lt;/LineStyle&gt;&lt;PolyStyle&gt;&lt;color&gt;88787878&lt;/color&gt;&lt;/PolyStyle&gt;&lt;/Style&gt;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402 -87.7452,41.75902 -87.7402,41.75902 -87.7402,41.76382 -87.7452,41.76382 -87.7452,41.77402 -87.735,41.77402 -87.735,41.76402 -87.73,41.76402 -87.7252,41.76402 -87.725,41.76402 -87.7202,41.76402 -87.7152,41.76402 -87.7152,41.76902 -87.7152,41.77402 -87.705,41.77402 -87.705,41.76902 -87.705,41.76402 -87.705,41.76382 -87.705,41.75902 -87.7002,41.75902 -87.7,41.75902 -87.6952,41.75902 -87.695,41.75902 -87.6902,41.75902 -87.6902,41.76402 -87.68,41.76402 -87.68,41.75902 -87.6752,41.75902 -87.6752,41.76902 -87.6652,41.76902 -87.6652,41.77902 -87.655,41.77902 -87.655,41.76882 -87.665,41.76882 -87.665,41.76402 -87.66,41.76402 -87.66,41.75902 -87.66,41.75402 -87.655,41.75402 -87.655,41.74902 -87.65,41.74902 -87.65,41.74402 -87.645,41.74402 -87.645,41.73902 -87.645,41.73402 -87.645,41.73382 -87.645,41.72902 -87.64,41.72902 -87.635,41.72902 -87.635,41.71902 -87.63,41.71902 -87.63,41.71402 -87.625,41.71402 -87.625,41.70902 -87.6202,41.70902 -87.62,41.70902 -87.6152,41.70902 -87.6152,41.71402 -87.6102,41.71402 -87.6102,41.72382 -87.6102,41.72402 -87.6102,41.73402 -87.6052,41.73402 -87.6052,41.73902 -87.6052,41.74402 -87.6002,41.74402 -87.6002,41.75402 -87.5952,41.75402 -87.59,41.75402 -87.5852,41.75402 -87.5852,41.75902 -87.5752,41.75902 -87.575,41.75902 -87.5702,41.75902 -87.5652,41.75902 -87.5652,41.76402 -87.5552,41.764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innerBoundaryIs&gt;&lt;LinearRing&gt;&lt;coordinates&gt;-87.645,41.70902 -87.6402,41.70902 -87.6402,41.71402 -87.6402,41.71882 -87.645,41.71882 -87.645,41.71402 -87.645,41.71382 -87.645,41.7090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382 -87.76,41.99382 -87.76,41.98902 -87.755,41.98902 -87.755,41.97882 -87.7652,41.97882 -87.7652,41.98382 -87.77,41.98382 -87.77,41.97882 -87.775,41.97882 -87.7802,41.97882 -87.785,41.97882 -87.785,41.97402 -87.78,41.97402 -87.78,41.96902 -87.775,41.96902 -87.775,41.96402 -87.775,41.95902 -87.77,41.95902 -87.77,41.95402 -87.77,41.94902 -87.765,41.94902 -87.76,41.94902 -87.76,41.93902 -87.755,41.93902 -87.755,41.92882 -87.7652,41.92882 -87.7652,41.93882 -87.77,41.93882 -87.77,41.93382 -87.775,41.93382 -87.78,41.93382 -87.78,41.92882 -87.785,41.92882 -87.785,41.91882 -87.7952,41.91882 -87.7952,41.92382 -87.8,41.92382 -87.8002,41.92382 -87.8052,41.92382 -87.8102,41.92382 -87.8102,41.9288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102,41.99382 -87.7102,42.00402 -87.7,42.00402 -87.7,41.99382 -87.7102,41.99382&lt;/coordinates&gt;&lt;/LinearRing&gt;&lt;/outerBoundaryIs&gt;&lt;/Polygon&gt;&lt;Polygon&gt;&lt;outerBoundaryIs&gt;&lt;LinearRing&gt;&lt;coordinates&gt;-87.695,42.01382 -87.695,42.00882 -87.7,42.00882 -87.7052,42.00882 -87.7102,42.00882 -87.7102,42.01382 -87.7102,42.01902 -87.7102,42.02402 -87.7052,42.02402 -87.7002,42.02402 -87.7,42.02402 -87.695,42.02402 -87.69,42.02402 -87.69,42.01382 -87.695,42.01382&lt;/coordinates&gt;&lt;/LinearRing&gt;&lt;/outerBoundaryIs&gt;&lt;/Polygon&gt;&lt;Polygon&gt;&lt;outerBoundaryIs&gt;&lt;LinearRing&gt;&lt;coordinates&gt;-87.72,41.98402 -87.72,41.97882 -87.72,41.97382 -87.725,41.97382 -87.73,41.97382 -87.7302,41.97382 -87.735,41.97382 -87.7352,41.97382 -87.7402,41.97382 -87.7452,41.97382 -87.7452,41.97882 -87.7502,41.97882 -87.7502,41.98902 -87.7452,41.98902 -87.7452,41.99402 -87.7452,41.99902 -87.7402,41.99902 -87.7352,41.99902 -87.735,41.99902 -87.7302,41.99902 -87.73,41.99902 -87.725,41.99902 -87.72,41.99902 -87.72,41.98902 -87.72,41.98882 -87.72,41.98402&lt;/coordinates&gt;&lt;/LinearRing&gt;&lt;/outerBoundaryIs&gt;&lt;/Polygon&gt;&lt;Polygon&gt;&lt;outerBoundaryIs&gt;&lt;LinearRing&gt;&lt;coordinates&gt;-87.6102,41.76382 -87.6102,41.77402 -87.6,41.77402 -87.6,41.76382 -87.6102,41.76382&lt;/coordinates&gt;&lt;/LinearRing&gt;&lt;/outerBoundaryIs&gt;&lt;/Polygon&gt;&lt;/MultiGeometry&gt;&lt;/Placemark&gt;">
            <text:p><text:s text:c="2"/>&lt;Placemark&gt;&lt;Style&gt;&lt;LineStyle&gt;&lt;color&gt;ff787878&lt;/color&gt;&lt;width&gt;2&lt;/width&gt;&lt;/LineStyle&gt;&lt;PolyStyle&gt;&lt;color&gt;88787878&lt;/color&gt;&lt;/PolyStyle&gt;&lt;/Style&gt;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402 -87.7452,41.75902 -87.7402,41.75902 -87.7402,41.76382 -87.7452,41.76382 -87.7452,41.77402 -87.735,41.77402 -87.735,41.76402 -87.73,41.76402 -87.7252,41.76402 -87.725,41.76402 -87.7202,41.76402 -87.7152,41.76402 -87.7152,41.76902 -87.7152,41.77402 -87.705,41.77402 -87.705,41.76902 -87.705,41.76402 -87.705,41.76382 -87.705,41.75902 -87.7002,41.75902 -87.7,41.75902 -87.6952,41.75902 -87.695,41.75902 -87.6902,41.75902 -87.6902,41.76402 -87.68,41.76402 -87.68,41.75902 -87.6752,41.75902 -87.6752,41.76902 -87.6652,41.76902 -87.6652,41.77902 -87.655,41.77902 -87.655,41.76882 -87.665,41.76882 -87.665,41.76402 -87.66,41.76402 -87.66,41.75902 -87.66,41.75402 -87.655,41.75402 -87.655,41.74902 -87.65,41.74902 -87.65,41.74402 -87.645,41.74402 -87.645,41.73902 -87.645,41.73402 -87.645,41.73382 -87.645,41.72902 -87.64,41.72902 -87.635,41.72902 -87.635,41.71902 -87.63,41.71902 -87.63,41.71402 -87.625,41.71402 -87.625,41.70902 -87.6202,41.70902 -87.62,41.70902 -87.6152,41.70902 -87.6152,41.71402 -87.6102,41.71402 -87.6102,41.72382 -87.6102,41.72402 -87.6102,41.73402 -87.6052,41.73402 -87.6052,41.73902 -87.6052,41.74402 -87.6002,41.74402 -87.6002,41.75402 -87.5952,41.75402 -87.59,41.75402 -87.5852,41.75402 -87.5852,41.75902 -87.5752,41.75902 -87.575,41.75902 -87.5702,41.75902 -87.5652,41.75902 -87.5652,41.76402 -87.5552,41.764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innerBoundaryIs&gt;&lt;LinearRing&gt;&lt;coordinates&gt;-87.645,41.70902 -87.6402,41.70902 -87.6402,41.71402 -87.6402,41.71882 -87.645,41.71882 -87.645,41.71402 -87.645,41.71382 -87.645,41.7090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382 -87.76,41.99382 -87.76,41.98902 -87.755,41.98902 -87.755,41.97882 -87.7652,41.97882 -87.7652,41.98382 -87.77,41.98382 -87.77,41.97882 -87.775,41.97882 -87.7802,41.97882 -87.785,41.97882 -87.785,41.97402 -87.78,41.97402 -87.78,41.96902 -87.775,41.96902 -87.775,41.96402 -87.775,41.95902 -87.77,41.95902 -87.77,41.95402 -87.77,41.94902 -87.765,41.94902 -87.76,41.94902 -87.76,41.93902 -87.755,41.93902 -87.755,41.92882 -87.7652,41.92882 -87.7652,41.93882 -87.77,41.93882 -87.77,41.93382 -87.775,41.93382 -87.78,41.93382 -87.78,41.92882 -87.785,41.92882 -87.785,41.91882 -87.7952,41.91882 -87.7952,41.92382 -87.8,41.92382 -87.8002,41.92382 -87.8052,41.92382 -87.8102,41.92382 -87.8102,41.9288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102,41.99382 -87.7102,42.00402 -87.7,42.00402 -87.7,41.99382 -87.7102,41.99382&lt;/coordinates&gt;&lt;/LinearRing&gt;&lt;/outerBoundaryIs&gt;&lt;/Polygon&gt;&lt;Polygon&gt;&lt;outerBoundaryIs&gt;&lt;LinearRing&gt;&lt;coordinates&gt;-87.695,42.01382 -87.695,42.00882 -87.7,42.00882 -87.7052,42.00882 -87.7102,42.00882 -87.7102,42.01382 -87.7102,42.01902 -87.7102,42.02402 -87.7052,42.02402 -87.7002,42.02402 -87.7,42.02402 -87.695,42.02402 -87.69,42.02402 -87.69,42.01382 -87.695,42.01382&lt;/coordinates&gt;&lt;/LinearRing&gt;&lt;/outerBoundaryIs&gt;&lt;/Polygon&gt;&lt;Polygon&gt;&lt;outerBoundaryIs&gt;&lt;LinearRing&gt;&lt;coordinates&gt;-87.72,41.98402 -87.72,41.97882 -87.72,41.97382 -87.725,41.97382 -87.73,41.97382 -87.7302,41.97382 -87.735,41.97382 -87.7352,41.97382 -87.7402,41.97382 -87.7452,41.97382 -87.7452,41.97882 -87.7502,41.97882 -87.7502,41.98902 -87.7452,41.98902 -87.7452,41.99402 -87.7452,41.99902 -87.7402,41.99902 -87.7352,41.99902 -87.735,41.99902 -87.7302,41.99902 -87.73,41.99902 -87.725,41.99902 -87.72,41.99902 -87.72,41.98902 -87.72,41.98882 -87.72,41.98402&lt;/coordinates&gt;&lt;/LinearRing&gt;&lt;/outerBoundaryIs&gt;&lt;/Polygon&gt;&lt;Polygon&gt;&lt;outerBoundaryIs&gt;&lt;LinearRing&gt;&lt;coordinates&gt;-87.6102,41.76382 -87.6102,41.77402 -87.6,41.77402 -87.6,41.76382 -87.6102,41.76382&lt;/coordinates&gt;&lt;/LinearRing&gt;&lt;/outerBoundaryIs&gt;&lt;/Polygon&gt;&lt;/MultiGeometry&gt;&lt;/Placemark&gt;</text:p>
          </table:table-cell>
        </table:table-row>
        <table:table-row table:style-name="ro2">
          <table:table-cell/>
          <table:table-cell office:value-type="float" office:value="909090">
            <text:p>909090</text:p>
          </table:table-cell>
          <table:table-cell table:formula="of:=CONCATENATE([.$A$1]; [.B6]; [.$A$2]; [.B6]; [.$A$3]; [Sheet1.B8]; &quot;&lt;/Placemark&gt;&quot;)" office:value-type="string" office:string-value="  &lt;Placemark&gt;&lt;Style&gt;&lt;LineStyle&gt;&lt;color&gt;ff909090&lt;/color&gt;&lt;width&gt;2&lt;/width&gt;&lt;/LineStyle&gt;&lt;PolyStyle&gt;&lt;color&gt;88909090&lt;/color&gt;&lt;/PolyStyle&gt;&lt;/Style&gt;&lt;MultiGeometry&gt;&lt;Polygon&gt;&lt;outerBoundaryIs&gt;&lt;LinearRing&gt;&lt;coordinates&gt;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52,41.76402 -87.5652,41.76402 -87.5652,41.75902 -87.5702,41.75902 -87.575,41.75902 -87.5752,41.75902 -87.5852,41.75902 -87.5852,41.75402 -87.59,41.75402 -87.5952,41.75402 -87.6002,41.75402 -87.6002,41.74402 -87.6052,41.74402 -87.6052,41.73902 -87.6052,41.73402 -87.6102,41.73402 -87.6102,41.72402 -87.6102,41.72382 -87.6102,41.71402 -87.6152,41.71402 -87.6152,41.70902 -87.62,41.70902 -87.6202,41.70902 -87.625,41.70902 -87.625,41.71402 -87.63,41.71402 -87.63,41.71902 -87.635,41.71902 -87.635,41.72902 -87.64,41.72902 -87.645,41.72902 -87.645,41.73382 -87.645,41.73402 -87.645,41.73902 -87.645,41.74402 -87.65,41.74402 -87.65,41.74902 -87.655,41.74902 -87.655,41.75402 -87.66,41.75402 -87.66,41.75902 -87.66,41.76402 -87.665,41.76402 -87.665,41.76882 -87.655,41.768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&lt;/coordinates&gt;&lt;/LinearRing&gt;&lt;/outerBoundaryIs&gt;&lt;innerBoundaryIs&gt;&lt;LinearRing&gt;&lt;coordinates&gt;-87.6102,41.77402 -87.6102,41.76382 -87.6,41.76382 -87.6,41.77402 -87.6102,41.77402&lt;/coordinates&gt;&lt;/LinearRing&gt;&lt;/innerBoundaryIs&gt;&lt;/Polygon&gt;&lt;Polygon&gt;&lt;outerBoundaryIs&gt;&lt;LinearRing&gt;&lt;coordinates&gt;-87.7102,41.99902 -87.7102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2882 -87.78,41.92882 -87.78,41.93382 -87.775,41.93382 -87.77,41.93382 -87.77,41.93882 -87.7652,41.93882 -87.7652,41.92882 -87.755,41.92882 -87.755,41.93902 -87.76,41.93902 -87.76,41.94902 -87.765,41.94902 -87.77,41.94902 -87.77,41.95402 -87.77,41.95902 -87.775,41.95902 -87.775,41.96402 -87.775,41.96902 -87.78,41.96902 -87.78,41.97402 -87.785,41.97402 -87.785,41.97882 -87.7802,41.97882 -87.775,41.97882 -87.77,41.97882 -87.77,41.98382 -87.7652,41.98382 -87.7652,41.97882 -87.755,41.97882 -87.755,41.98902 -87.76,41.98902 -87.76,41.99382 -87.755,41.99382 -87.755,41.99902 -87.7502,41.99902 -87.75,41.99902 -87.7452,41.99902 -87.7452,41.99402 -87.7452,41.98902 -87.7502,41.98902 -87.7502,41.97882 -87.7452,41.97882 -87.7452,41.97382 -87.7402,41.97382 -87.7352,41.97382 -87.735,41.97382 -87.7302,41.97382 -87.73,41.97382 -87.725,41.97382 -87.72,41.97382 -87.72,41.97882 -87.72,41.98402 -87.72,41.98882 -87.72,41.98902 -87.72,41.99902 -87.7152,41.99902 -87.715,41.99902 -87.7102,41.99902&lt;/coordinates&gt;&lt;/LinearRing&gt;&lt;/outerBoundaryIs&gt;&lt;/Polygon&gt;&lt;Polygon&gt;&lt;outerBoundaryIs&gt;&lt;LinearRing&gt;&lt;coordinates&gt;-87.7,41.99382 -87.7,42.00402 -87.7102,42.00402 -87.7102,42.00882 -87.7052,42.00882 -87.7,42.00882 -87.695,42.00882 -87.695,42.01382 -87.69,42.0138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&lt;/coordinates&gt;&lt;/LinearRing&gt;&lt;/outerBoundaryIs&gt;&lt;/Polygon&gt;&lt;Polygon&gt;&lt;outerBoundaryIs&gt;&lt;LinearRing&gt;&lt;coordinates&gt;-87.8102,41.92382 -87.8052,41.92382 -87.8002,41.92382 -87.8,41.92382 -87.7952,41.92382 -87.7952,41.91882 -87.785,41.91882 -87.785,41.91382 -87.785,41.90882 -87.79,41.90882 -87.795,41.90882 -87.7952,41.90882 -87.8002,41.90882 -87.8052,41.90882 -87.8052,41.91382 -87.8102,41.91382 -87.8102,41.91882 -87.8102,41.92382&lt;/coordinates&gt;&lt;/LinearRing&gt;&lt;/outerBoundaryIs&gt;&lt;/Polygon&gt;&lt;Polygon&gt;&lt;outerBoundaryIs&gt;&lt;LinearRing&gt;&lt;coordinates&gt;-87.7452,41.76382 -87.7402,41.76382 -87.7402,41.75902 -87.7452,41.75902 -87.7452,41.76382&lt;/coordinates&gt;&lt;/LinearRing&gt;&lt;/outerBoundaryIs&gt;&lt;/Polygon&gt;&lt;Polygon&gt;&lt;outerBoundaryIs&gt;&lt;LinearRing&gt;&lt;coordinates&gt;-87.655,41.77902 -87.6652,41.77902 -87.6652,41.76902 -87.6752,41.76902 -87.6752,41.75902 -87.68,41.75902 -87.68,41.76402 -87.6902,41.76402 -87.6902,41.75902 -87.695,41.75902 -87.6952,41.75902 -87.7,41.75902 -87.7002,41.75902 -87.705,41.75902 -87.705,41.76382 -87.705,41.76402 -87.705,41.76902 -87.705,41.77402 -87.7152,41.77402 -87.7152,41.76902 -87.7152,41.76402 -87.7202,41.76402 -87.725,41.76402 -87.7252,41.76402 -87.73,41.76402 -87.735,41.76402 -87.735,41.77402 -87.7452,41.774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&lt;/coordinates&gt;&lt;/LinearRing&gt;&lt;/outerBoundaryIs&gt;&lt;/Polygon&gt;&lt;Polygon&gt;&lt;outerBoundaryIs&gt;&lt;LinearRing&gt;&lt;coordinates&gt;-87.645,41.70902 -87.645,41.71382 -87.645,41.71402 -87.645,41.71882 -87.6402,41.71882 -87.6402,41.71402 -87.6402,41.70902 -87.645,41.7090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">
            <text:p><text:s text:c="2"/>&lt;Placemark&gt;&lt;Style&gt;&lt;LineStyle&gt;&lt;color&gt;ff909090&lt;/color&gt;&lt;width&gt;2&lt;/width&gt;&lt;/LineStyle&gt;&lt;PolyStyle&gt;&lt;color&gt;88909090&lt;/color&gt;&lt;/PolyStyle&gt;&lt;/Style&gt;&lt;MultiGeometry&gt;&lt;Polygon&gt;&lt;outerBoundaryIs&gt;&lt;LinearRing&gt;&lt;coordinates&gt;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52,41.76402 -87.5652,41.76402 -87.5652,41.75902 -87.5702,41.75902 -87.575,41.75902 -87.5752,41.75902 -87.5852,41.75902 -87.5852,41.75402 -87.59,41.75402 -87.5952,41.75402 -87.6002,41.75402 -87.6002,41.74402 -87.6052,41.74402 -87.6052,41.73902 -87.6052,41.73402 -87.6102,41.73402 -87.6102,41.72402 -87.6102,41.72382 -87.6102,41.71402 -87.6152,41.71402 -87.6152,41.70902 -87.62,41.70902 -87.6202,41.70902 -87.625,41.70902 -87.625,41.71402 -87.63,41.71402 -87.63,41.71902 -87.635,41.71902 -87.635,41.72902 -87.64,41.72902 -87.645,41.72902 -87.645,41.73382 -87.645,41.73402 -87.645,41.73902 -87.645,41.74402 -87.65,41.74402 -87.65,41.74902 -87.655,41.74902 -87.655,41.75402 -87.66,41.75402 -87.66,41.75902 -87.66,41.76402 -87.665,41.76402 -87.665,41.76882 -87.655,41.768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&lt;/coordinates&gt;&lt;/LinearRing&gt;&lt;/outerBoundaryIs&gt;&lt;innerBoundaryIs&gt;&lt;LinearRing&gt;&lt;coordinates&gt;-87.6102,41.77402 -87.6102,41.76382 -87.6,41.76382 -87.6,41.77402 -87.6102,41.77402&lt;/coordinates&gt;&lt;/LinearRing&gt;&lt;/innerBoundaryIs&gt;&lt;/Polygon&gt;&lt;Polygon&gt;&lt;outerBoundaryIs&gt;&lt;LinearRing&gt;&lt;coordinates&gt;-87.7102,41.99902 -87.7102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2882 -87.78,41.92882 -87.78,41.93382 -87.775,41.93382 -87.77,41.93382 -87.77,41.93882 -87.7652,41.93882 -87.7652,41.92882 -87.755,41.92882 -87.755,41.93902 -87.76,41.93902 -87.76,41.94902 -87.765,41.94902 -87.77,41.94902 -87.77,41.95402 -87.77,41.95902 -87.775,41.95902 -87.775,41.96402 -87.775,41.96902 -87.78,41.96902 -87.78,41.97402 -87.785,41.97402 -87.785,41.97882 -87.7802,41.97882 -87.775,41.97882 -87.77,41.97882 -87.77,41.98382 -87.7652,41.98382 -87.7652,41.97882 -87.755,41.97882 -87.755,41.98902 -87.76,41.98902 -87.76,41.99382 -87.755,41.99382 -87.755,41.99902 -87.7502,41.99902 -87.75,41.99902 -87.7452,41.99902 -87.7452,41.99402 -87.7452,41.98902 -87.7502,41.98902 -87.7502,41.97882 -87.7452,41.97882 -87.7452,41.97382 -87.7402,41.97382 -87.7352,41.97382 -87.735,41.97382 -87.7302,41.97382 -87.73,41.97382 -87.725,41.97382 -87.72,41.97382 -87.72,41.97882 -87.72,41.98402 -87.72,41.98882 -87.72,41.98902 -87.72,41.99902 -87.7152,41.99902 -87.715,41.99902 -87.7102,41.99902&lt;/coordinates&gt;&lt;/LinearRing&gt;&lt;/outerBoundaryIs&gt;&lt;/Polygon&gt;&lt;Polygon&gt;&lt;outerBoundaryIs&gt;&lt;LinearRing&gt;&lt;coordinates&gt;-87.7,41.99382 -87.7,42.00402 -87.7102,42.00402 -87.7102,42.00882 -87.7052,42.00882 -87.7,42.00882 -87.695,42.00882 -87.695,42.01382 -87.69,42.0138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&lt;/coordinates&gt;&lt;/LinearRing&gt;&lt;/outerBoundaryIs&gt;&lt;/Polygon&gt;&lt;Polygon&gt;&lt;outerBoundaryIs&gt;&lt;LinearRing&gt;&lt;coordinates&gt;-87.8102,41.92382 -87.8052,41.92382 -87.8002,41.92382 -87.8,41.92382 -87.7952,41.92382 -87.7952,41.91882 -87.785,41.91882 -87.785,41.91382 -87.785,41.90882 -87.79,41.90882 -87.795,41.90882 -87.7952,41.90882 -87.8002,41.90882 -87.8052,41.90882 -87.8052,41.91382 -87.8102,41.91382 -87.8102,41.91882 -87.8102,41.92382&lt;/coordinates&gt;&lt;/LinearRing&gt;&lt;/outerBoundaryIs&gt;&lt;/Polygon&gt;&lt;Polygon&gt;&lt;outerBoundaryIs&gt;&lt;LinearRing&gt;&lt;coordinates&gt;-87.7452,41.76382 -87.7402,41.76382 -87.7402,41.75902 -87.7452,41.75902 -87.7452,41.76382&lt;/coordinates&gt;&lt;/LinearRing&gt;&lt;/outerBoundaryIs&gt;&lt;/Polygon&gt;&lt;Polygon&gt;&lt;outerBoundaryIs&gt;&lt;LinearRing&gt;&lt;coordinates&gt;-87.655,41.77902 -87.6652,41.77902 -87.6652,41.76902 -87.6752,41.76902 -87.6752,41.75902 -87.68,41.75902 -87.68,41.76402 -87.6902,41.76402 -87.6902,41.75902 -87.695,41.75902 -87.6952,41.75902 -87.7,41.75902 -87.7002,41.75902 -87.705,41.75902 -87.705,41.76382 -87.705,41.76402 -87.705,41.76902 -87.705,41.77402 -87.7152,41.77402 -87.7152,41.76902 -87.7152,41.76402 -87.7202,41.76402 -87.725,41.76402 -87.7252,41.76402 -87.73,41.76402 -87.735,41.76402 -87.735,41.77402 -87.7452,41.774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&lt;/coordinates&gt;&lt;/LinearRing&gt;&lt;/outerBoundaryIs&gt;&lt;/Polygon&gt;&lt;Polygon&gt;&lt;outerBoundaryIs&gt;&lt;LinearRing&gt;&lt;coordinates&gt;-87.645,41.70902 -87.645,41.71382 -87.645,41.71402 -87.645,41.71882 -87.6402,41.71882 -87.6402,41.71402 -87.6402,41.70902 -87.645,41.7090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</text:p>
          </table:table-cell>
        </table:table-row>
        <table:table-row table:style-name="ro2">
          <table:table-cell/>
          <table:table-cell office:value-type="string">
            <text:p>a8a8a8</text:p>
          </table:table-cell>
          <table:table-cell table:formula="of:=CONCATENATE([.$A$1]; [.B7]; [.$A$2]; [.B7]; [.$A$3]; [Sheet1.B9]; &quot;&lt;/Placemark&gt;&quot;)" office:value-type="string" office:string-value="  &lt;Placemark&gt;&lt;Style&gt;&lt;LineStyle&gt;&lt;color&gt;ffa8a8a8&lt;/color&gt;&lt;width&gt;2&lt;/width&gt;&lt;/LineStyle&gt;&lt;PolyStyle&gt;&lt;color&gt;88a8a8a8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">
            <text:p><text:s text:c="2"/>&lt;Placemark&gt;&lt;Style&gt;&lt;LineStyle&gt;&lt;color&gt;ffa8a8a8&lt;/color&gt;&lt;width&gt;2&lt;/width&gt;&lt;/LineStyle&gt;&lt;PolyStyle&gt;&lt;color&gt;88a8a8a8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cccccc</text:p>
          </table:table-cell>
          <table:table-cell table:formula="of:=CONCATENATE([.$A$1]; [.B8]; [.$A$2]; [.B8]; [.$A$3]; [Sheet1.B10]; &quot;&lt;/Placemark&gt;&quot;)" office:value-type="string" office:string-value="  &lt;Placemark&gt;&lt;Style&gt;&lt;LineStyle&gt;&lt;color&gt;ffcccccc&lt;/color&gt;&lt;width&gt;2&lt;/width&gt;&lt;/LineStyle&gt;&lt;PolyStyle&gt;&lt;color&gt;88cccccc&lt;/color&gt;&lt;/PolyStyle&gt;&lt;/Style&gt;&lt;MultiGeometry&gt;&lt;Polygon&gt;&lt;outerBoundaryIs&gt;&lt;LinearRing&gt;&lt;coordinates&gt;-87.6,41.82902 -87.6052,41.82902 -87.6052,41.81882 -87.595,41.81882 -87.595,41.81902 -87.59,41.81902 -87.59,41.81402 -87.585,41.81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&lt;/coordinates&gt;&lt;/LinearRing&gt;&lt;/outerBoundaryIs&gt;&lt;/Polygon&gt;&lt;Polygon&gt;&lt;outerBoundaryIs&gt;&lt;LinearRing&gt;&lt;coordinates&gt;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&lt;/coordinates&gt;&lt;/LinearRing&gt;&lt;/outerBoundaryIs&gt;&lt;/Polygon&gt;&lt;Polygon&gt;&lt;outerBoundaryIs&gt;&lt;LinearRing&gt;&lt;coordinates&gt;-87.7802,41.90382 -87.7752,41.90382 -87.7752,41.89882 -87.7752,41.89382 -87.7802,41.89382 -87.7802,41.8988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8,41.80902 -87.58,41.80402 -87.58,41.79902&lt;/coordinates&gt;&lt;/LinearRing&gt;&lt;/outerBoundaryIs&gt;&lt;/Polygon&gt;&lt;/MultiGeometry&gt;&lt;/Placemark&gt;">
            <text:p><text:s text:c="2"/>&lt;Placemark&gt;&lt;Style&gt;&lt;LineStyle&gt;&lt;color&gt;ffcccccc&lt;/color&gt;&lt;width&gt;2&lt;/width&gt;&lt;/LineStyle&gt;&lt;PolyStyle&gt;&lt;color&gt;88cccccc&lt;/color&gt;&lt;/PolyStyle&gt;&lt;/Style&gt;&lt;MultiGeometry&gt;&lt;Polygon&gt;&lt;outerBoundaryIs&gt;&lt;LinearRing&gt;&lt;coordinates&gt;-87.6,41.82902 -87.6052,41.82902 -87.6052,41.81882 -87.595,41.81882 -87.595,41.81902 -87.59,41.81902 -87.59,41.81402 -87.585,41.81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&lt;/coordinates&gt;&lt;/LinearRing&gt;&lt;/outerBoundaryIs&gt;&lt;/Polygon&gt;&lt;Polygon&gt;&lt;outerBoundaryIs&gt;&lt;LinearRing&gt;&lt;coordinates&gt;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&lt;/coordinates&gt;&lt;/LinearRing&gt;&lt;/outerBoundaryIs&gt;&lt;/Polygon&gt;&lt;Polygon&gt;&lt;outerBoundaryIs&gt;&lt;LinearRing&gt;&lt;coordinates&gt;-87.7802,41.90382 -87.7752,41.90382 -87.7752,41.89882 -87.7752,41.89382 -87.7802,41.89382 -87.7802,41.8988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8,41.80902 -87.58,41.80402 -87.58,41.7990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dddddd</text:p>
          </table:table-cell>
          <table:table-cell table:formula="of:=CONCATENATE([.$A$1]; [.B9]; [.$A$2]; [.B9]; [.$A$3]; [Sheet1.B11]; &quot;&lt;/Placemark&gt;&quot;)" office:value-type="string" office:string-value="  &lt;Placemark&gt;&lt;Style&gt;&lt;LineStyle&gt;&lt;color&gt;ffdddddd&lt;/color&gt;&lt;width&gt;2&lt;/width&gt;&lt;/LineStyle&gt;&lt;PolyStyle&gt;&lt;color&gt;88dddddd&lt;/color&gt;&lt;/PolyStyle&gt;&lt;/Style&gt;&lt;MultiGeometry&gt;&lt;Polygon&gt;&lt;outerBoundaryIs&gt;&lt;LinearRing&gt;&lt;coordinates&gt;-87.655,41.89902 -87.6602,41.89902 -87.6602,41.89882 -87.6652,41.89882 -87.6652,41.90902 -87.6602,41.90902 -87.6602,41.91402 -87.65,41.91402 -87.65,41.90382 -87.655,41.90382 -87.655,41.89902&lt;/coordinates&gt;&lt;/LinearRing&gt;&lt;/outerBoundaryIs&gt;&lt;/Polygon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882 -87.65,41.98402 -87.645,41.98402 -87.645,41.97382 -87.65,41.97382 -87.65,41.96882 -87.66,41.96882 -87.6602,41.96882 -87.665,41.96882 -87.665,41.96382 -87.67,41.96382 -87.675,41.96382 -87.675,41.95882 -87.68,41.95882 -87.68,41.95382 -87.685,41.95382 -87.685,41.94902 -87.685,41.94882 -87.685,41.93882 -87.69,41.93882 -87.69,41.93402 -87.69,41.92902 -87.685,41.92902 -87.685,41.92402 -87.68,41.92402 -87.68,41.91902 -87.675,41.91902 -87.67,41.91902 -87.67,41.90882 -87.675,41.90882 -87.675,41.90382 -87.68,41.90382 -87.685,41.90382 -87.6852,41.90382 -87.69,41.90382 -87.69,41.89882 -87.695,41.89882 -87.7,41.89882 -87.7002,41.89882 -87.705,41.89882 -87.7052,41.89882 -87.71,41.89882 -87.71,41.89382 -87.71,41.88882 -87.715,41.88882 -87.72,41.88882 -87.72,41.88382 -87.725,41.88382 -87.73,41.88382 -87.7302,41.88382 -87.735,41.88382 -87.7352,41.88382 -87.74,41.88382 -87.7402,41.88382 -87.745,41.88382 -87.745,41.87882 -87.75,41.87882 -87.75,41.86882 -87.7602,41.86882 -87.7602,41.87382 -87.765,41.87382 -87.765,41.86882 -87.7752,41.86882 -87.7752,41.87382 -87.7752,41.87882 -87.7752,41.87902 -87.7752,41.88382&lt;/coordinates&gt;&lt;/LinearRing&gt;&lt;/out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Polygon&gt;&lt;outerBoundaryIs&gt;&lt;LinearRing&gt;&lt;coordinates&gt;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902 -87.7402,41.84402 -87.7352,41.84402 -87.73,41.84402 -87.725,41.84402 -87.725,41.83902 -87.72,41.83902 -87.715,41.83902 -87.715,41.83402 -87.71,41.83402 -87.71,41.82902 -87.71,41.82402 -87.7052,41.82402 -87.7052,41.82902 -87.695,41.82902 -87.695,41.82402 -87.6852,41.82402 -87.685,41.82402 -87.6802,41.82402 -87.6802,41.82902 -87.6802,41.83382 -87.6852,41.83382 -87.6852,41.84402 -87.6752,41.84402 -87.675,41.84402 -87.6652,41.84402 -87.665,41.84402 -87.6602,41.84402 -87.6602,41.84902 -87.6552,41.84902 -87.6552,41.85402 -87.6502,41.85402 -87.6502,41.85902 -87.6402,41.85902 -87.64,41.85902 -87.6302,41.85902 -87.63,41.85902 -87.6252,41.85902 -87.6252,41.86402 -87.6152,41.86402 -87.6152,41.86902 -87.6102,41.869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&lt;/coordinates&gt;&lt;/LinearRing&gt;&lt;/outerBoundaryIs&gt;&lt;/Polygon&gt;&lt;Polygon&gt;&lt;outerBoundaryIs&gt;&lt;LinearRing&gt;&lt;coordinates&gt;-87.7002,41.89402 -87.695,41.89402 -87.69,41.89402 -87.69,41.88382 -87.695,41.88382 -87.7002,41.88382 -87.7052,41.88382 -87.7052,41.89402 -87.7002,41.89402&lt;/coordinates&gt;&lt;/LinearRing&gt;&lt;/outerBoundaryIs&gt;&lt;/Polygon&gt;&lt;Polygon&gt;&lt;outerBoundaryIs&gt;&lt;LinearRing&gt;&lt;coordinates&gt;-87.6402,41.93882 -87.6402,41.94902 -87.63,41.94902 -87.63,41.93882 -87.6402,41.93882&lt;/coordinates&gt;&lt;/LinearRing&gt;&lt;/outerBoundaryIs&gt;&lt;/Polygon&gt;&lt;Polygon&gt;&lt;outerBoundaryIs&gt;&lt;LinearRing&gt;&lt;coordinates&gt;-87.6402,41.95882 -87.6402,41.96902 -87.63,41.96902 -87.63,41.95882 -87.6402,41.95882&lt;/coordinates&gt;&lt;/LinearRing&gt;&lt;/outerBoundaryIs&gt;&lt;/Polygon&gt;&lt;/MultiGeometry&gt;&lt;/Placemark&gt;">
            <text:p><text:s text:c="2"/>&lt;Placemark&gt;&lt;Style&gt;&lt;LineStyle&gt;&lt;color&gt;ffdddddd&lt;/color&gt;&lt;width&gt;2&lt;/width&gt;&lt;/LineStyle&gt;&lt;PolyStyle&gt;&lt;color&gt;88dddddd&lt;/color&gt;&lt;/PolyStyle&gt;&lt;/Style&gt;&lt;MultiGeometry&gt;&lt;Polygon&gt;&lt;outerBoundaryIs&gt;&lt;LinearRing&gt;&lt;coordinates&gt;-87.655,41.89902 -87.6602,41.89902 -87.6602,41.89882 -87.6652,41.89882 -87.6652,41.90902 -87.6602,41.90902 -87.6602,41.91402 -87.65,41.91402 -87.65,41.90382 -87.655,41.90382 -87.655,41.89902&lt;/coordinates&gt;&lt;/LinearRing&gt;&lt;/outerBoundaryIs&gt;&lt;/Polygon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882 -87.65,41.98402 -87.645,41.98402 -87.645,41.97382 -87.65,41.97382 -87.65,41.96882 -87.66,41.96882 -87.6602,41.96882 -87.665,41.96882 -87.665,41.96382 -87.67,41.96382 -87.675,41.96382 -87.675,41.95882 -87.68,41.95882 -87.68,41.95382 -87.685,41.95382 -87.685,41.94902 -87.685,41.94882 -87.685,41.93882 -87.69,41.93882 -87.69,41.93402 -87.69,41.92902 -87.685,41.92902 -87.685,41.92402 -87.68,41.92402 -87.68,41.91902 -87.675,41.91902 -87.67,41.91902 -87.67,41.90882 -87.675,41.90882 -87.675,41.90382 -87.68,41.90382 -87.685,41.90382 -87.6852,41.90382 -87.69,41.90382 -87.69,41.89882 -87.695,41.89882 -87.7,41.89882 -87.7002,41.89882 -87.705,41.89882 -87.7052,41.89882 -87.71,41.89882 -87.71,41.89382 -87.71,41.88882 -87.715,41.88882 -87.72,41.88882 -87.72,41.88382 -87.725,41.88382 -87.73,41.88382 -87.7302,41.88382 -87.735,41.88382 -87.7352,41.88382 -87.74,41.88382 -87.7402,41.88382 -87.745,41.88382 -87.745,41.87882 -87.75,41.87882 -87.75,41.86882 -87.7602,41.86882 -87.7602,41.87382 -87.765,41.87382 -87.765,41.86882 -87.7752,41.86882 -87.7752,41.87382 -87.7752,41.87882 -87.7752,41.87902 -87.7752,41.88382&lt;/coordinates&gt;&lt;/LinearRing&gt;&lt;/out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Polygon&gt;&lt;outerBoundaryIs&gt;&lt;LinearRing&gt;&lt;coordinates&gt;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902 -87.7402,41.84402 -87.7352,41.84402 -87.73,41.84402 -87.725,41.84402 -87.725,41.83902 -87.72,41.83902 -87.715,41.83902 -87.715,41.83402 -87.71,41.83402 -87.71,41.82902 -87.71,41.82402 -87.7052,41.82402 -87.7052,41.82902 -87.695,41.82902 -87.695,41.82402 -87.6852,41.82402 -87.685,41.82402 -87.6802,41.82402 -87.6802,41.82902 -87.6802,41.83382 -87.6852,41.83382 -87.6852,41.84402 -87.6752,41.84402 -87.675,41.84402 -87.6652,41.84402 -87.665,41.84402 -87.6602,41.84402 -87.6602,41.84902 -87.6552,41.84902 -87.6552,41.85402 -87.6502,41.85402 -87.6502,41.85902 -87.6402,41.85902 -87.64,41.85902 -87.6302,41.85902 -87.63,41.85902 -87.6252,41.85902 -87.6252,41.86402 -87.6152,41.86402 -87.6152,41.86902 -87.6102,41.869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&lt;/coordinates&gt;&lt;/LinearRing&gt;&lt;/outerBoundaryIs&gt;&lt;/Polygon&gt;&lt;Polygon&gt;&lt;outerBoundaryIs&gt;&lt;LinearRing&gt;&lt;coordinates&gt;-87.7002,41.89402 -87.695,41.89402 -87.69,41.89402 -87.69,41.88382 -87.695,41.88382 -87.7002,41.88382 -87.7052,41.88382 -87.7052,41.89402 -87.7002,41.89402&lt;/coordinates&gt;&lt;/LinearRing&gt;&lt;/outerBoundaryIs&gt;&lt;/Polygon&gt;&lt;Polygon&gt;&lt;outerBoundaryIs&gt;&lt;LinearRing&gt;&lt;coordinates&gt;-87.6402,41.93882 -87.6402,41.94902 -87.63,41.94902 -87.63,41.93882 -87.6402,41.93882&lt;/coordinates&gt;&lt;/LinearRing&gt;&lt;/outerBoundaryIs&gt;&lt;/Polygon&gt;&lt;Polygon&gt;&lt;outerBoundaryIs&gt;&lt;LinearRing&gt;&lt;coordinates&gt;-87.6402,41.95882 -87.6402,41.96902 -87.63,41.96902 -87.63,41.95882 -87.6402,41.9588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eeeeee</text:p>
          </table:table-cell>
          <table:table-cell table:formula="of:=CONCATENATE([.$A$1]; [.B10]; [.$A$2]; [.B10]; [.$A$3]; [Sheet1.B12]; &quot;&lt;/Placemark&gt;&quot;)" office:value-type="string" office:string-value="  &lt;Placemark&gt;&lt;Style&gt;&lt;LineStyle&gt;&lt;color&gt;ffeeeeee&lt;/color&gt;&lt;width&gt;2&lt;/width&gt;&lt;/LineStyle&gt;&lt;PolyStyle&gt;&lt;color&gt;88eeeeee&lt;/color&gt;&lt;/PolyStyle&gt;&lt;/Style&gt;&lt;MultiGeometry&gt;&lt;Polygon&gt;&lt;outerBoundaryIs&gt;&lt;LinearRing&gt;&lt;coordinates&gt;-87.6552,41.88882 -87.65,41.88882 -87.65,41.89902 -87.655,41.89902 -87.655,41.90382 -87.65,41.90382 -87.65,41.91402 -87.6602,41.91402 -87.6602,41.90902 -87.6652,41.90902 -87.6652,41.89882 -87.6602,41.89882 -87.6602,41.88882 -87.6652,41.88882 -87.6652,41.89382 -87.67,41.89382 -87.6702,41.89382 -87.675,41.89382 -87.675,41.88882 -87.68,41.88882 -87.685,41.88882 -87.6852,41.88882 -87.69,41.88882 -87.69,41.89402 -87.695,41.89402 -87.7002,41.89402 -87.7052,41.89402 -87.705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3382 -87.6802,41.83382 -87.6802,41.82902 -87.6802,41.82402 -87.685,41.82402 -87.6852,41.82402 -87.695,41.82402 -87.695,41.82902 -87.7052,41.82902 -87.7052,41.82402 -87.71,41.82402 -87.71,41.82902 -87.71,41.83402 -87.715,41.83402 -87.715,41.83902 -87.72,41.83902 -87.725,41.83902 -87.725,41.84402 -87.73,41.84402 -87.7352,41.8440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65,41.86882 -87.765,41.87382 -87.7602,41.87382 -87.7602,41.86882 -87.75,41.86882 -87.75,41.87882 -87.745,41.87882 -87.745,41.88382 -87.7402,41.88382 -87.74,41.88382 -87.7352,41.88382 -87.735,41.88382 -87.7302,41.88382 -87.73,41.88382 -87.725,41.88382 -87.72,41.88382 -87.72,41.88882 -87.715,41.88882 -87.71,41.88882 -87.71,41.89382 -87.71,41.89882 -87.7052,41.89882 -87.705,41.89882 -87.7002,41.89882 -87.7,41.89882 -87.695,41.89882 -87.69,41.89882 -87.69,41.90382 -87.6852,41.90382 -87.685,41.90382 -87.68,41.90382 -87.675,41.90382 -87.675,41.90882 -87.67,41.90882 -87.67,41.91902 -87.675,41.91902 -87.68,41.91902 -87.68,41.92402 -87.685,41.92402 -87.685,41.92902 -87.69,41.92902 -87.69,41.93402 -87.69,41.93882 -87.685,41.93882 -87.685,41.94882 -87.685,41.94902 -87.685,41.95382 -87.68,41.95382 -87.68,41.95882 -87.675,41.95882 -87.675,41.96382 -87.67,41.96382 -87.665,41.96382 -87.665,41.96882 -87.6602,41.96882 -87.66,41.96882 -87.65,41.96882 -87.65,41.97382 -87.645,41.97382 -87.645,41.97402 -87.64,41.97402 -87.64,41.96902 -87.6402,41.96902 -87.6402,41.95882 -87.64,41.95882 -87.64,41.95402 -87.635,41.95402 -87.635,41.94902 -87.6402,41.9490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6402 -87.6252,41.86402 -87.6252,41.85902 -87.63,41.85902 -87.6302,41.85902 -87.64,41.85902 -87.6402,41.85902 -87.6502,41.85902 -87.6502,41.85402 -87.6552,41.85402 -87.6552,41.84902 -87.6602,41.84902 -87.6602,41.84402 -87.665,41.84402 -87.6652,41.84402 -87.675,41.84402 -87.67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outerBoundaryIs&gt;&lt;/Polygon&gt;&lt;Polygon&gt;&lt;outerBoundaryIs&gt;&lt;LinearRing&gt;&lt;coordinates&gt;-87.605,41.86902 -87.6102,41.86902 -87.6152,41.86902 -87.6152,41.87402 -87.605,41.87402 -87.605,41.86902&lt;/coordinates&gt;&lt;/LinearRing&gt;&lt;/outerBoundaryIs&gt;&lt;/Polygon&gt;&lt;/MultiGeometry&gt;&lt;/Placemark&gt;">
            <text:p><text:s text:c="2"/>&lt;Placemark&gt;&lt;Style&gt;&lt;LineStyle&gt;&lt;color&gt;ffeeeeee&lt;/color&gt;&lt;width&gt;2&lt;/width&gt;&lt;/LineStyle&gt;&lt;PolyStyle&gt;&lt;color&gt;88eeeeee&lt;/color&gt;&lt;/PolyStyle&gt;&lt;/Style&gt;&lt;MultiGeometry&gt;&lt;Polygon&gt;&lt;outerBoundaryIs&gt;&lt;LinearRing&gt;&lt;coordinates&gt;-87.6552,41.88882 -87.65,41.88882 -87.65,41.89902 -87.655,41.89902 -87.655,41.90382 -87.65,41.90382 -87.65,41.91402 -87.6602,41.91402 -87.6602,41.90902 -87.6652,41.90902 -87.6652,41.89882 -87.6602,41.89882 -87.6602,41.88882 -87.6652,41.88882 -87.6652,41.89382 -87.67,41.89382 -87.6702,41.89382 -87.675,41.89382 -87.675,41.88882 -87.68,41.88882 -87.685,41.88882 -87.6852,41.88882 -87.69,41.88882 -87.69,41.89402 -87.695,41.89402 -87.7002,41.89402 -87.7052,41.89402 -87.705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3382 -87.6802,41.83382 -87.6802,41.82902 -87.6802,41.82402 -87.685,41.82402 -87.6852,41.82402 -87.695,41.82402 -87.695,41.82902 -87.7052,41.82902 -87.7052,41.82402 -87.71,41.82402 -87.71,41.82902 -87.71,41.83402 -87.715,41.83402 -87.715,41.83902 -87.72,41.83902 -87.725,41.83902 -87.725,41.84402 -87.73,41.84402 -87.7352,41.8440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65,41.86882 -87.765,41.87382 -87.7602,41.87382 -87.7602,41.86882 -87.75,41.86882 -87.75,41.87882 -87.745,41.87882 -87.745,41.88382 -87.7402,41.88382 -87.74,41.88382 -87.7352,41.88382 -87.735,41.88382 -87.7302,41.88382 -87.73,41.88382 -87.725,41.88382 -87.72,41.88382 -87.72,41.88882 -87.715,41.88882 -87.71,41.88882 -87.71,41.89382 -87.71,41.89882 -87.7052,41.89882 -87.705,41.89882 -87.7002,41.89882 -87.7,41.89882 -87.695,41.89882 -87.69,41.89882 -87.69,41.90382 -87.6852,41.90382 -87.685,41.90382 -87.68,41.90382 -87.675,41.90382 -87.675,41.90882 -87.67,41.90882 -87.67,41.91902 -87.675,41.91902 -87.68,41.91902 -87.68,41.92402 -87.685,41.92402 -87.685,41.92902 -87.69,41.92902 -87.69,41.93402 -87.69,41.93882 -87.685,41.93882 -87.685,41.94882 -87.685,41.94902 -87.685,41.95382 -87.68,41.95382 -87.68,41.95882 -87.675,41.95882 -87.675,41.96382 -87.67,41.96382 -87.665,41.96382 -87.665,41.96882 -87.6602,41.96882 -87.66,41.96882 -87.65,41.96882 -87.65,41.97382 -87.645,41.97382 -87.645,41.97402 -87.64,41.97402 -87.64,41.96902 -87.6402,41.96902 -87.6402,41.95882 -87.64,41.95882 -87.64,41.95402 -87.635,41.95402 -87.635,41.94902 -87.6402,41.9490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6402 -87.6252,41.86402 -87.6252,41.85902 -87.63,41.85902 -87.6302,41.85902 -87.64,41.85902 -87.6402,41.85902 -87.6502,41.85902 -87.6502,41.85402 -87.6552,41.85402 -87.6552,41.84902 -87.6602,41.84902 -87.6602,41.84402 -87.665,41.84402 -87.6652,41.84402 -87.675,41.84402 -87.67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outerBoundaryIs&gt;&lt;/Polygon&gt;&lt;Polygon&gt;&lt;outerBoundaryIs&gt;&lt;LinearRing&gt;&lt;coordinates&gt;-87.605,41.86902 -87.6102,41.86902 -87.6152,41.86902 -87.6152,41.87402 -87.605,41.87402 -87.605,41.86902&lt;/coordinates&gt;&lt;/LinearRing&gt;&lt;/outerBoundaryIs&gt;&lt;/Polygon&gt;&lt;/MultiGeometry&gt;&lt;/Placemark&gt;</text:p>
          </table:table-cell>
        </table:table-row>
        <table:table-row table:style-name="ro1">
          <table:table-cell office:value-type="string">
            <text:p>---- last one</text:p>
          </table:table-cell>
          <table:table-cell office:value-type="string">
            <text:p>ffffff</text:p>
          </table:table-cell>
          <table:table-cell table:formula="of:=CONCATENATE([.$A$1]; [.B11]; [.$A$2]; [.B11]; [.$A$3]; [Sheet1.B13]; &quot;&lt;/Placemark&gt;&quot;)" office:value-type="string" office:string-value="  &lt;Placemark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6452,41.93882 -87.6402,41.93882 -87.635,41.93882 -87.63,41.93882 -87.63,41.93402 -87.63,41.93382 -87.63,41.92902 -87.625,41.92902 -87.625,41.92402 -87.625,41.91902 -87.62,41.91902 -87.62,41.91402 -87.62,41.90882 -87.62,41.90382 -87.625,41.90382 -87.625,41.89882 -87.625,41.89402 -87.625,41.89382 -87.625,41.88902 -87.6202,41.88902 -87.62,41.88902 -87.6152,41.88902 -87.6152,41.89902 -87.6102,41.89902 -87.605,41.89902 -87.6,41.89902 -87.6,41.88882 -87.605,41.88882 -87.61,41.88882 -87.61,41.88402 -87.605,41.88402 -87.605,41.87402 -87.6152,41.87402 -87.6152,41.86902 -87.62,41.86902 -87.62,41.87402 -87.625,41.87402 -87.625,41.87902 -87.635,41.87902 -87.635,41.88402 -87.64,41.88402 -87.64,41.88882 -87.64,41.89382 -87.64,41.89402 -87.64,41.89882 -87.635,41.89882 -87.635,41.90382 -87.63,41.90382 -87.63,41.90882 -87.63,41.91382 -87.63,41.91402 -87.63,41.91902 -87.63,41.92402 -87.6402,41.92402 -87.6402,41.91902 -87.645,41.91902 -87.6452,41.91902 -87.65,41.91902 -87.6502,41.91902 -87.655,41.91902 -87.6552,41.91902 -87.66,41.91902 -87.66,41.92402 -87.665,41.92402 -87.665,41.92902 -87.67,41.92902 -87.67,41.93402 -87.675,41.93402 -87.675,41.93882 -87.67,41.93882 -87.67,41.94382 -87.665,41.94382 -87.665,41.94882 -87.66,41.94882 -87.655,41.94882 -87.655,41.95382 -87.6502,41.95382 -87.6452,41.95382 -87.6452,41.94902 -87.6452,41.94382 -87.6452,41.93882&lt;/coordinates&gt;&lt;/LinearRing&gt;&lt;/outerBoundaryIs&gt;&lt;innerBoundaryIs&gt;&lt;LinearRing&gt;&lt;coordinates&gt;-87.6452,41.93882 -87.6502,41.93882 -87.655,41.93882 -87.6552,41.93882 -87.66,41.93882 -87.66,41.93402 -87.655,41.93402 -87.655,41.92902 -87.6502,41.92902 -87.65,41.92902 -87.6452,41.92902 -87.6452,41.93382 -87.6452,41.93402 -87.6452,41.93882&lt;/coordinates&gt;&lt;/LinearRing&gt;&lt;/innerBoundaryIs&gt;&lt;/Polygon&gt;&lt;Polygon&gt;&lt;outerBoundaryIs&gt;&lt;LinearRing&gt;&lt;coordinates&gt;-87.725,41.86402 -87.725,41.86902 -87.725,41.87382 -87.72,41.87382 -87.715,41.87382 -87.715,41.87882 -87.71,41.87882 -87.705,41.87882 -87.705,41.88382 -87.7002,41.88382 -87.7,41.88382 -87.695,41.88382 -87.69,41.88382 -87.69,41.88882 -87.6852,41.88882 -87.685,41.88882 -87.68,41.88882 -87.675,41.88882 -87.675,41.89382 -87.6702,41.89382 -87.67,41.89382 -87.6652,41.89382 -87.6652,41.88882 -87.6602,41.88882 -87.6552,41.88882 -87.6552,41.88382 -87.6502,41.88382 -87.6502,41.87902 -87.6502,41.87402 -87.6502,41.87382 -87.6502,41.86902 -87.6552,41.86902 -87.6552,41.86402 -87.6602,41.86402 -87.6652,41.86402 -87.6652,41.85902 -87.6652,41.85402 -87.6702,41.85402 -87.6752,41.85402 -87.6752,41.84902 -87.6802,41.84902 -87.6802,41.84402 -87.6852,41.84402 -87.6852,41.83902 -87.6902,41.83902 -87.695,41.83902 -87.6952,41.83902 -87.7,41.83902 -87.7,41.84402 -87.705,41.84402 -87.705,41.84902 -87.715,41.84902 -87.715,41.85402 -87.725,41.85402 -87.725,41.85882 -87.725,41.85902 -87.725,41.86382 -87.725,41.86402&lt;/coordinates&gt;&lt;/LinearRing&gt;&lt;/outerBoundaryIs&gt;&lt;innerBoundaryIs&gt;&lt;LinearRing&gt;&lt;coordinates&gt;-87.705,41.85882 -87.705,41.85402 -87.7,41.85402 -87.6952,41.85402 -87.695,41.85402 -87.6902,41.85402 -87.6902,41.85902 -87.6852,41.85902 -87.6852,41.86402 -87.6852,41.86902 -87.6752,41.86902 -87.675,41.86902 -87.6702,41.86902 -87.6652,41.86902 -87.6652,41.87382 -87.6652,41.87402 -87.6652,41.87882 -87.67,41.87882 -87.6702,41.87882 -87.675,41.87882 -87.6752,41.87882 -87.68,41.87882 -87.6802,41.87882 -87.685,41.87882 -87.685,41.87382 -87.69,41.87382 -87.695,41.87382 -87.695,41.86882 -87.7,41.86882 -87.7,41.86382 -87.7,41.85882 -87.705,41.85882&lt;/coordinates&gt;&lt;/LinearRing&gt;&lt;/innerBoundaryIs&gt;&lt;/Polygon&gt;&lt;/MultiGeometry&gt;&lt;/Placemark&gt;">
            <text:p><text:s text:c="2"/>&lt;Placemark&gt;&lt;Style&gt;&lt;LineStyle&gt;&lt;color&gt;ffffffff&lt;/color&gt;&lt;width&gt;2&lt;/width&gt;&lt;/LineStyle&gt;&lt;PolyStyle&gt;&lt;color&gt;88ffffff&lt;/color&gt;&lt;/PolyStyle&gt;&lt;/Style&gt;&lt;MultiGeometry&gt;&lt;Polygon&gt;&lt;outerBoundaryIs&gt;&lt;LinearRing&gt;&lt;coordinates&gt;-87.6452,41.93882 -87.6402,41.93882 -87.635,41.93882 -87.63,41.93882 -87.63,41.93402 -87.63,41.93382 -87.63,41.92902 -87.625,41.92902 -87.625,41.92402 -87.625,41.91902 -87.62,41.91902 -87.62,41.91402 -87.62,41.90882 -87.62,41.90382 -87.625,41.90382 -87.625,41.89882 -87.625,41.89402 -87.625,41.89382 -87.625,41.88902 -87.6202,41.88902 -87.62,41.88902 -87.6152,41.88902 -87.6152,41.89902 -87.6102,41.89902 -87.605,41.89902 -87.6,41.89902 -87.6,41.88882 -87.605,41.88882 -87.61,41.88882 -87.61,41.88402 -87.605,41.88402 -87.605,41.87402 -87.6152,41.87402 -87.6152,41.86902 -87.62,41.86902 -87.62,41.87402 -87.625,41.87402 -87.625,41.87902 -87.635,41.87902 -87.635,41.88402 -87.64,41.88402 -87.64,41.88882 -87.64,41.89382 -87.64,41.89402 -87.64,41.89882 -87.635,41.89882 -87.635,41.90382 -87.63,41.90382 -87.63,41.90882 -87.63,41.91382 -87.63,41.91402 -87.63,41.91902 -87.63,41.92402 -87.6402,41.92402 -87.6402,41.91902 -87.645,41.91902 -87.6452,41.91902 -87.65,41.91902 -87.6502,41.91902 -87.655,41.91902 -87.6552,41.91902 -87.66,41.91902 -87.66,41.92402 -87.665,41.92402 -87.665,41.92902 -87.67,41.92902 -87.67,41.93402 -87.675,41.93402 -87.675,41.93882 -87.67,41.93882 -87.67,41.94382 -87.665,41.94382 -87.665,41.94882 -87.66,41.94882 -87.655,41.94882 -87.655,41.95382 -87.6502,41.95382 -87.6452,41.95382 -87.6452,41.94902 -87.6452,41.94382 -87.6452,41.93882&lt;/coordinates&gt;&lt;/LinearRing&gt;&lt;/outerBoundaryIs&gt;&lt;innerBoundaryIs&gt;&lt;LinearRing&gt;&lt;coordinates&gt;-87.6452,41.93882 -87.6502,41.93882 -87.655,41.93882 -87.6552,41.93882 -87.66,41.93882 -87.66,41.93402 -87.655,41.93402 -87.655,41.92902 -87.6502,41.92902 -87.65,41.92902 -87.6452,41.92902 -87.6452,41.93382 -87.6452,41.93402 -87.6452,41.93882&lt;/coordinates&gt;&lt;/LinearRing&gt;&lt;/innerBoundaryIs&gt;&lt;/Polygon&gt;&lt;Polygon&gt;&lt;outerBoundaryIs&gt;&lt;LinearRing&gt;&lt;coordinates&gt;-87.725,41.86402 -87.725,41.86902 -87.725,41.87382 -87.72,41.87382 -87.715,41.87382 -87.715,41.87882 -87.71,41.87882 -87.705,41.87882 -87.705,41.88382 -87.7002,41.88382 -87.7,41.88382 -87.695,41.88382 -87.69,41.88382 -87.69,41.88882 -87.6852,41.88882 -87.685,41.88882 -87.68,41.88882 -87.675,41.88882 -87.675,41.89382 -87.6702,41.89382 -87.67,41.89382 -87.6652,41.89382 -87.6652,41.88882 -87.6602,41.88882 -87.6552,41.88882 -87.6552,41.88382 -87.6502,41.88382 -87.6502,41.87902 -87.6502,41.87402 -87.6502,41.87382 -87.6502,41.86902 -87.6552,41.86902 -87.6552,41.86402 -87.6602,41.86402 -87.6652,41.86402 -87.6652,41.85902 -87.6652,41.85402 -87.6702,41.85402 -87.6752,41.85402 -87.6752,41.84902 -87.6802,41.84902 -87.6802,41.84402 -87.6852,41.84402 -87.6852,41.83902 -87.6902,41.83902 -87.695,41.83902 -87.6952,41.83902 -87.7,41.83902 -87.7,41.84402 -87.705,41.84402 -87.705,41.84902 -87.715,41.84902 -87.715,41.85402 -87.725,41.85402 -87.725,41.85882 -87.725,41.85902 -87.725,41.86382 -87.725,41.86402&lt;/coordinates&gt;&lt;/LinearRing&gt;&lt;/outerBoundaryIs&gt;&lt;innerBoundaryIs&gt;&lt;LinearRing&gt;&lt;coordinates&gt;-87.705,41.85882 -87.705,41.85402 -87.7,41.85402 -87.6952,41.85402 -87.695,41.85402 -87.6902,41.85402 -87.6902,41.85902 -87.6852,41.85902 -87.6852,41.86402 -87.6852,41.86902 -87.6752,41.86902 -87.675,41.86902 -87.6702,41.86902 -87.6652,41.86902 -87.6652,41.87382 -87.6652,41.87402 -87.6652,41.87882 -87.67,41.87882 -87.6702,41.87882 -87.675,41.87882 -87.6752,41.87882 -87.68,41.87882 -87.6802,41.87882 -87.685,41.87882 -87.685,41.87382 -87.69,41.87382 -87.695,41.87382 -87.695,41.86882 -87.7,41.86882 -87.7,41.86382 -87.7,41.85882 -87.705,41.85882&lt;/coordinates&gt;&lt;/LinearRing&gt;&lt;/innerBoundaryIs&gt;&lt;/Polygon&gt;&lt;/MultiGeometry&gt;&lt;/Placemark&gt;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1400FF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14B4FF</text:p>
          </table:table-cell>
          <table:table-cell table:formula="of:=CONCATENATE([.$A$1]; [.B13]; [.$A$2]; [.B13]; [.$A$3]; [Sheet1.B16]; &quot;&lt;/Placemark&gt;&quot;)" office:value-type="string" office:string-value="  &lt;Placemark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352,41.98882 -87.9352,41.98382 -87.9352,41.97882 -87.9302,41.97882 -87.9302,41.97382 -87.9252,41.97382 -87.92,41.97382 -87.915,41.97382 -87.915,41.97402 -87.9102,41.9740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 -87.91,42.00902 -87.90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">
            <text:p><text:s text:c="2"/>&lt;Placemark&gt;&lt;Style&gt;&lt;LineStyle&gt;&lt;color&gt;ff1400FF&lt;/color&gt;&lt;width&gt;2&lt;/width&gt;&lt;/LineStyle&gt;&lt;PolyStyle&gt;&lt;color&gt;881400FF&lt;/color&gt;&lt;/PolyStyle&gt;&lt;/Style&gt;&lt;MultiGeometry&gt;&lt;Polygon&gt;&lt;outerBoundaryIs&gt;&lt;LinearRing&gt;&lt;coordinates&gt;-87.9102,41.97402 -87.9102,41.96902 -87.9102,41.96382 -87.9102,41.95882 -87.9,41.95882 -87.9,41.9638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352,41.98882 -87.9352,41.98382 -87.9352,41.97882 -87.9302,41.97882 -87.9302,41.97382 -87.9252,41.97382 -87.92,41.97382 -87.915,41.97382 -87.915,41.97402 -87.9102,41.9740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 -87.91,42.00902 -87.90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&lt;/Placemark&gt;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14F0FF</text:p>
          </table:table-cell>
          <table:table-cell table:formula="of:=CONCATENATE([.$A$1]; [.B14]; [.$A$2]; [.B14]; [.$A$3]; [Sheet1.B17]; &quot;&lt;/Placemark&gt;&quot;)" office:value-type="string" office:string-value="  &lt;Placemark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 -87.6002,41.67402 -87.6002,41.67902 -87.5952,41.67902 -87.5952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 -87.8602,41.95402 -87.8602,41.95882 -87.8602,41.96402 -87.8602,41.96882 -87.865,41.96882 -87.8652,41.96882 -87.87,41.96882 -87.875,41.96882 -87.8752,41.96882 -87.88,41.96882 -87.88,41.96402&lt;/coordinates&gt;&lt;/LinearRing&gt;&lt;/outerBoundaryIs&gt;&lt;innerBoundaryIs&gt;&lt;LinearRing&gt;&lt;coordinates&gt;-87.84,41.96902 -87.8352,41.96902 -87.8352,41.97382 -87.84,41.97382 -87.84,41.96902&lt;/coordinates&gt;&lt;/LinearRing&gt;&lt;/inn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">
            <text:p><text:s text:c="2"/>&lt;Placemark&gt;&lt;Style&gt;&lt;LineStyle&gt;&lt;color&gt;ff14B4FF&lt;/color&gt;&lt;width&gt;2&lt;/width&gt;&lt;/LineStyle&gt;&lt;PolyStyle&gt;&lt;color&gt;8814B4FF&lt;/color&gt;&lt;/PolyStyle&gt;&lt;/Style&gt;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 -87.6002,41.67402 -87.6002,41.67902 -87.5952,41.67902 -87.5952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 -87.8602,41.95402 -87.8602,41.95882 -87.8602,41.96402 -87.8602,41.96882 -87.865,41.96882 -87.8652,41.96882 -87.87,41.96882 -87.875,41.96882 -87.8752,41.96882 -87.88,41.96882 -87.88,41.96402&lt;/coordinates&gt;&lt;/LinearRing&gt;&lt;/outerBoundaryIs&gt;&lt;innerBoundaryIs&gt;&lt;LinearRing&gt;&lt;coordinates&gt;-87.84,41.96902 -87.8352,41.96902 -87.8352,41.97382 -87.84,41.97382 -87.84,41.96902&lt;/coordinates&gt;&lt;/LinearRing&gt;&lt;/inn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&lt;/Placemark&gt;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00FF14</text:p>
          </table:table-cell>
          <table:table-cell table:formula="of:=CONCATENATE([.$A$1]; [.B15]; [.$A$2]; [.B15]; [.$A$3]; [Sheet1.B18]; &quot;&lt;/Placemark&gt;&quot;)" office:value-type="string" office:string-value="  &lt;Placemark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382 -87.7452,41.75402 -87.7452,41.75882 -87.7452,41.75902 -87.7452,41.76382 -87.7452,41.76402 -87.7452,41.76882 -87.7452,41.769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1382 -87.785,41.90882 -87.79,41.90882 -87.795,41.90882 -87.7952,41.90882 -87.8002,41.90882 -87.8052,41.90882 -87.8052,41.91382 -87.8102,41.91382 -87.8102,41.91882 -87.8102,41.92382 -87.8102,41.92402 -87.8102,41.92882 -87.8102,41.9290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">
            <text:p><text:s text:c="2"/>&lt;Placemark&gt;&lt;Style&gt;&lt;LineStyle&gt;&lt;color&gt;ff14F0FF&lt;/color&gt;&lt;width&gt;2&lt;/width&gt;&lt;/LineStyle&gt;&lt;PolyStyle&gt;&lt;color&gt;8814F0FF&lt;/color&gt;&lt;/PolyStyle&gt;&lt;/Style&gt;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382 -87.7452,41.75402 -87.7452,41.75882 -87.7452,41.75902 -87.7452,41.76382 -87.7452,41.76402 -87.7452,41.76882 -87.7452,41.769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1382 -87.785,41.90882 -87.79,41.90882 -87.795,41.90882 -87.7952,41.90882 -87.8002,41.90882 -87.8052,41.90882 -87.8052,41.91382 -87.8102,41.91382 -87.8102,41.91882 -87.8102,41.92382 -87.8102,41.92402 -87.8102,41.92882 -87.8102,41.9290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&lt;/Placemark&gt;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F7800</text:p>
          </table:table-cell>
          <table:table-cell table:formula="of:=CONCATENATE([.$A$1]; [.B16]; [.$A$2]; [.B16]; [.$A$3]; [Sheet1.B19]; &quot;&lt;/Placemark&gt;&quot;)" office:value-type="string" office:string-value="  &lt;Placemark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 -87.595,41.82902 -87.595,41.82402 -87.595,41.81902 -87.59,41.81902 -87.59,41.81402 -87.585,41.81402 -87.585,41.80902 -87.58,41.80902 -87.58,41.804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902 -87.655,42.0040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 -87.7802,41.89382 -87.7802,41.89882 -87.7802,41.90382 -87.7802,41.9040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">
            <text:p><text:s text:c="2"/>&lt;Placemark&gt;&lt;Style&gt;&lt;LineStyle&gt;&lt;color&gt;ff00FF14&lt;/color&gt;&lt;width&gt;2&lt;/width&gt;&lt;/LineStyle&gt;&lt;PolyStyle&gt;&lt;color&gt;8800FF14&lt;/color&gt;&lt;/PolyStyle&gt;&lt;/Style&gt;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 -87.595,41.82902 -87.595,41.82402 -87.595,41.81902 -87.59,41.81902 -87.59,41.81402 -87.585,41.81402 -87.585,41.80902 -87.58,41.80902 -87.58,41.804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902 -87.655,42.0040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 -87.7802,41.89382 -87.7802,41.89882 -87.7802,41.90382 -87.7802,41.9040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&lt;/Placemark&gt;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F0FF14</text:p>
          </table:table-cell>
          <table:table-cell table:formula="of:=CONCATENATE([.$A$1]; [.B18]; [.$A$2]; [.B18]; [.$A$3]; [Sheet1.B20]; &quot;&lt;/Placemark&gt;&quot;)" office:value-type="string" office:string-value="  &lt;Placemark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&lt;/coordinates&gt;&lt;/LinearRing&gt;&lt;/outerBoundaryIs&gt;&lt;innerBoundaryIs&gt;&lt;LinearRing&gt;&lt;coordinates&gt;-87.6552,41.88882 -87.65,41.88882 -87.65,41.89902 -87.6602,41.89902 -87.6602,41.88882 -87.6652,41.88882 -87.6652,41.89382 -87.67,41.89382 -87.6702,41.89382 -87.675,41.89382 -87.675,41.88882 -87.68,41.88882 -87.685,41.88882 -87.6852,41.88882 -87.69,41.88882 -87.69,41.88382 -87.695,41.88382 -87.7,41.88382 -87.700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inn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/MultiGeometry&gt;&lt;/Placemark&gt;">
            <text:p><text:s text:c="2"/>&lt;Placemark&gt;&lt;Style&gt;&lt;LineStyle&gt;&lt;color&gt;ffF0FF14&lt;/color&gt;&lt;width&gt;2&lt;/width&gt;&lt;/LineStyle&gt;&lt;PolyStyle&gt;&lt;color&gt;88F0FF14&lt;/color&gt;&lt;/PolyStyle&gt;&lt;/Style&gt;&lt;MultiGeometry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&lt;/coordinates&gt;&lt;/LinearRing&gt;&lt;/outerBoundaryIs&gt;&lt;innerBoundaryIs&gt;&lt;LinearRing&gt;&lt;coordinates&gt;-87.6552,41.88882 -87.65,41.88882 -87.65,41.89902 -87.6602,41.89902 -87.6602,41.88882 -87.6652,41.88882 -87.6652,41.89382 -87.67,41.89382 -87.6702,41.89382 -87.675,41.89382 -87.675,41.88882 -87.68,41.88882 -87.685,41.88882 -87.6852,41.88882 -87.69,41.88882 -87.69,41.88382 -87.695,41.88382 -87.7,41.88382 -87.700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inn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/MultiGeometry&gt;&lt;/Placemark&gt;</text:p>
          </table:table-cell>
        </table:table-row>
        <table:table-row table:style-name="ro1">
          <table:table-cell/>
          <table:table-cell office:value-type="string">
            <text:p>ffffff</text:p>
          </table:table-cell>
          <table:table-cell table:formula="of:=CONCATENATE([.$A$1]; [.B19]; [.$A$2]; [.B19]; [.$A$3]; [Sheet1.B21]; &quot;&lt;/Placemark&gt;&quot;)" office:value-type="string" office:string-value="  &lt;Placemark&gt;&lt;Style&gt;&lt;LineStyle&gt;&lt;color&gt;ffffffff&lt;/color&gt;&lt;width&gt;2&lt;/width&gt;&lt;/LineStyle&gt;&lt;PolyStyle&gt;&lt;color&gt;88ffffff&lt;/color&gt;&lt;/PolyStyle&gt;&lt;/Style&gt;&lt;Polygon&gt;&lt;outerBoundaryIs&gt;&lt;LinearRing&gt;&lt;coordinates&gt;-87.625,41.65882 -87.625,41.65382 -87.63,41.65382 -87.635,41.65382 -87.6352,41.65382 -87.64,41.65382 -87.6402,41.65382 -87.6452,41.65382 -87.6502,41.65382 -87.6502,41.66402 -87.6452,41.66402 -87.6452,41.66882 -87.65,41.66882 -87.6502,41.66882 -87.655,41.66882 -87.6552,41.66882 -87.6602,41.66882 -87.6652,41.66882 -87.6652,41.67382 -87.67,41.67382 -87.6702,41.67382 -87.675,41.67382 -87.6752,41.67382 -87.68,41.67382 -87.6802,41.67382 -87.6852,41.67382 -87.6902,41.67382 -87.6902,41.67882 -87.6902,41.68382 -87.695,41.68382 -87.6952,41.68382 -87.7,41.68382 -87.7002,41.68382 -87.705,41.68382 -87.705,41.67882 -87.7152,41.67882 -87.7152,41.68382 -87.72,41.68382 -87.72,41.67882 -87.725,41.67882 -87.73,41.67882 -87.7302,41.67882 -87.7352,41.67882 -87.7402,41.67882 -87.7402,41.68382 -87.7402,41.68902 -87.7402,41.69402 -87.7352,41.69402 -87.7302,41.69402 -87.73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1902 -87.6852,41.72382 -87.6852,41.72402 -87.6852,41.72882 -87.6852,41.72902 -87.6852,41.73382 -87.69,41.73382 -87.6902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3882 -87.7452,41.74382 -87.7452,41.74402 -87.7452,41.74882 -87.7452,41.74902 -87.7452,41.75382 -87.7452,41.75402 -87.7452,41.75882 -87.7452,41.75902 -87.7452,41.76382 -87.7452,41.76402 -87.7452,41.76882 -87.7452,41.76902 -87.7452,41.77382 -87.75,41.77382 -87.7502,41.77382 -87.755,41.77382 -87.7552,41.77382 -87.76,41.77382 -87.7602,41.77382 -87.765,41.77382 -87.7652,41.77382 -87.77,41.77382 -87.7702,41.77382 -87.775,41.77382 -87.7752,41.77382 -87.78,41.77382 -87.7802,41.77382 -87.785,41.77382 -87.785,41.76882 -87.79,41.76882 -87.795,41.76882 -87.7952,41.76882 -87.8002,41.76882 -87.8052,41.76882 -87.8052,41.77382 -87.8052,41.7788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882 -87.7552,41.80902 -87.7552,41.81402 -87.7552,41.81902 -87.7502,41.81902 -87.7452,41.81902 -87.7452,41.82402 -87.7402,41.82402 -87.7402,41.8288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 -87.7752,41.88402 -87.7752,41.88882 -87.7802,41.88882 -87.7802,41.89382 -87.7802,41.89882 -87.7802,41.89902 -87.7802,41.90382 -87.7802,41.90402 -87.7802,41.90882 -87.785,41.90882 -87.7852,41.90882 -87.79,41.90882 -87.7902,41.90882 -87.795,41.90882 -87.7952,41.90882 -87.8,41.90882 -87.8,41.90382 -87.8102,41.90382 -87.8102,41.90882 -87.8102,41.91382 -87.8102,41.91402 -87.8102,41.91882 -87.8102,41.91902 -87.8102,41.92382 -87.8102,41.92402 -87.8102,41.92882 -87.8102,41.92902 -87.8102,41.93382 -87.815,41.93382 -87.8152,41.93382 -87.82,41.93382 -87.8202,41.93382 -87.825,41.93382 -87.8252,41.93382 -87.83,41.93382 -87.8302,41.93382 -87.835,41.93382 -87.8352,41.93382 -87.84,41.93382 -87.8402,41.93382 -87.845,41.93382 -87.8452,41.93382 -87.8502,41.93382 -87.8552,41.93382 -87.8552,41.93882 -87.8552,41.94382 -87.8602,41.94382 -87.8602,41.95382 -87.8602,41.95402 -87.8602,41.95882 -87.8602,41.96402 -87.8602,41.96882 -87.865,41.96882 -87.8652,41.96882 -87.87,41.96882 -87.875,41.96882 -87.8752,41.96882 -87.88,41.96882 -87.88,41.96402 -87.88,41.96382 -87.88,41.9588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402,41.98902 -87.9402,41.99382 -87.9402,41.99402 -87.9402,41.99882 -87.9402,41.99902 -87.9402,42.00402 -87.9402,42.00902 -87.9352,42.00902 -87.9302,42.00902 -87.93,42.00902 -87.9252,42.00902 -87.925,42.00902 -87.9202,42.00902 -87.92,42.00902 -87.9152,42.00902 -87.915,42.00902 -87.9102,42.00902 -87.91,42.00902 -87.9052,42.00902 -87.905,42.00902 -87.9002,42.00902 -87.9,42.00902 -87.895,42.00902 -87.89,42.00902 -87.89,42.00402 -87.885,42.00402 -87.885,41.99902 -87.88,41.99902 -87.875,41.99902 -87.875,41.99402 -87.875,41.98902 -87.875,41.98882 -87.875,41.98402 -87.87,41.98402 -87.87,41.97902 -87.8652,41.97902 -87.865,41.97902 -87.8602,41.97902 -87.8602,41.98402 -87.8602,41.98902 -87.8552,41.98902 -87.8502,41.98902 -87.85,41.98902 -87.8452,41.98902 -87.845,41.98902 -87.8402,41.98902 -87.84,41.98902 -87.8352,41.98902 -87.835,41.98902 -87.8302,41.98902 -87.83,41.98902 -87.8252,41.9890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2,42.00402 -87.795,42.00402 -87.7902,42.00402 -87.7902,42.01402 -87.7852,42.01402 -87.7802,42.01402 -87.78,42.01402 -87.775,42.01402 -87.77,42.014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2,42.02402 -87.675,42.02402 -87.6702,42.02402 -87.67,42.02402 -87.665,42.02402 -87.66,42.02402 -87.66,42.01902 -87.66,42.01402 -87.655,42.01402 -87.655,42.00902 -87.655,42.00402 -87.655,42.003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882 -87.62,41.90382 -87.625,41.90382 -87.625,41.89882 -87.625,41.89402 -87.625,41.89382 -87.625,41.88902 -87.6202,41.88902 -87.62,41.88902 -87.6152,41.88902 -87.6152,41.89902 -87.6102,41.89902 -87.605,41.89902 -87.6,41.89902 -87.6,41.88882 -87.605,41.88882 -87.61,41.88882 -87.61,41.88402 -87.605,41.88402 -87.605,41.87402 -87.605,41.8738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 -87.575,41.79902 -87.575,41.79402 -87.575,41.78902 -87.575,41.78882 -87.575,41.78402 -87.57,41.78402 -87.57,41.77902 -87.565,41.77902 -87.565,41.77402 -87.56,41.77402 -87.56,41.76902 -87.555,41.76902 -87.555,41.76402 -87.5502,41.76402 -87.545,41.76402 -87.54,41.76402 -87.54,41.75902 -87.5352,41.75902 -87.5352,41.76402 -87.5302,41.76402 -87.525,41.76402 -87.52,41.76402 -87.52,41.75902 -87.52,41.75402 -87.52,41.75382 -87.52,41.74902 -87.52,41.74882 -87.52,41.74402 -87.52,41.74382 -87.52,41.73902 -87.52,41.73882 -87.52,41.73402 -87.52,41.73382 -87.52,41.72902 -87.52,41.72882 -87.52,41.72402 -87.52,41.72382 -87.52,41.71902 -87.52,41.71882 -87.52,41.71402 -87.52,41.71382 -87.52,41.70902 -87.52,41.70882 -87.52,41.70402 -87.52,41.70382 -87.52,41.69902 -87.52,41.69882 -87.52,41.69402 -87.52,41.69382 -87.52,41.68902 -87.52,41.68882 -87.52,41.68402 -87.52,41.68382 -87.52,41.67902 -87.52,41.67882 -87.52,41.67402 -87.52,41.67382 -87.52,41.66902 -87.52,41.66882 -87.52,41.66402 -87.52,41.66382 -87.52,41.65902 -87.52,41.65882 -87.52,41.65402 -87.52,41.65382 -87.52,41.64882 -87.52,41.64382 -87.525,41.64382 -87.53,41.64382 -87.5302,41.64382 -87.535,41.64382 -87.5352,41.64382 -87.54,41.64382 -87.5402,41.64382 -87.5452,41.64382 -87.55,41.64382 -87.5502,41.64382 -87.555,41.64382 -87.56,41.64382 -87.5602,41.64382 -87.565,41.64382 -87.5652,41.64382 -87.57,41.64382 -87.5702,41.64382 -87.575,41.64382 -87.5752,41.64382 -87.58,41.64382 -87.5802,41.64382 -87.585,41.64382 -87.5852,41.64382 -87.59,41.64382 -87.5902,41.64382 -87.595,41.64382 -87.5952,41.64382 -87.6,41.64382 -87.6002,41.64382 -87.605,41.64382 -87.6052,41.64382 -87.61,41.64382 -87.6102,41.64382 -87.6152,41.64382 -87.6202,41.64382 -87.6202,41.64882 -87.6202,41.65382 -87.6202,41.65402 -87.6202,41.65882 -87.625,41.65882&lt;/coordinates&gt;&lt;/LinearRing&gt;&lt;/outerBoundaryIs&gt;&lt;innerBoundaryIs&gt;&lt;LinearRing&gt;&lt;coordinates&gt;-87.84,41.96902 -87.8352,41.96902 -87.8352,41.97382 -87.84,41.97382 -87.84,41.96902&lt;/coordinates&gt;&lt;/LinearRing&gt;&lt;/innerBoundaryIs&gt;&lt;innerBoundaryIs&gt;&lt;LinearRing&gt;&lt;coordinates&gt;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002,41.96382 -87.8052,41.96382 -87.8102,41.96382 -87.8102,41.96882 -87.8102,41.97382 -87.815,41.97382 -87.8152,41.97382 -87.8202,41.97382 -87.825,41.97382&lt;/coordinates&gt;&lt;/LinearRing&gt;&lt;/innerBoundaryIs&gt;&lt;innerBoundaryIs&gt;&lt;LinearRing&gt;&lt;coordinates&gt;-87.655,41.92902 -87.6502,41.92902 -87.65,41.92902 -87.6452,41.92902 -87.6452,41.93382 -87.6452,41.93402 -87.6452,41.93882 -87.6502,41.93882 -87.655,41.93882 -87.6552,41.93882 -87.66,41.93882 -87.66,41.93402 -87.655,41.93402 -87.655,41.92902&lt;/coordinates&gt;&lt;/LinearRing&gt;&lt;/innerBoundaryIs&gt;&lt;innerBoundaryIs&gt;&lt;LinearRing&gt;&lt;coordinates&gt;-87.7,41.86882 -87.7,41.86382 -87.7,41.85882 -87.705,41.85882 -87.705,41.85402 -87.7,41.85402 -87.6952,41.85402 -87.695,41.85402 -87.6902,41.85402 -87.6902,41.85902 -87.6852,41.85902 -87.6852,41.86402 -87.6852,41.86902 -87.6752,41.86902 -87.675,41.86902 -87.6702,41.86902 -87.6652,41.86902 -87.6652,41.87382 -87.6652,41.87402 -87.6652,41.87882 -87.67,41.87882 -87.6702,41.87882 -87.675,41.87882 -87.6752,41.87882 -87.68,41.87882 -87.6802,41.87882 -87.685,41.87882 -87.685,41.87382 -87.69,41.87382 -87.695,41.87382 -87.695,41.86882 -87.7,41.86882&lt;/coordinates&gt;&lt;/LinearRing&gt;&lt;/innerBoundaryIs&gt;&lt;/Polygon&gt;&lt;/Placemark&gt;">
            <text:p><text:s text:c="2"/>&lt;Placemark&gt;&lt;Style&gt;&lt;LineStyle&gt;&lt;color&gt;ffffffff&lt;/color&gt;&lt;width&gt;2&lt;/width&gt;&lt;/LineStyle&gt;&lt;PolyStyle&gt;&lt;color&gt;88ffffff&lt;/color&gt;&lt;/PolyStyle&gt;&lt;/Style&gt;&lt;Polygon&gt;&lt;outerBoundaryIs&gt;&lt;LinearRing&gt;&lt;coordinates&gt;-87.625,41.65882 -87.625,41.65382 -87.63,41.65382 -87.635,41.65382 -87.6352,41.65382 -87.64,41.65382 -87.6402,41.65382 -87.6452,41.65382 -87.6502,41.65382 -87.6502,41.66402 -87.6452,41.66402 -87.6452,41.66882 -87.65,41.66882 -87.6502,41.66882 -87.655,41.66882 -87.6552,41.66882 -87.6602,41.66882 -87.6652,41.66882 -87.6652,41.67382 -87.67,41.67382 -87.6702,41.67382 -87.675,41.67382 -87.6752,41.67382 -87.68,41.67382 -87.6802,41.67382 -87.6852,41.67382 -87.6902,41.67382 -87.6902,41.67882 -87.6902,41.68382 -87.695,41.68382 -87.6952,41.68382 -87.7,41.68382 -87.7002,41.68382 -87.705,41.68382 -87.705,41.67882 -87.7152,41.67882 -87.7152,41.68382 -87.72,41.68382 -87.72,41.67882 -87.725,41.67882 -87.73,41.67882 -87.7302,41.67882 -87.7352,41.67882 -87.7402,41.67882 -87.7402,41.68382 -87.7402,41.68902 -87.7402,41.69402 -87.7352,41.69402 -87.7302,41.69402 -87.73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1902 -87.6852,41.72382 -87.6852,41.72402 -87.6852,41.72882 -87.6852,41.72902 -87.6852,41.73382 -87.69,41.73382 -87.6902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3882 -87.7452,41.74382 -87.7452,41.74402 -87.7452,41.74882 -87.7452,41.74902 -87.7452,41.75382 -87.7452,41.75402 -87.7452,41.75882 -87.7452,41.75902 -87.7452,41.76382 -87.7452,41.76402 -87.7452,41.76882 -87.7452,41.76902 -87.7452,41.77382 -87.75,41.77382 -87.7502,41.77382 -87.755,41.77382 -87.7552,41.77382 -87.76,41.77382 -87.7602,41.77382 -87.765,41.77382 -87.7652,41.77382 -87.77,41.77382 -87.7702,41.77382 -87.775,41.77382 -87.7752,41.77382 -87.78,41.77382 -87.7802,41.77382 -87.785,41.77382 -87.785,41.76882 -87.79,41.76882 -87.795,41.76882 -87.7952,41.76882 -87.8002,41.76882 -87.8052,41.76882 -87.8052,41.77382 -87.8052,41.7788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882 -87.7552,41.80902 -87.7552,41.81402 -87.7552,41.81902 -87.7502,41.81902 -87.7452,41.81902 -87.7452,41.82402 -87.7402,41.82402 -87.7402,41.8288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 -87.7752,41.88402 -87.7752,41.88882 -87.7802,41.88882 -87.7802,41.89382 -87.7802,41.89882 -87.7802,41.89902 -87.7802,41.90382 -87.7802,41.90402 -87.7802,41.90882 -87.785,41.90882 -87.7852,41.90882 -87.79,41.90882 -87.7902,41.90882 -87.795,41.90882 -87.7952,41.90882 -87.8,41.90882 -87.8,41.90382 -87.8102,41.90382 -87.8102,41.90882 -87.8102,41.91382 -87.8102,41.91402 -87.8102,41.91882 -87.8102,41.91902 -87.8102,41.92382 -87.8102,41.92402 -87.8102,41.92882 -87.8102,41.92902 -87.8102,41.93382 -87.815,41.93382 -87.8152,41.93382 -87.82,41.93382 -87.8202,41.93382 -87.825,41.93382 -87.8252,41.93382 -87.83,41.93382 -87.8302,41.93382 -87.835,41.93382 -87.8352,41.93382 -87.84,41.93382 -87.8402,41.93382 -87.845,41.93382 -87.8452,41.93382 -87.8502,41.93382 -87.8552,41.93382 -87.8552,41.93882 -87.8552,41.94382 -87.8602,41.94382 -87.8602,41.95382 -87.8602,41.95402 -87.8602,41.95882 -87.8602,41.96402 -87.8602,41.96882 -87.865,41.96882 -87.8652,41.96882 -87.87,41.96882 -87.875,41.96882 -87.8752,41.96882 -87.88,41.96882 -87.88,41.96402 -87.88,41.96382 -87.88,41.9588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402,41.98902 -87.9402,41.99382 -87.9402,41.99402 -87.9402,41.99882 -87.9402,41.99902 -87.9402,42.00402 -87.9402,42.00902 -87.9352,42.00902 -87.9302,42.00902 -87.93,42.00902 -87.9252,42.00902 -87.925,42.00902 -87.9202,42.00902 -87.92,42.00902 -87.9152,42.00902 -87.915,42.00902 -87.9102,42.00902 -87.91,42.00902 -87.9052,42.00902 -87.905,42.00902 -87.9002,42.00902 -87.9,42.00902 -87.895,42.00902 -87.89,42.00902 -87.89,42.00402 -87.885,42.00402 -87.885,41.99902 -87.88,41.99902 -87.875,41.99902 -87.875,41.99402 -87.875,41.98902 -87.875,41.98882 -87.875,41.98402 -87.87,41.98402 -87.87,41.97902 -87.8652,41.97902 -87.865,41.97902 -87.8602,41.97902 -87.8602,41.98402 -87.8602,41.98902 -87.8552,41.98902 -87.8502,41.98902 -87.85,41.98902 -87.8452,41.98902 -87.845,41.98902 -87.8402,41.98902 -87.84,41.98902 -87.8352,41.98902 -87.835,41.98902 -87.8302,41.98902 -87.83,41.98902 -87.8252,41.9890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2,42.00402 -87.795,42.00402 -87.7902,42.00402 -87.7902,42.01402 -87.7852,42.01402 -87.7802,42.01402 -87.78,42.01402 -87.775,42.01402 -87.77,42.014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2,42.02402 -87.675,42.02402 -87.6702,42.02402 -87.67,42.02402 -87.665,42.02402 -87.66,42.02402 -87.66,42.01902 -87.66,42.01402 -87.655,42.01402 -87.655,42.00902 -87.655,42.00402 -87.655,42.003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882 -87.62,41.90382 -87.625,41.90382 -87.625,41.89882 -87.625,41.89402 -87.625,41.89382 -87.625,41.88902 -87.6202,41.88902 -87.62,41.88902 -87.6152,41.88902 -87.6152,41.89902 -87.6102,41.89902 -87.605,41.89902 -87.6,41.89902 -87.6,41.88882 -87.605,41.88882 -87.61,41.88882 -87.61,41.88402 -87.605,41.88402 -87.605,41.87402 -87.605,41.8738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 -87.575,41.79902 -87.575,41.79402 -87.575,41.78902 -87.575,41.78882 -87.575,41.78402 -87.57,41.78402 -87.57,41.77902 -87.565,41.77902 -87.565,41.77402 -87.56,41.77402 -87.56,41.76902 -87.555,41.76902 -87.555,41.76402 -87.5502,41.76402 -87.545,41.76402 -87.54,41.76402 -87.54,41.75902 -87.5352,41.75902 -87.5352,41.76402 -87.5302,41.76402 -87.525,41.76402 -87.52,41.76402 -87.52,41.75902 -87.52,41.75402 -87.52,41.75382 -87.52,41.74902 -87.52,41.74882 -87.52,41.74402 -87.52,41.74382 -87.52,41.73902 -87.52,41.73882 -87.52,41.73402 -87.52,41.73382 -87.52,41.72902 -87.52,41.72882 -87.52,41.72402 -87.52,41.72382 -87.52,41.71902 -87.52,41.71882 -87.52,41.71402 -87.52,41.71382 -87.52,41.70902 -87.52,41.70882 -87.52,41.70402 -87.52,41.70382 -87.52,41.69902 -87.52,41.69882 -87.52,41.69402 -87.52,41.69382 -87.52,41.68902 -87.52,41.68882 -87.52,41.68402 -87.52,41.68382 -87.52,41.67902 -87.52,41.67882 -87.52,41.67402 -87.52,41.67382 -87.52,41.66902 -87.52,41.66882 -87.52,41.66402 -87.52,41.66382 -87.52,41.65902 -87.52,41.65882 -87.52,41.65402 -87.52,41.65382 -87.52,41.64882 -87.52,41.64382 -87.525,41.64382 -87.53,41.64382 -87.5302,41.64382 -87.535,41.64382 -87.5352,41.64382 -87.54,41.64382 -87.5402,41.64382 -87.5452,41.64382 -87.55,41.64382 -87.5502,41.64382 -87.555,41.64382 -87.56,41.64382 -87.5602,41.64382 -87.565,41.64382 -87.5652,41.64382 -87.57,41.64382 -87.5702,41.64382 -87.575,41.64382 -87.5752,41.64382 -87.58,41.64382 -87.5802,41.64382 -87.585,41.64382 -87.5852,41.64382 -87.59,41.64382 -87.5902,41.64382 -87.595,41.64382 -87.5952,41.64382 -87.6,41.64382 -87.6002,41.64382 -87.605,41.64382 -87.6052,41.64382 -87.61,41.64382 -87.6102,41.64382 -87.6152,41.64382 -87.6202,41.64382 -87.6202,41.64882 -87.6202,41.65382 -87.6202,41.65402 -87.6202,41.65882 -87.625,41.65882&lt;/coordinates&gt;&lt;/LinearRing&gt;&lt;/outerBoundaryIs&gt;&lt;innerBoundaryIs&gt;&lt;LinearRing&gt;&lt;coordinates&gt;-87.84,41.96902 -87.8352,41.96902 -87.8352,41.97382 -87.84,41.97382 -87.84,41.96902&lt;/coordinates&gt;&lt;/LinearRing&gt;&lt;/innerBoundaryIs&gt;&lt;innerBoundaryIs&gt;&lt;LinearRing&gt;&lt;coordinates&gt;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002,41.96382 -87.8052,41.96382 -87.8102,41.96382 -87.8102,41.96882 -87.8102,41.97382 -87.815,41.97382 -87.8152,41.97382 -87.8202,41.97382 -87.825,41.97382&lt;/coordinates&gt;&lt;/LinearRing&gt;&lt;/innerBoundaryIs&gt;&lt;innerBoundaryIs&gt;&lt;LinearRing&gt;&lt;coordinates&gt;-87.655,41.92902 -87.6502,41.92902 -87.65,41.92902 -87.6452,41.92902 -87.6452,41.93382 -87.6452,41.93402 -87.6452,41.93882 -87.6502,41.93882 -87.655,41.93882 -87.6552,41.93882 -87.66,41.93882 -87.66,41.93402 -87.655,41.93402 -87.655,41.92902&lt;/coordinates&gt;&lt;/LinearRing&gt;&lt;/innerBoundaryIs&gt;&lt;innerBoundaryIs&gt;&lt;LinearRing&gt;&lt;coordinates&gt;-87.7,41.86882 -87.7,41.86382 -87.7,41.85882 -87.705,41.85882 -87.705,41.85402 -87.7,41.85402 -87.6952,41.85402 -87.695,41.85402 -87.6902,41.85402 -87.6902,41.85902 -87.6852,41.85902 -87.6852,41.86402 -87.6852,41.86902 -87.6752,41.86902 -87.675,41.86902 -87.6702,41.86902 -87.6652,41.86902 -87.6652,41.87382 -87.6652,41.87402 -87.6652,41.87882 -87.67,41.87882 -87.6702,41.87882 -87.675,41.87882 -87.6752,41.87882 -87.68,41.87882 -87.6802,41.87882 -87.685,41.87882 -87.685,41.87382 -87.69,41.87382 -87.695,41.87382 -87.695,41.86882 -87.7,41.86882&lt;/coordinates&gt;&lt;/LinearRing&gt;&lt;/innerBoundaryIs&gt;&lt;/Polygon&gt;&lt;/Placemark&gt;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f1</text:p>
          </table:table-cell>
          <table:table-cell office:value-type="string">
            <text:p>f2</text:p>
          </table:table-cell>
        </table:table-row>
        <table:table-row table:style-name="ro2">
          <table:table-cell office:value-type="float" office:value="36">
            <text:p>36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&lt;MultiGeometry&gt;&lt;Polygon&gt;&lt;outerBoundaryIs&gt;&lt;LinearRing&gt;&lt;coordinates&gt;-87.9102,41.97402 -87.9102,41.96902 -87.9102,41.96382 -87.9102,41.95882 -87.9,41.95882 -87.9,41.96382 -87.9,41.96902 -87.895,41.96902 -87.89,41.96902 -87.89,41.96402 -87.89,41.95882 -87.89,41.95382 -87.895,41.95382 -87.895,41.94882 -87.9052,41.94882 -87.9052,41.95382 -87.91,41.95382 -87.9102,41.95382 -87.915,41.95382 -87.9152,41.95382 -87.9202,41.95382 -87.9252,41.95382 -87.9252,41.95882 -87.9302,41.95882 -87.9352,41.95882 -87.9352,41.96902 -87.9302,41.96902 -87.9302,41.97382 -87.9252,41.97382 -87.92,41.97382 -87.915,41.97382 -87.915,41.97402 -87.9102,41.97402&lt;/coordinates&gt;&lt;/LinearRing&gt;&lt;/outerBoundaryIs&gt;&lt;/Polygon&gt;&lt;Polygon&gt;&lt;outerBoundaryIs&gt;&lt;LinearRing&gt;&lt;coordinates&gt;-87.9402,41.98882 -87.9352,41.98882 -87.9352,41.98382 -87.9352,41.97882 -87.9402,41.97882 -87.9402,41.98382 -87.9402,41.9888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352,42.00402 -87.9302,42.00402 -87.93,42.00402 -87.9252,42.00402 -87.9252,42.00902 -87.9202,42.00902 -87.9152,42.00902 -87.915,42.00902 -87.9102,42.00902 -87.91,42.00902 -87.9052,42.00902&lt;/coordinates&gt;&lt;/LinearRing&gt;&lt;/outerBoundaryIs&gt;&lt;/Polygon&gt;&lt;Polygon&gt;&lt;outerBoundaryIs&gt;&lt;LinearRing&gt;&lt;coordinates&gt;-87.5352,41.65382 -87.5352,41.65882 -87.5352,41.66382 -87.5352,41.66402 -87.5352,41.66902 -87.5352,41.67402 -87.5302,41.67402 -87.5302,41.67902 -87.52,41.67902 -87.52,41.67402 -87.52,41.66902 -87.52,41.66882 -87.52,41.66382 -87.52,41.65882 -87.525,41.65882 -87.525,41.65382 -87.5352,41.65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&lt;MultiGeometry&gt;&lt;Polygon&gt;&lt;outerBoundaryIs&gt;&lt;LinearRing&gt;&lt;coordinates&gt;-87.5302,41.67902 -87.5302,41.67402 -87.5352,41.67402 -87.5352,41.66902 -87.5352,41.66402 -87.5352,41.66382 -87.5352,41.65882 -87.5352,41.65382 -87.525,41.65382 -87.525,41.65882 -87.52,41.65882 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&lt;/coordinates&gt;&lt;/LinearRing&gt;&lt;/outerBoundaryIs&gt;&lt;/Polygon&gt;&lt;Polygon&gt;&lt;outerBoundaryIs&gt;&lt;LinearRing&gt;&lt;coordinates&gt;-87.9152,41.95382 -87.915,41.95382 -87.9102,41.95382 -87.91,41.95382 -87.9052,41.95382 -87.9052,41.94882 -87.9102,41.94882 -87.9152,41.94882 -87.9152,41.95382&lt;/coordinates&gt;&lt;/LinearRing&gt;&lt;/outerBoundaryIs&gt;&lt;/Polygon&gt;&lt;Polygon&gt;&lt;outerBoundaryIs&gt;&lt;LinearRing&gt;&lt;coordinates&gt;-87.9302,41.95882 -87.9252,41.95882 -87.9252,41.95382 -87.9302,41.95382 -87.9302,41.95882&lt;/coordinates&gt;&lt;/LinearRing&gt;&lt;/outerBoundaryIs&gt;&lt;/Polygon&gt;&lt;Polygon&gt;&lt;outerBoundaryIs&gt;&lt;LinearRing&gt;&lt;coordinates&gt;-87.9402,41.97882 -87.9352,41.97882 -87.9302,41.97882 -87.9302,41.97402 -87.9302,41.97382 -87.9302,41.96902 -87.9352,41.96902 -87.9352,41.96382 -87.9402,41.96382 -87.9402,41.96882 -87.9402,41.97382 -87.9402,41.97402 -87.9402,41.97882&lt;/coordinates&gt;&lt;/LinearRing&gt;&lt;/outerBoundaryIs&gt;&lt;/Polygon&gt;&lt;Polygon&gt;&lt;outerBoundaryIs&gt;&lt;LinearRing&gt;&lt;coordinates&gt;-87.9252,42.00902 -87.9252,42.00402 -87.93,42.00402 -87.9302,42.00402 -87.9352,42.00402 -87.9402,42.00402 -87.9402,42.00902 -87.9352,42.00902 -87.9302,42.00902 -87.93,42.00902 -87.92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89,41.95382 -87.89,41.95882 -87.89,41.96402 -87.885,41.96402 -87.88,41.96402 -87.88,41.95382 -87.885,41.95382 -87.89,41.95382&lt;/coordinates&gt;&lt;/LinearRing&gt;&lt;/outerBoundaryIs&gt;&lt;/Polygon&gt;&lt;Polygon&gt;&lt;outerBoundaryIs&gt;&lt;LinearRing&gt;&lt;coordinates&gt;-87.895,41.94882 -87.895,41.95382 -87.89,41.95382 -87.89,41.94882 -87.895,41.94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&lt;MultiGeometry&gt;&lt;Polygon&gt;&lt;outerBoundaryIs&gt;&lt;LinearRing&gt;&lt;coordinates&gt;-87.61,41.65402 -87.6152,41.65402 -87.6152,41.64382 -87.6202,41.64382 -87.6202,41.64882 -87.6202,41.65402 -87.6202,41.65882 -87.625,41.65882 -87.625,41.65382 -87.63,41.65382 -87.6352,41.65382 -87.6402,41.65382 -87.6402,41.66382 -87.6402,41.66402 -87.6402,41.67402 -87.6352,41.67402 -87.6352,41.67902 -87.6302,41.67902 -87.625,41.67902 -87.62,41.67902 -87.62,41.67402 -87.62,41.66902 -87.6152,41.66902 -87.6152,41.67402 -87.605,41.67402 -87.605,41.66902 -87.605,41.66382 -87.605,41.65882 -87.61,41.65882 -87.61,41.65402&lt;/coordinates&gt;&lt;/LinearRing&gt;&lt;/outerBoundaryIs&gt;&lt;/Polygon&gt;&lt;Polygon&gt;&lt;outerBoundaryIs&gt;&lt;LinearRing&gt;&lt;coordinates&gt;-87.605,41.64382 -87.605,41.65402 -87.6,41.65402 -87.5952,41.65402 -87.595,41.65402 -87.5852,41.65402 -87.5852,41.65382 -87.585,41.65382 -87.585,41.64382 -87.595,41.64382 -87.5952,41.64382 -87.6,41.64382 -87.605,41.64382&lt;/coordinates&gt;&lt;/LinearRing&gt;&lt;/out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,41.70902 -87.69,41.70902 -87.69,41.70402 -87.685,41.70402 -87.685,41.69382 -87.695,41.69382 -87.6952,41.69382 -87.7,41.69382 -87.7,41.68882 -87.7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552,41.65902 -87.5552,41.66382 -87.56,41.66382 -87.56,41.67402 -87.5702,41.67402 -87.5702,41.66902 -87.5752,41.66902 -87.5752,41.66402 -87.5852,41.66402 -87.5852,41.66382 -87.5902,41.66382 -87.5902,41.67382 -87.5902,41.67402 -87.5902,41.68402 -87.58,41.68402 -87.58,41.67902 -87.5752,41.67902 -87.5752,41.68402 -87.5702,41.68402 -87.5702,41.68902 -87.56,41.68902 -87.56,41.68402 -87.5552,41.68402&lt;/coordinates&gt;&lt;/LinearRing&gt;&lt;/outerBoundaryIs&gt;&lt;/Polygon&gt;&lt;Polygon&gt;&lt;outerBoundaryIs&gt;&lt;LinearRing&gt;&lt;coordinates&gt;-87.52,41.67902 -87.525,41.67902 -87.53,41.67902 -87.5302,41.67902 -87.535,41.67902 -87.5352,41.67902 -87.54,41.67902 -87.54,41.68402 -87.545,41.68402 -87.5502,41.68402 -87.5552,41.68402 -87.5552,41.68882 -87.5552,41.68902 -87.5552,41.69402 -87.5552,41.69902 -87.5502,41.69902 -87.545,41.69902 -87.54,41.69902 -87.54,41.69402 -87.54,41.68902 -87.5352,41.68902 -87.535,41.68902 -87.53,41.68902 -87.525,41.68902 -87.525,41.68402 -87.52,41.68402 -87.52,41.67902&lt;/coordinates&gt;&lt;/LinearRing&gt;&lt;/outerBoundaryIs&gt;&lt;/Polygon&gt;&lt;Polygon&gt;&lt;outerBoundaryIs&gt;&lt;LinearRing&gt;&lt;coordinates&gt;-87.56,41.65902 -87.565,41.65902 -87.565,41.66382 -87.56,41.66382 -87.56,41.6590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,41.97902 -87.865,41.96882 -87.87,41.96882 -87.875,41.96882 -87.8752,41.96882 -87.88,41.96882 -87.88,41.96402&lt;/coordinates&gt;&lt;/LinearRing&gt;&lt;/out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6802,41.72382 -87.6802,41.72882 -87.6802,41.73402 -87.6802,41.73902 -87.67,41.73902 -87.67,41.73402 -87.67,41.72882 -87.67,41.72382 -87.6802,41.72382&lt;/coordinates&gt;&lt;/LinearRing&gt;&lt;/outerBoundaryIs&gt;&lt;/Polygon&gt;&lt;Polygon&gt;&lt;outerBoundaryIs&gt;&lt;LinearRing&gt;&lt;coordinates&gt;-87.81,42.00882 -87.81,42.00382 -87.815,42.00382 -87.8202,42.00382 -87.8252,42.00382 -87.8252,42.01402 -87.8202,42.01402 -87.8202,42.01902 -87.8152,42.01902 -87.81,42.01902 -87.805,42.01902 -87.805,42.00882 -87.81,42.00882&lt;/coordinates&gt;&lt;/LinearRing&gt;&lt;/outerBoundaryIs&gt;&lt;/Polygon&gt;&lt;Polygon&gt;&lt;outerBoundaryIs&gt;&lt;LinearRing&gt;&lt;coordinates&gt;-87.8452,41.94882 -87.8452,41.95382 -87.85,41.95382 -87.8552,41.95382 -87.8602,41.95382 -87.8602,41.95882 -87.8602,41.96402 -87.8602,41.96902 -87.8552,41.96902 -87.8552,41.97402 -87.845,41.97402 -87.845,41.96902 -87.84,41.96902 -87.835,41.96902 -87.835,41.96402 -87.83,41.96402 -87.83,41.95402 -87.8202,41.95402 -87.82,41.95402 -87.81,41.95402 -87.81,41.94382 -87.82,41.94382 -87.8202,41.94382 -87.8302,41.94382 -87.8302,41.95382 -87.835,41.95382 -87.835,41.94882 -87.8452,41.94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&lt;MultiGeometry&gt;&lt;Polygon&gt;&lt;outerBoundaryIs&gt;&lt;LinearRing&gt;&lt;coordinates&gt;-87.6802,41.73402 -87.6802,41.72882 -87.6802,41.72382 -87.67,41.72382 -87.67,41.72882 -87.67,41.73402 -87.67,41.739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,41.68882 -87.7,41.69382 -87.6952,41.69382 -87.695,41.69382 -87.685,41.69382 -87.685,41.70402 -87.69,41.70402 -87.69,41.70902 -87.695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&lt;/coordinates&gt;&lt;/LinearRing&gt;&lt;/outerBoundaryIs&gt;&lt;/Polygon&gt;&lt;Polygon&gt;&lt;outerBoundaryIs&gt;&lt;LinearRing&gt;&lt;coordinates&gt;-87.605,41.67402 -87.6152,41.67402 -87.6152,41.66902 -87.62,41.66902 -87.62,41.67402 -87.62,41.67902 -87.625,41.67902 -87.6302,41.67902 -87.6352,41.67902 -87.6352,41.67402 -87.6402,41.67402 -87.6402,41.66402 -87.6402,41.66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&lt;/coordinates&gt;&lt;/LinearRing&gt;&lt;/outerBoundaryIs&gt;&lt;/Polygon&gt;&lt;Polygon&gt;&lt;outerBoundaryIs&gt;&lt;LinearRing&gt;&lt;coordinates&gt;-87.5902,41.68402 -87.5902,41.67402 -87.5902,41.67382 -87.5902,41.66382 -87.5852,41.66382 -87.5852,41.65402 -87.595,41.65402 -87.5952,41.65402 -87.6,41.65402 -87.605,41.65402 -87.6052,41.65402 -87.61,41.65402 -87.61,41.65882 -87.605,41.65882 -87.605,41.66382 -87.605,41.66902 -87.605,41.67402 -87.6002,41.67402 -87.6002,41.67902 -87.5952,41.67902 -87.5952,41.68402 -87.5902,41.68402&lt;/coordinates&gt;&lt;/LinearRing&gt;&lt;/outerBoundaryIs&gt;&lt;/Polygon&gt;&lt;Polygon&gt;&lt;outerBoundaryIs&gt;&lt;LinearRing&gt;&lt;coordinates&gt;-87.52,41.68402 -87.525,41.68402 -87.525,41.68902 -87.53,41.68902 -87.535,41.68902 -87.5352,41.68902 -87.54,41.68902 -87.54,41.69402 -87.54,41.69902 -87.545,41.69902 -87.5502,41.69902 -87.5552,41.69902 -87.5552,41.69402 -87.5552,41.68902 -87.5552,41.68882 -87.5552,41.68402 -87.56,41.68402 -87.56,41.68902 -87.5702,41.68902 -87.5702,41.68402 -87.5752,41.68402 -87.5752,41.67902 -87.58,41.67902 -87.58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585,41.64382 -87.585,41.65382 -87.575,41.65382 -87.575,41.65882 -87.5702,41.65882 -87.5702,41.65402 -87.5702,41.64882 -87.5702,41.64382 -87.575,41.64382 -87.5752,41.64382 -87.58,41.64382 -87.5802,41.64382 -87.585,41.64382&lt;/coordinates&gt;&lt;/LinearRing&gt;&lt;/outerBoundaryIs&gt;&lt;/Polygon&gt;&lt;Polygon&gt;&lt;outerBoundaryIs&gt;&lt;LinearRing&gt;&lt;coordinates&gt;-87.56,41.65902 -87.56,41.66382 -87.5552,41.66382 -87.5552,41.65902 -87.56,41.65902&lt;/coordinates&gt;&lt;/LinearRing&gt;&lt;/outerBoundaryIs&gt;&lt;/Polygon&gt;&lt;Polygon&gt;&lt;outerBoundaryIs&gt;&lt;LinearRing&gt;&lt;coordinates&gt;-87.8252,42.00382 -87.8202,42.00382 -87.815,42.00382 -87.81,42.00382 -87.81,42.0088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902 -87.8352,41.96902 -87.8352,41.97382 -87.84,41.97382 -87.84,41.96902 -87.845,41.96902 -87.845,41.97402 -87.8552,41.97402 -87.8552,41.96902 -87.8602,41.96902 -87.8602,41.96882 -87.865,41.9688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&lt;/coordinates&gt;&lt;/LinearRing&gt;&lt;/outerBoundaryIs&gt;&lt;/Polygon&gt;&lt;Polygon&gt;&lt;outerBoundaryIs&gt;&lt;LinearRing&gt;&lt;coordinates&gt;-87.8602,41.95382 -87.8552,41.95382 -87.85,41.95382 -87.8452,41.95382 -87.8452,41.94882 -87.835,41.94882 -87.835,41.95382 -87.8302,41.95382 -87.8302,41.94382 -87.8202,41.94382 -87.82,41.94382 -87.81,41.94382 -87.81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402 -87.7452,41.75902 -87.7402,41.75902 -87.7402,41.76382 -87.7452,41.76382 -87.7452,41.77402 -87.735,41.77402 -87.735,41.76402 -87.73,41.76402 -87.7252,41.76402 -87.725,41.76402 -87.7202,41.76402 -87.7152,41.76402 -87.7152,41.76902 -87.7152,41.77402 -87.705,41.77402 -87.705,41.76902 -87.705,41.76402 -87.705,41.76382 -87.705,41.75902 -87.7002,41.75902 -87.7,41.75902 -87.6952,41.75902 -87.695,41.75902 -87.6902,41.75902 -87.6902,41.76402 -87.68,41.76402 -87.68,41.75902 -87.6752,41.75902 -87.6752,41.76902 -87.6652,41.76902 -87.6652,41.77902 -87.655,41.77902 -87.655,41.76882 -87.665,41.76882 -87.665,41.76402 -87.66,41.76402 -87.66,41.75902 -87.66,41.75402 -87.655,41.75402 -87.655,41.74902 -87.65,41.74902 -87.65,41.74402 -87.645,41.74402 -87.645,41.73902 -87.645,41.73402 -87.645,41.73382 -87.645,41.72902 -87.64,41.72902 -87.635,41.72902 -87.635,41.71902 -87.63,41.71902 -87.63,41.71402 -87.625,41.71402 -87.625,41.70902 -87.6202,41.70902 -87.62,41.70902 -87.6152,41.70902 -87.6152,41.71402 -87.6102,41.71402 -87.6102,41.72382 -87.6102,41.72402 -87.6102,41.73402 -87.6052,41.73402 -87.6052,41.73902 -87.6052,41.74402 -87.6002,41.74402 -87.6002,41.75402 -87.5952,41.75402 -87.59,41.75402 -87.5852,41.75402 -87.5852,41.75902 -87.5752,41.75902 -87.575,41.75902 -87.5702,41.75902 -87.5652,41.75902 -87.5652,41.76402 -87.5552,41.764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innerBoundaryIs&gt;&lt;LinearRing&gt;&lt;coordinates&gt;-87.645,41.70902 -87.6402,41.70902 -87.6402,41.71402 -87.6402,41.71882 -87.645,41.71882 -87.645,41.71402 -87.645,41.71382 -87.645,41.7090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382 -87.76,41.99382 -87.76,41.98902 -87.755,41.98902 -87.755,41.97882 -87.7652,41.97882 -87.7652,41.98382 -87.77,41.98382 -87.77,41.97882 -87.775,41.97882 -87.7802,41.97882 -87.785,41.97882 -87.785,41.97402 -87.78,41.97402 -87.78,41.96902 -87.775,41.96902 -87.775,41.96402 -87.775,41.95902 -87.77,41.95902 -87.77,41.95402 -87.77,41.94902 -87.765,41.94902 -87.76,41.94902 -87.76,41.93902 -87.755,41.93902 -87.755,41.92882 -87.7652,41.92882 -87.7652,41.93882 -87.77,41.93882 -87.77,41.93382 -87.775,41.93382 -87.78,41.93382 -87.78,41.92882 -87.785,41.92882 -87.785,41.91882 -87.7952,41.91882 -87.7952,41.92382 -87.8,41.92382 -87.8002,41.92382 -87.8052,41.92382 -87.8102,41.92382 -87.8102,41.9288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102,41.99382 -87.7102,42.00402 -87.7,42.00402 -87.7,41.99382 -87.7102,41.99382&lt;/coordinates&gt;&lt;/LinearRing&gt;&lt;/outerBoundaryIs&gt;&lt;/Polygon&gt;&lt;Polygon&gt;&lt;outerBoundaryIs&gt;&lt;LinearRing&gt;&lt;coordinates&gt;-87.695,42.01382 -87.695,42.00882 -87.7,42.00882 -87.7052,42.00882 -87.7102,42.00882 -87.7102,42.01382 -87.7102,42.01902 -87.7102,42.02402 -87.7052,42.02402 -87.7002,42.02402 -87.7,42.02402 -87.695,42.02402 -87.69,42.02402 -87.69,42.01382 -87.695,42.01382&lt;/coordinates&gt;&lt;/LinearRing&gt;&lt;/outerBoundaryIs&gt;&lt;/Polygon&gt;&lt;Polygon&gt;&lt;outerBoundaryIs&gt;&lt;LinearRing&gt;&lt;coordinates&gt;-87.72,41.98402 -87.72,41.97882 -87.72,41.97382 -87.725,41.97382 -87.73,41.97382 -87.7302,41.97382 -87.735,41.97382 -87.7352,41.97382 -87.7402,41.97382 -87.7452,41.97382 -87.7452,41.97882 -87.7502,41.97882 -87.7502,41.98902 -87.7452,41.98902 -87.7452,41.99402 -87.7452,41.99902 -87.7402,41.99902 -87.7352,41.99902 -87.735,41.99902 -87.7302,41.99902 -87.73,41.99902 -87.725,41.99902 -87.72,41.99902 -87.72,41.98902 -87.72,41.98882 -87.72,41.98402&lt;/coordinates&gt;&lt;/LinearRing&gt;&lt;/outerBoundaryIs&gt;&lt;/Polygon&gt;&lt;Polygon&gt;&lt;outerBoundaryIs&gt;&lt;LinearRing&gt;&lt;coordinates&gt;-87.6102,41.76382 -87.6102,41.77402 -87.6,41.77402 -87.6,41.76382 -87.6102,41.76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&lt;MultiGeometry&gt;&lt;Polygon&gt;&lt;outerBoundaryIs&gt;&lt;LinearRing&gt;&lt;coordinates&gt;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52,41.76402 -87.5652,41.76402 -87.5652,41.75902 -87.5702,41.75902 -87.575,41.75902 -87.5752,41.75902 -87.5852,41.75902 -87.5852,41.75402 -87.59,41.75402 -87.5952,41.75402 -87.6002,41.75402 -87.6002,41.74402 -87.6052,41.74402 -87.6052,41.73902 -87.6052,41.73402 -87.6102,41.73402 -87.6102,41.72402 -87.6102,41.72382 -87.6102,41.71402 -87.6152,41.71402 -87.6152,41.70902 -87.62,41.70902 -87.6202,41.70902 -87.625,41.70902 -87.625,41.71402 -87.63,41.71402 -87.63,41.71902 -87.635,41.71902 -87.635,41.72902 -87.64,41.72902 -87.645,41.72902 -87.645,41.73382 -87.645,41.73402 -87.645,41.73902 -87.645,41.74402 -87.65,41.74402 -87.65,41.74902 -87.655,41.74902 -87.655,41.75402 -87.66,41.75402 -87.66,41.75902 -87.66,41.76402 -87.665,41.76402 -87.665,41.76882 -87.655,41.768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&lt;/coordinates&gt;&lt;/LinearRing&gt;&lt;/outerBoundaryIs&gt;&lt;innerBoundaryIs&gt;&lt;LinearRing&gt;&lt;coordinates&gt;-87.6102,41.77402 -87.6102,41.76382 -87.6,41.76382 -87.6,41.77402 -87.6102,41.77402&lt;/coordinates&gt;&lt;/LinearRing&gt;&lt;/innerBoundaryIs&gt;&lt;/Polygon&gt;&lt;Polygon&gt;&lt;outerBoundaryIs&gt;&lt;LinearRing&gt;&lt;coordinates&gt;-87.7102,41.99902 -87.7102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2882 -87.78,41.92882 -87.78,41.93382 -87.775,41.93382 -87.77,41.93382 -87.77,41.93882 -87.7652,41.93882 -87.7652,41.92882 -87.755,41.92882 -87.755,41.93902 -87.76,41.93902 -87.76,41.94902 -87.765,41.94902 -87.77,41.94902 -87.77,41.95402 -87.77,41.95902 -87.775,41.95902 -87.775,41.96402 -87.775,41.96902 -87.78,41.96902 -87.78,41.97402 -87.785,41.97402 -87.785,41.97882 -87.7802,41.97882 -87.775,41.97882 -87.77,41.97882 -87.77,41.98382 -87.7652,41.98382 -87.7652,41.97882 -87.755,41.97882 -87.755,41.98902 -87.76,41.98902 -87.76,41.99382 -87.755,41.99382 -87.755,41.99902 -87.7502,41.99902 -87.75,41.99902 -87.7452,41.99902 -87.7452,41.99402 -87.7452,41.98902 -87.7502,41.98902 -87.7502,41.97882 -87.7452,41.97882 -87.7452,41.97382 -87.7402,41.97382 -87.7352,41.97382 -87.735,41.97382 -87.7302,41.97382 -87.73,41.97382 -87.725,41.97382 -87.72,41.97382 -87.72,41.97882 -87.72,41.98402 -87.72,41.98882 -87.72,41.98902 -87.72,41.99902 -87.7152,41.99902 -87.715,41.99902 -87.7102,41.99902&lt;/coordinates&gt;&lt;/LinearRing&gt;&lt;/outerBoundaryIs&gt;&lt;/Polygon&gt;&lt;Polygon&gt;&lt;outerBoundaryIs&gt;&lt;LinearRing&gt;&lt;coordinates&gt;-87.7,41.99382 -87.7,42.00402 -87.7102,42.00402 -87.7102,42.00882 -87.7052,42.00882 -87.7,42.00882 -87.695,42.00882 -87.695,42.01382 -87.69,42.0138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&lt;/coordinates&gt;&lt;/LinearRing&gt;&lt;/outerBoundaryIs&gt;&lt;/Polygon&gt;&lt;Polygon&gt;&lt;outerBoundaryIs&gt;&lt;LinearRing&gt;&lt;coordinates&gt;-87.8102,41.92382 -87.8052,41.92382 -87.8002,41.92382 -87.8,41.92382 -87.7952,41.92382 -87.7952,41.91882 -87.785,41.91882 -87.785,41.91382 -87.785,41.90882 -87.79,41.90882 -87.795,41.90882 -87.7952,41.90882 -87.8002,41.90882 -87.8052,41.90882 -87.8052,41.91382 -87.8102,41.91382 -87.8102,41.91882 -87.8102,41.92382&lt;/coordinates&gt;&lt;/LinearRing&gt;&lt;/outerBoundaryIs&gt;&lt;/Polygon&gt;&lt;Polygon&gt;&lt;outerBoundaryIs&gt;&lt;LinearRing&gt;&lt;coordinates&gt;-87.7452,41.76382 -87.7402,41.76382 -87.7402,41.75902 -87.7452,41.75902 -87.7452,41.76382&lt;/coordinates&gt;&lt;/LinearRing&gt;&lt;/outerBoundaryIs&gt;&lt;/Polygon&gt;&lt;Polygon&gt;&lt;outerBoundaryIs&gt;&lt;LinearRing&gt;&lt;coordinates&gt;-87.655,41.77902 -87.6652,41.77902 -87.6652,41.76902 -87.6752,41.76902 -87.6752,41.75902 -87.68,41.75902 -87.68,41.76402 -87.6902,41.76402 -87.6902,41.75902 -87.695,41.75902 -87.6952,41.75902 -87.7,41.75902 -87.7002,41.75902 -87.705,41.75902 -87.705,41.76382 -87.705,41.76402 -87.705,41.76902 -87.705,41.77402 -87.7152,41.77402 -87.7152,41.76902 -87.7152,41.76402 -87.7202,41.76402 -87.725,41.76402 -87.7252,41.76402 -87.73,41.76402 -87.735,41.76402 -87.735,41.77402 -87.7452,41.774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&lt;/coordinates&gt;&lt;/LinearRing&gt;&lt;/outerBoundaryIs&gt;&lt;/Polygon&gt;&lt;Polygon&gt;&lt;outerBoundaryIs&gt;&lt;LinearRing&gt;&lt;coordinates&gt;-87.645,41.70902 -87.645,41.71382 -87.645,41.71402 -87.645,41.71882 -87.6402,41.71882 -87.6402,41.71402 -87.6402,41.70902 -87.645,41.7090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902 -87.8052,41.79402 -87.8002,41.79402 -87.8002,41.79902 -87.8002,41.80402 -87.7952,41.80402 -87.7902,41.80402 -87.79,41.80402 -87.7852,41.80402 -87.785,41.80402 -87.7802,41.80402 -87.78,41.80402 -87.775,41.80402 -87.77,41.80402 -87.77,41.79902 -87.765,41.79902 -87.7602,41.79902 -87.7602,41.80402 -87.75,41.80402 -87.75,41.79902 -87.7452,41.79902 -87.745,41.79902 -87.7402,41.79902 -87.74,41.79902 -87.7352,41.79902 -87.735,41.79902 -87.7302,41.79902 -87.7302,41.80402 -87.72,41.80402 -87.72,41.79902 -87.7152,41.79902 -87.71,41.79902 -87.705,41.79902 -87.705,41.79402 -87.7002,41.79402 -87.7,41.79402 -87.695,41.79402 -87.6902,41.79402 -87.69,41.79402 -87.6852,41.79402 -87.6802,41.79402 -87.68,41.79402 -87.6752,41.79402 -87.6752,41.79902 -87.6752,41.80402 -87.6702,41.80402 -87.6702,41.80902 -87.6652,41.80902 -87.6602,41.80902 -87.66,41.80902 -87.6552,41.80902 -87.655,41.80902 -87.65,41.80902 -87.645,41.80902 -87.645,41.80402 -87.635,41.80402 -87.635,41.79402 -87.635,41.79382 -87.635,41.78902 -87.6302,41.78902 -87.63,41.78902 -87.6252,41.78902 -87.6252,41.79402 -87.6202,41.79402 -87.6202,41.79902 -87.6202,41.80402 -87.6152,41.80402 -87.6152,41.80902 -87.6152,41.81402 -87.6102,41.81402 -87.605,41.81402 -87.6,41.81402 -87.6,41.80902 -87.5952,41.80902 -87.595,41.80902 -87.585,41.80902 -87.585,41.80402 -87.585,41.799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382 -87.66,42.00382 -87.66,41.99882 -87.665,41.99882 -87.67,41.99882 -87.6702,41.99882 -87.675,41.99882 -87.675,41.99402 -87.675,41.99382 -87.675,41.98902 -87.675,41.98382 -87.675,41.97882 -87.68,41.97882 -87.685,41.97882 -87.6852,41.97882 -87.69,41.97882 -87.69,41.97382 -87.69,41.96882 -87.695,41.96882 -87.7,41.96882 -87.7002,41.96882 -87.705,41.96882 -87.705,41.96382 -87.705,41.95882 -87.71,41.95882 -87.715,41.95882 -87.715,41.95382 -87.72,41.95382 -87.72,41.94902 -87.72,41.94882 -87.72,41.94382 -87.72,41.93902 -87.72,41.93882 -87.72,41.92882 -87.725,41.92882 -87.725,41.92402 -87.72,41.92402 -87.72,41.91382 -87.725,41.91382 -87.725,41.90882 -87.73,41.90882 -87.735,41.90882 -87.7352,41.90882 -87.74,41.90882 -87.74,41.90382 -87.75,41.90382 -87.7502,41.90382 -87.755,41.90382 -87.755,41.89882 -87.765,41.89882 -87.765,41.89382 -87.7752,41.89382 -87.7752,41.89882 -87.7752,41.90382 -87.7802,41.9038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052,41.81882 -87.6052,41.82902 -87.595,41.82902 -87.595,41.81882 -87.6052,41.8188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&lt;MultiGeometry&gt;&lt;Polygon&gt;&lt;outerBoundaryIs&gt;&lt;LinearRing&gt;&lt;coordinates&gt;-87.6,41.82902 -87.6052,41.82902 -87.6052,41.81882 -87.595,41.81882 -87.595,41.81902 -87.59,41.81902 -87.59,41.81402 -87.585,41.81402 -87.585,41.80902 -87.595,41.80902 -87.5952,41.80902 -87.6,41.80902 -87.6,41.81402 -87.605,41.81402 -87.6102,41.81402 -87.6152,41.81402 -87.6152,41.80902 -87.6152,41.80402 -87.6202,41.80402 -87.6202,41.79902 -87.6202,41.79402 -87.6252,41.79402 -87.6252,41.78902 -87.63,41.78902 -87.6302,41.78902 -87.635,41.78902 -87.635,41.79382 -87.635,41.79402 -87.635,41.80402 -87.645,41.80402 -87.645,41.80902 -87.65,41.80902 -87.655,41.80902 -87.6552,41.80902 -87.66,41.80902 -87.6602,41.80902 -87.6652,41.80902 -87.6702,41.80902 -87.6702,41.80402 -87.6752,41.80402 -87.6752,41.79902 -87.6752,41.79402 -87.68,41.79402 -87.6802,41.79402 -87.6852,41.79402 -87.69,41.79402 -87.6902,41.79402 -87.695,41.79402 -87.7,41.79402 -87.7002,41.79402 -87.705,41.79402 -87.705,41.79902 -87.71,41.79902 -87.7152,41.79902 -87.72,41.79902 -87.72,41.80402 -87.7302,41.80402 -87.7302,41.79902 -87.735,41.79902 -87.7352,41.79902 -87.74,41.79902 -87.7402,41.79902 -87.745,41.79902 -87.7452,41.79902 -87.75,41.79902 -87.75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&lt;/coordinates&gt;&lt;/LinearRing&gt;&lt;/outerBoundaryIs&gt;&lt;/Polygon&gt;&lt;Polygon&gt;&lt;outerBoundaryIs&gt;&lt;LinearRing&gt;&lt;coordinates&gt;-87.7752,41.89382 -87.765,41.89382 -87.765,41.89882 -87.755,41.89882 -87.755,41.90382 -87.7502,41.90382 -87.75,41.90382 -87.74,41.90382 -87.74,41.90882 -87.7352,41.90882 -87.735,41.90882 -87.73,41.90882 -87.725,41.90882 -87.725,41.91382 -87.72,41.91382 -87.72,41.92402 -87.725,41.92402 -87.725,41.92882 -87.72,41.92882 -87.72,41.93882 -87.72,41.93902 -87.72,41.94382 -87.72,41.94882 -87.72,41.94902 -87.72,41.95382 -87.715,41.95382 -87.715,41.95882 -87.71,41.95882 -87.705,41.95882 -87.705,41.96382 -87.705,41.96882 -87.7002,41.96882 -87.7,41.96882 -87.695,41.96882 -87.69,41.96882 -87.69,41.97382 -87.69,41.97882 -87.6852,41.97882 -87.685,41.97882 -87.68,41.97882 -87.675,41.97882 -87.675,41.98382 -87.675,41.98902 -87.675,41.99382 -87.675,41.99402 -87.675,41.99882 -87.6702,41.99882 -87.67,41.99882 -87.665,41.99882 -87.66,41.99882 -87.66,42.0038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&lt;/coordinates&gt;&lt;/LinearRing&gt;&lt;/outerBoundaryIs&gt;&lt;/Polygon&gt;&lt;Polygon&gt;&lt;outerBoundaryIs&gt;&lt;LinearRing&gt;&lt;coordinates&gt;-87.7802,41.90382 -87.7752,41.90382 -87.7752,41.89882 -87.7752,41.89382 -87.7802,41.89382 -87.7802,41.89882 -87.7802,41.90382&lt;/coordinates&gt;&lt;/LinearRing&gt;&lt;/outerBoundaryIs&gt;&lt;/Polygon&gt;&lt;Polygon&gt;&lt;outerBoundaryIs&gt;&lt;LinearRing&gt;&lt;coordinates&gt;-87.8002,41.79902 -87.8002,41.79402 -87.8052,41.79402 -87.8052,41.79902 -87.8002,41.79902&lt;/coordinates&gt;&lt;/LinearRing&gt;&lt;/outerBoundaryIs&gt;&lt;/Polygon&gt;&lt;Polygon&gt;&lt;outerBoundaryIs&gt;&lt;LinearRing&gt;&lt;coordinates&gt;-87.7602,41.80402 -87.7602,41.79902 -87.765,41.79902 -87.77,41.79902 -87.77,41.80402 -87.7652,41.80402 -87.765,41.80402 -87.7602,41.80402&lt;/coordinates&gt;&lt;/LinearRing&gt;&lt;/outerBoundaryIs&gt;&lt;/Polygon&gt;&lt;Polygon&gt;&lt;outerBoundaryIs&gt;&lt;LinearRing&gt;&lt;coordinates&gt;-87.58,41.79902 -87.585,41.79902 -87.585,41.80402 -87.585,41.80902 -87.58,41.80902 -87.58,41.80402 -87.58,41.7990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&lt;MultiGeometry&gt;&lt;Polygon&gt;&lt;outerBoundaryIs&gt;&lt;LinearRing&gt;&lt;coordinates&gt;-87.655,41.89902 -87.6602,41.89902 -87.6602,41.89882 -87.6652,41.89882 -87.6652,41.90902 -87.6602,41.90902 -87.6602,41.91402 -87.65,41.91402 -87.65,41.90382 -87.655,41.90382 -87.655,41.89902&lt;/coordinates&gt;&lt;/LinearRing&gt;&lt;/outerBoundaryIs&gt;&lt;/Polygon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882 -87.65,41.98402 -87.645,41.98402 -87.645,41.97382 -87.65,41.97382 -87.65,41.96882 -87.66,41.96882 -87.6602,41.96882 -87.665,41.96882 -87.665,41.96382 -87.67,41.96382 -87.675,41.96382 -87.675,41.95882 -87.68,41.95882 -87.68,41.95382 -87.685,41.95382 -87.685,41.94902 -87.685,41.94882 -87.685,41.93882 -87.69,41.93882 -87.69,41.93402 -87.69,41.92902 -87.685,41.92902 -87.685,41.92402 -87.68,41.92402 -87.68,41.91902 -87.675,41.91902 -87.67,41.91902 -87.67,41.90882 -87.675,41.90882 -87.675,41.90382 -87.68,41.90382 -87.685,41.90382 -87.6852,41.90382 -87.69,41.90382 -87.69,41.89882 -87.695,41.89882 -87.7,41.89882 -87.7002,41.89882 -87.705,41.89882 -87.7052,41.89882 -87.71,41.89882 -87.71,41.89382 -87.71,41.88882 -87.715,41.88882 -87.72,41.88882 -87.72,41.88382 -87.725,41.88382 -87.73,41.88382 -87.7302,41.88382 -87.735,41.88382 -87.7352,41.88382 -87.74,41.88382 -87.7402,41.88382 -87.745,41.88382 -87.745,41.87882 -87.75,41.87882 -87.75,41.86882 -87.7602,41.86882 -87.7602,41.87382 -87.765,41.87382 -87.765,41.86882 -87.7752,41.86882 -87.7752,41.87382 -87.7752,41.87882 -87.7752,41.87902 -87.7752,41.88382&lt;/coordinates&gt;&lt;/LinearRing&gt;&lt;/out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Polygon&gt;&lt;outerBoundaryIs&gt;&lt;LinearRing&gt;&lt;coordinates&gt;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902 -87.7402,41.84402 -87.7352,41.84402 -87.73,41.84402 -87.725,41.84402 -87.725,41.83902 -87.72,41.83902 -87.715,41.83902 -87.715,41.83402 -87.71,41.83402 -87.71,41.82902 -87.71,41.82402 -87.7052,41.82402 -87.7052,41.82902 -87.695,41.82902 -87.695,41.82402 -87.6852,41.82402 -87.685,41.82402 -87.6802,41.82402 -87.6802,41.82902 -87.6802,41.83382 -87.6852,41.83382 -87.6852,41.84402 -87.6752,41.84402 -87.675,41.84402 -87.6652,41.84402 -87.665,41.84402 -87.6602,41.84402 -87.6602,41.84902 -87.6552,41.84902 -87.6552,41.85402 -87.6502,41.85402 -87.6502,41.85902 -87.6402,41.85902 -87.64,41.85902 -87.6302,41.85902 -87.63,41.85902 -87.6252,41.85902 -87.6252,41.86402 -87.6152,41.86402 -87.6152,41.86902 -87.6102,41.869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&lt;/coordinates&gt;&lt;/LinearRing&gt;&lt;/outerBoundaryIs&gt;&lt;/Polygon&gt;&lt;Polygon&gt;&lt;outerBoundaryIs&gt;&lt;LinearRing&gt;&lt;coordinates&gt;-87.7002,41.89402 -87.695,41.89402 -87.69,41.89402 -87.69,41.88382 -87.695,41.88382 -87.7002,41.88382 -87.7052,41.88382 -87.7052,41.89402 -87.7002,41.89402&lt;/coordinates&gt;&lt;/LinearRing&gt;&lt;/outerBoundaryIs&gt;&lt;/Polygon&gt;&lt;Polygon&gt;&lt;outerBoundaryIs&gt;&lt;LinearRing&gt;&lt;coordinates&gt;-87.6402,41.93882 -87.6402,41.94902 -87.63,41.94902 -87.63,41.93882 -87.6402,41.93882&lt;/coordinates&gt;&lt;/LinearRing&gt;&lt;/outerBoundaryIs&gt;&lt;/Polygon&gt;&lt;Polygon&gt;&lt;outerBoundaryIs&gt;&lt;LinearRing&gt;&lt;coordinates&gt;-87.6402,41.95882 -87.6402,41.96902 -87.63,41.96902 -87.63,41.95882 -87.6402,41.9588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&lt;MultiGeometry&gt;&lt;Polygon&gt;&lt;outerBoundaryIs&gt;&lt;LinearRing&gt;&lt;coordinates&gt;-87.6552,41.88882 -87.65,41.88882 -87.65,41.89902 -87.655,41.89902 -87.655,41.90382 -87.65,41.90382 -87.65,41.91402 -87.6602,41.91402 -87.6602,41.90902 -87.6652,41.90902 -87.6652,41.89882 -87.6602,41.89882 -87.6602,41.88882 -87.6652,41.88882 -87.6652,41.89382 -87.67,41.89382 -87.6702,41.89382 -87.675,41.89382 -87.675,41.88882 -87.68,41.88882 -87.685,41.88882 -87.6852,41.88882 -87.69,41.88882 -87.69,41.89402 -87.695,41.89402 -87.7002,41.89402 -87.7052,41.89402 -87.705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3382 -87.6802,41.83382 -87.6802,41.82902 -87.6802,41.82402 -87.685,41.82402 -87.6852,41.82402 -87.695,41.82402 -87.695,41.82902 -87.7052,41.82902 -87.7052,41.82402 -87.71,41.82402 -87.71,41.82902 -87.71,41.83402 -87.715,41.83402 -87.715,41.83902 -87.72,41.83902 -87.725,41.83902 -87.725,41.84402 -87.73,41.84402 -87.7352,41.8440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65,41.86882 -87.765,41.87382 -87.7602,41.87382 -87.7602,41.86882 -87.75,41.86882 -87.75,41.87882 -87.745,41.87882 -87.745,41.88382 -87.7402,41.88382 -87.74,41.88382 -87.7352,41.88382 -87.735,41.88382 -87.7302,41.88382 -87.73,41.88382 -87.725,41.88382 -87.72,41.88382 -87.72,41.88882 -87.715,41.88882 -87.71,41.88882 -87.71,41.89382 -87.71,41.89882 -87.7052,41.89882 -87.705,41.89882 -87.7002,41.89882 -87.7,41.89882 -87.695,41.89882 -87.69,41.89882 -87.69,41.90382 -87.6852,41.90382 -87.685,41.90382 -87.68,41.90382 -87.675,41.90382 -87.675,41.90882 -87.67,41.90882 -87.67,41.91902 -87.675,41.91902 -87.68,41.91902 -87.68,41.92402 -87.685,41.92402 -87.685,41.92902 -87.69,41.92902 -87.69,41.93402 -87.69,41.93882 -87.685,41.93882 -87.685,41.94882 -87.685,41.94902 -87.685,41.95382 -87.68,41.95382 -87.68,41.95882 -87.675,41.95882 -87.675,41.96382 -87.67,41.96382 -87.665,41.96382 -87.665,41.96882 -87.6602,41.96882 -87.66,41.96882 -87.65,41.96882 -87.65,41.97382 -87.645,41.97382 -87.645,41.97402 -87.64,41.97402 -87.64,41.96902 -87.6402,41.96902 -87.6402,41.95882 -87.64,41.95882 -87.64,41.95402 -87.635,41.95402 -87.635,41.94902 -87.6402,41.9490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6402 -87.6252,41.86402 -87.6252,41.85902 -87.63,41.85902 -87.6302,41.85902 -87.64,41.85902 -87.6402,41.85902 -87.6502,41.85902 -87.6502,41.85402 -87.6552,41.85402 -87.6552,41.84902 -87.6602,41.84902 -87.6602,41.84402 -87.665,41.84402 -87.6652,41.84402 -87.675,41.84402 -87.67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outerBoundaryIs&gt;&lt;/Polygon&gt;&lt;Polygon&gt;&lt;outerBoundaryIs&gt;&lt;LinearRing&gt;&lt;coordinates&gt;-87.605,41.86902 -87.6102,41.86902 -87.6152,41.86902 -87.6152,41.87402 -87.605,41.87402 -87.605,41.86902&lt;/coordinates&gt;&lt;/LinearRing&gt;&lt;/outerBoundaryIs&gt;&lt;/Polygon&gt;&lt;/MultiGeometry&gt;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&lt;MultiGeometry&gt;&lt;Polygon&gt;&lt;outerBoundaryIs&gt;&lt;LinearRing&gt;&lt;coordinates&gt;-87.6452,41.93882 -87.6402,41.93882 -87.635,41.93882 -87.63,41.93882 -87.63,41.93402 -87.63,41.93382 -87.63,41.92902 -87.625,41.92902 -87.625,41.92402 -87.625,41.91902 -87.62,41.91902 -87.62,41.91402 -87.62,41.90882 -87.62,41.90382 -87.625,41.90382 -87.625,41.89882 -87.625,41.89402 -87.625,41.89382 -87.625,41.88902 -87.6202,41.88902 -87.62,41.88902 -87.6152,41.88902 -87.6152,41.89902 -87.6102,41.89902 -87.605,41.89902 -87.6,41.89902 -87.6,41.88882 -87.605,41.88882 -87.61,41.88882 -87.61,41.88402 -87.605,41.88402 -87.605,41.87402 -87.6152,41.87402 -87.6152,41.86902 -87.62,41.86902 -87.62,41.87402 -87.625,41.87402 -87.625,41.87902 -87.635,41.87902 -87.635,41.88402 -87.64,41.88402 -87.64,41.88882 -87.64,41.89382 -87.64,41.89402 -87.64,41.89882 -87.635,41.89882 -87.635,41.90382 -87.63,41.90382 -87.63,41.90882 -87.63,41.91382 -87.63,41.91402 -87.63,41.91902 -87.63,41.92402 -87.6402,41.92402 -87.6402,41.91902 -87.645,41.91902 -87.6452,41.91902 -87.65,41.91902 -87.6502,41.91902 -87.655,41.91902 -87.6552,41.91902 -87.66,41.91902 -87.66,41.92402 -87.665,41.92402 -87.665,41.92902 -87.67,41.92902 -87.67,41.93402 -87.675,41.93402 -87.675,41.93882 -87.67,41.93882 -87.67,41.94382 -87.665,41.94382 -87.665,41.94882 -87.66,41.94882 -87.655,41.94882 -87.655,41.95382 -87.6502,41.95382 -87.6452,41.95382 -87.6452,41.94902 -87.6452,41.94382 -87.6452,41.93882&lt;/coordinates&gt;&lt;/LinearRing&gt;&lt;/outerBoundaryIs&gt;&lt;innerBoundaryIs&gt;&lt;LinearRing&gt;&lt;coordinates&gt;-87.6452,41.93882 -87.6502,41.93882 -87.655,41.93882 -87.6552,41.93882 -87.66,41.93882 -87.66,41.93402 -87.655,41.93402 -87.655,41.92902 -87.6502,41.92902 -87.65,41.92902 -87.6452,41.92902 -87.6452,41.93382 -87.6452,41.93402 -87.6452,41.93882&lt;/coordinates&gt;&lt;/LinearRing&gt;&lt;/innerBoundaryIs&gt;&lt;/Polygon&gt;&lt;Polygon&gt;&lt;outerBoundaryIs&gt;&lt;LinearRing&gt;&lt;coordinates&gt;-87.725,41.86402 -87.725,41.86902 -87.725,41.87382 -87.72,41.87382 -87.715,41.87382 -87.715,41.87882 -87.71,41.87882 -87.705,41.87882 -87.705,41.88382 -87.7002,41.88382 -87.7,41.88382 -87.695,41.88382 -87.69,41.88382 -87.69,41.88882 -87.6852,41.88882 -87.685,41.88882 -87.68,41.88882 -87.675,41.88882 -87.675,41.89382 -87.6702,41.89382 -87.67,41.89382 -87.6652,41.89382 -87.6652,41.88882 -87.6602,41.88882 -87.6552,41.88882 -87.6552,41.88382 -87.6502,41.88382 -87.6502,41.87902 -87.6502,41.87402 -87.6502,41.87382 -87.6502,41.86902 -87.6552,41.86902 -87.6552,41.86402 -87.6602,41.86402 -87.6652,41.86402 -87.6652,41.85902 -87.6652,41.85402 -87.6702,41.85402 -87.6752,41.85402 -87.6752,41.84902 -87.6802,41.84902 -87.6802,41.84402 -87.6852,41.84402 -87.6852,41.83902 -87.6902,41.83902 -87.695,41.83902 -87.6952,41.83902 -87.7,41.83902 -87.7,41.84402 -87.705,41.84402 -87.705,41.84902 -87.715,41.84902 -87.715,41.85402 -87.725,41.85402 -87.725,41.85882 -87.725,41.85902 -87.725,41.86382 -87.725,41.86402&lt;/coordinates&gt;&lt;/LinearRing&gt;&lt;/outerBoundaryIs&gt;&lt;innerBoundaryIs&gt;&lt;LinearRing&gt;&lt;coordinates&gt;-87.705,41.85882 -87.705,41.85402 -87.7,41.85402 -87.6952,41.85402 -87.695,41.85402 -87.6902,41.85402 -87.6902,41.85902 -87.6852,41.85902 -87.6852,41.86402 -87.6852,41.86902 -87.6752,41.86902 -87.675,41.86902 -87.6702,41.86902 -87.6652,41.86902 -87.6652,41.87382 -87.6652,41.87402 -87.6652,41.87882 -87.67,41.87882 -87.6702,41.87882 -87.675,41.87882 -87.6752,41.87882 -87.68,41.87882 -87.6802,41.87882 -87.685,41.87882 -87.685,41.87382 -87.69,41.87382 -87.695,41.87382 -87.695,41.86882 -87.7,41.86882 -87.7,41.86382 -87.7,41.85882 -87.705,41.85882&lt;/coordinates&gt;&lt;/LinearRing&gt;&lt;/innerBoundaryIs&gt;&lt;/Polygon&gt;&lt;/MultiGeometry&gt;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&lt;MultiGeometry&gt;&lt;Polygon&gt;&lt;outerBoundaryIs&gt;&lt;LinearRing&gt;&lt;coordinates&gt;-87.9102,41.97402 -87.9102,41.96902 -87.9102,41.96382 -87.9102,41.95882 -87.9,41.95882 -87.9,41.96382 -87.9,41.96902 -87.895,41.96902 -87.89,41.96902 -87.89,41.96402 -87.885,41.96402 -87.88,41.9640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352,41.98882 -87.9352,41.98382 -87.9352,41.97882 -87.9302,41.97882 -87.9302,41.97382 -87.9252,41.97382 -87.92,41.97382 -87.915,41.97382 -87.915,41.97402 -87.9102,41.97402&lt;/coordinates&gt;&lt;/LinearRing&gt;&lt;/outerBoundaryIs&gt;&lt;/Polygon&gt;&lt;Polygon&gt;&lt;outerBoundaryIs&gt;&lt;LinearRing&gt;&lt;coordinates&gt;-87.9052,42.00902 -87.9052,42.00402 -87.9052,41.99902 -87.91,41.99902 -87.9102,41.99902 -87.915,41.99902 -87.9152,41.99902 -87.92,41.99902 -87.9202,41.99902 -87.925,41.99902 -87.9252,41.99902 -87.93,41.99902 -87.9302,41.99902 -87.9352,41.99902 -87.9402,41.99902 -87.9402,42.00402 -87.9402,42.00902 -87.9352,42.00902 -87.9302,42.00902 -87.93,42.00902 -87.9252,42.00902 -87.925,42.00902 -87.9202,42.00902 -87.92,42.00902 -87.9152,42.00902 -87.915,42.00902 -87.9102,42.00902 -87.91,42.00902 -87.9052,42.00902&lt;/coordinates&gt;&lt;/LinearRing&gt;&lt;/outerBoundaryIs&gt;&lt;/Polygon&gt;&lt;Polygon&gt;&lt;outerBoundaryIs&gt;&lt;LinearRing&gt;&lt;coordinates&gt;-87.91,41.97882 -87.91,41.98382 -87.9052,41.98382 -87.905,41.98382 -87.9002,41.98382 -87.9,41.98382 -87.895,41.98382 -87.89,41.98382 -87.89,41.98882 -87.89,41.99382 -87.89,41.99402 -87.89,41.99882 -87.89,41.99902 -87.885,41.99902 -87.88,41.99902 -87.88,41.99402 -87.875,41.99402 -87.875,41.98382 -87.88,41.98382 -87.885,41.98382 -87.885,41.97382 -87.8952,41.97382 -87.8952,41.97882 -87.9,41.97882 -87.9002,41.97882 -87.9052,41.97882 -87.91,41.97882&lt;/coordinates&gt;&lt;/LinearRing&gt;&lt;/outerBoundaryIs&gt;&lt;/Polygon&gt;&lt;Polygon&gt;&lt;outerBoundaryIs&gt;&lt;LinearRing&gt;&lt;coordinates&gt;-87.6152,41.64382 -87.6152,41.65402 -87.605,41.65402 -87.605,41.64382 -87.6152,41.64382&lt;/coordinates&gt;&lt;/LinearRing&gt;&lt;/outerBoundaryIs&gt;&lt;/Polygon&gt;&lt;Polygon&gt;&lt;outerBoundaryIs&gt;&lt;LinearRing&gt;&lt;coordinates&gt;-87.7402,41.67882 -87.7402,41.68382 -87.7402,41.68902 -87.7402,41.69402 -87.7352,41.69402 -87.7302,41.69402 -87.73,41.69402 -87.725,41.69402 -87.7202,41.69402 -87.7202,41.70402 -87.71,41.70402 -87.71,41.69382 -87.72,41.69382 -87.72,41.68382 -87.725,41.68382 -87.725,41.67882 -87.73,41.67882 -87.7352,41.67882 -87.7402,41.67882&lt;/coordinates&gt;&lt;/LinearRing&gt;&lt;/outerBoundaryIs&gt;&lt;/Polygon&gt;&lt;Polygon&gt;&lt;outerBoundaryIs&gt;&lt;LinearRing&gt;&lt;coordinates&gt;-87.52,41.65402 -87.52,41.65382 -87.52,41.64882 -87.52,41.64382 -87.525,41.64382 -87.53,41.64382 -87.5302,41.64382 -87.535,41.64382 -87.5352,41.64382 -87.5402,41.64382 -87.5452,41.64382 -87.5452,41.64882 -87.5452,41.65382 -87.5452,41.65402 -87.5452,41.65882 -87.5502,41.65882 -87.5502,41.66882 -87.5502,41.66902 -87.5502,41.67382 -87.5552,41.67382 -87.5552,41.68402 -87.5502,41.68402 -87.545,41.68402 -87.54,41.68402 -87.54,41.67902 -87.5352,41.67902 -87.535,41.67902 -87.5302,41.67902 -87.53,41.67902 -87.525,41.67902 -87.52,41.67902 -87.52,41.67402 -87.52,41.66902 -87.52,41.66882 -87.52,41.66402 -87.52,41.66382 -87.52,41.65902 -87.52,41.65882 -87.52,41.65402&lt;/coordinates&gt;&lt;/LinearRing&gt;&lt;/outerBoundaryIs&gt;&lt;/Polygon&gt;&lt;Polygon&gt;&lt;outerBoundaryIs&gt;&lt;LinearRing&gt;&lt;coordinates&gt;-87.5702,41.64382 -87.5702,41.64882 -87.5702,41.65402 -87.5702,41.65882 -87.575,41.65882 -87.575,41.65382 -87.5852,41.65382 -87.5852,41.66402 -87.5752,41.66402 -87.5752,41.66902 -87.5702,41.66902 -87.5702,41.67402 -87.56,41.67402 -87.56,41.66382 -87.565,41.66382 -87.565,41.65902 -87.56,41.65902 -87.56,41.65402 -87.555,41.65402 -87.555,41.64382 -87.56,41.64382 -87.5652,41.64382 -87.5702,41.64382&lt;/coordinates&gt;&lt;/LinearRing&gt;&lt;/outerBoundaryIs&gt;&lt;/Polygon&gt;&lt;Polygon&gt;&lt;outerBoundaryIs&gt;&lt;LinearRing&gt;&lt;coordinates&gt;-87.8552,41.97882 -87.8552,41.98902 -87.845,41.98902 -87.845,41.97882 -87.8552,41.97882&lt;/coordinates&gt;&lt;/LinearRing&gt;&lt;/outerBoundaryIs&gt;&lt;/Polygon&gt;&lt;/MultiGeometry&gt;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&lt;MultiGeometry&gt;&lt;Polygon&gt;&lt;outerBoundaryIs&gt;&lt;LinearRing&gt;&lt;coordinates&gt;-87.605,41.64382 -87.605,41.65402 -87.6152,41.65402 -87.6152,41.64382 -87.6202,41.64382 -87.6202,41.64882 -87.6202,41.65382 -87.6202,41.65402 -87.6202,41.65882 -87.625,41.65882 -87.625,41.65382 -87.63,41.65382 -87.635,41.65382 -87.6352,41.65382 -87.64,41.65382 -87.6402,41.65382 -87.6452,41.65382 -87.6502,41.65382 -87.6502,41.66402 -87.6452,41.66402 -87.6452,41.66882 -87.65,41.66882 -87.6502,41.66882 -87.6552,41.66882 -87.6602,41.66882 -87.6602,41.67902 -87.6552,41.67902 -87.6552,41.68402 -87.6552,41.68902 -87.6502,41.68902 -87.6502,41.69402 -87.6402,41.69402 -87.6402,41.69902 -87.6352,41.69902 -87.63,41.69902 -87.625,41.69902 -87.625,41.69402 -87.625,41.68902 -87.62,41.68902 -87.62,41.68402 -87.6152,41.68402 -87.615,41.68402 -87.61,41.68402 -87.605,41.68402 -87.605,41.67902 -87.605,41.67402 -87.6002,41.67402 -87.6002,41.67902 -87.5952,41.67902 -87.5952,41.68402 -87.5902,41.68402 -87.5902,41.68902 -87.5852,41.68902 -87.5852,41.69402 -87.5802,41.69402 -87.5752,41.69402 -87.5752,41.69902 -87.5702,41.69902 -87.5702,41.70402 -87.5702,41.70882 -87.5752,41.70882 -87.5802,41.70882 -87.5802,41.71902 -87.5752,41.71902 -87.57,41.71902 -87.565,41.71902 -87.565,41.70902 -87.56,41.70902 -87.5552,41.70902 -87.5552,41.71402 -87.5502,41.71402 -87.5502,41.71882 -87.5552,41.71882 -87.5552,41.72902 -87.545,41.72902 -87.545,41.72402 -87.54,41.72402 -87.5352,41.72402 -87.5352,41.72882 -87.5352,41.73382 -87.5402,41.73382 -87.5402,41.73882 -87.5502,41.73882 -87.5502,41.74902 -87.54,41.74902 -87.54,41.74402 -87.5352,41.74402 -87.5352,41.74902 -87.5302,41.74902 -87.525,41.74902 -87.52,41.74902 -87.52,41.74402 -87.52,41.73902 -87.52,41.73882 -87.52,41.73402 -87.52,41.73382 -87.52,41.72902 -87.52,41.72882 -87.52,41.72402 -87.52,41.72382 -87.52,41.71902 -87.52,41.71882 -87.52,41.71402 -87.52,41.71382 -87.52,41.70882 -87.52,41.70382 -87.525,41.70382 -87.525,41.69902 -87.52,41.69902 -87.52,41.69402 -87.52,41.68902 -87.52,41.68882 -87.52,41.68402 -87.52,41.68382 -87.52,41.67902 -87.525,41.67902 -87.53,41.67902 -87.5302,41.67902 -87.535,41.67902 -87.5352,41.67902 -87.54,41.67902 -87.54,41.68402 -87.545,41.68402 -87.5502,41.68402 -87.5552,41.68402 -87.5552,41.67382 -87.5502,41.67382 -87.5502,41.66902 -87.5502,41.66882 -87.5502,41.65882 -87.5452,41.65882 -87.5452,41.65402 -87.5452,41.65382 -87.5452,41.64882 -87.5452,41.64382 -87.55,41.64382 -87.5502,41.64382 -87.555,41.64382 -87.555,41.65402 -87.56,41.65402 -87.56,41.65902 -87.565,41.65902 -87.565,41.66382 -87.56,41.66382 -87.56,41.67402 -87.5702,41.67402 -87.5702,41.66902 -87.5752,41.66902 -87.5752,41.66402 -87.5852,41.66402 -87.5852,41.65382 -87.575,41.65382 -87.575,41.65882 -87.5702,41.65882 -87.5702,41.65402 -87.5702,41.64882 -87.5702,41.64382 -87.575,41.64382 -87.5752,41.64382 -87.58,41.64382 -87.5802,41.64382 -87.585,41.64382 -87.5852,41.64382 -87.59,41.64382 -87.5902,41.64382 -87.595,41.64382 -87.5952,41.64382 -87.6,41.64382 -87.6002,41.64382 -87.605,41.64382&lt;/coordinates&gt;&lt;/LinearRing&gt;&lt;/outerBoundaryIs&gt;&lt;innerBoundaryIs&gt;&lt;LinearRing&gt;&lt;coordinates&gt;-87.535,41.72382 -87.535,41.71902 -87.5302,41.71902 -87.5302,41.72382 -87.535,41.72382&lt;/coordinates&gt;&lt;/LinearRing&gt;&lt;/innerBoundaryIs&gt;&lt;/Polygon&gt;&lt;Polygon&gt;&lt;outerBoundaryIs&gt;&lt;LinearRing&gt;&lt;coordinates&gt;-87.72,41.68382 -87.72,41.69382 -87.71,41.69382 -87.71,41.70402 -87.7202,41.70402 -87.7202,41.69402 -87.725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2382 -87.6852,41.72402 -87.6852,41.72902 -87.6852,41.73382 -87.69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4402 -87.7402,41.74402 -87.7402,41.74902 -87.73,41.74902 -87.73,41.74402 -87.7252,41.74402 -87.725,41.74402 -87.7202,41.74402 -87.7202,41.74902 -87.71,41.74902 -87.71,41.74402 -87.7052,41.74402 -87.705,41.74402 -87.7002,41.74402 -87.7002,41.74902 -87.6952,41.74902 -87.69,41.74902 -87.685,41.74902 -87.685,41.74402 -87.685,41.73882 -87.685,41.73402 -87.6802,41.73402 -87.6802,41.73902 -87.6802,41.74402 -87.6752,41.74402 -87.6752,41.74902 -87.665,41.74902 -87.665,41.74402 -87.66,41.74402 -87.66,41.73402 -87.66,41.73382 -87.66,41.72902 -87.655,41.72902 -87.655,41.71882 -87.665,41.71882 -87.665,41.71382 -87.67,41.71382 -87.67,41.70902 -87.665,41.70902 -87.665,41.69882 -87.67,41.69882 -87.67,41.69402 -87.665,41.69402 -87.665,41.68382 -87.67,41.68382 -87.67,41.67882 -87.675,41.67882 -87.675,41.67382 -87.68,41.67382 -87.6852,41.67382 -87.6902,41.67382 -87.6902,41.67882 -87.6902,41.68382 -87.695,41.68382 -87.6952,41.68382 -87.7,41.68382 -87.7002,41.68382 -87.705,41.68382 -87.705,41.67882 -87.7152,41.67882 -87.7152,41.68382 -87.72,41.68382&lt;/coordinates&gt;&lt;/LinearRing&gt;&lt;/outerBoundaryIs&gt;&lt;/Polygon&gt;&lt;Polygon&gt;&lt;outerBoundaryIs&gt;&lt;LinearRing&gt;&lt;coordinates&gt;-87.725,41.67882 -87.725,41.68382 -87.72,41.68382 -87.72,41.67882 -87.725,41.67882&lt;/coordinates&gt;&lt;/LinearRing&gt;&lt;/outerBoundaryIs&gt;&lt;/Polygon&gt;&lt;Polygon&gt;&lt;outerBoundaryIs&gt;&lt;LinearRing&gt;&lt;coordinates&gt;-87.88,41.96402 -87.885,41.96402 -87.89,41.96402 -87.89,41.96902 -87.895,41.96902 -87.9,41.96902 -87.9,41.97402 -87.905,41.97402 -87.91,41.97402 -87.9102,41.97402 -87.915,41.97402 -87.915,41.97882 -87.9102,41.97882 -87.91,41.97882 -87.9052,41.97882 -87.9002,41.97882 -87.9,41.97882 -87.8952,41.97882 -87.8952,41.97382 -87.885,41.97382 -87.885,41.98382 -87.88,41.98382 -87.875,41.98382 -87.875,41.98402 -87.87,41.98402 -87.87,41.97902 -87.8652,41.97902 -87.865,41.97902 -87.8602,41.97902 -87.8602,41.98402 -87.8602,41.98902 -87.8552,41.98902 -87.8552,41.97882 -87.845,41.97882 -87.845,41.98902 -87.835,41.98902 -87.835,41.98402 -87.83,41.98402 -87.8252,41.98402 -87.8252,41.9888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,42.00402 -87.7902,42.00402 -87.7902,42.01402 -87.7852,42.01402 -87.7802,42.01402 -87.78,42.01402 -87.775,42.01402 -87.77,42.01402 -87.77,42.00382 -87.775,42.00382 -87.775,41.99882 -87.7852,41.99882 -87.7852,42.00382 -87.79,42.00382 -87.79,41.99382 -87.795,41.99382 -87.8,41.99382 -87.8002,41.99382 -87.805,41.99382 -87.8052,41.99382 -87.81,41.99382 -87.81,41.98882 -87.815,41.98882 -87.815,41.98382 -87.825,41.98382 -87.825,41.97902 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,41.95902 -87.795,41.95902 -87.79,41.95902 -87.79,41.95402 -87.79,41.94902 -87.785,41.94902 -87.785,41.93882 -87.79,41.93882 -87.795,41.93882 -87.795,41.93382 -87.805,41.93382 -87.8052,41.93382 -87.81,41.93382 -87.815,41.93382 -87.8152,41.93382 -87.82,41.93382 -87.8202,41.93382 -87.825,41.93382 -87.8252,41.93382 -87.8302,41.93382 -87.8352,41.93382 -87.8352,41.93882 -87.84,41.93882 -87.84,41.93382 -87.8502,41.93382 -87.8502,41.93882 -87.8502,41.94382 -87.8552,41.94382 -87.8602,41.94382 -87.8602,41.95382 -87.8602,41.95402 -87.8602,41.95882 -87.8602,41.96402 -87.8602,41.96882 -87.865,41.96882 -87.8652,41.96882 -87.87,41.96882 -87.875,41.96882 -87.8752,41.96882 -87.88,41.96882 -87.88,41.96402&lt;/coordinates&gt;&lt;/LinearRing&gt;&lt;/outerBoundaryIs&gt;&lt;innerBoundaryIs&gt;&lt;LinearRing&gt;&lt;coordinates&gt;-87.84,41.96902 -87.8352,41.96902 -87.8352,41.97382 -87.84,41.97382 -87.84,41.96902&lt;/coordinates&gt;&lt;/LinearRing&gt;&lt;/innerBoundaryIs&gt;&lt;/Polygon&gt;&lt;Polygon&gt;&lt;outerBoundaryIs&gt;&lt;LinearRing&gt;&lt;coordinates&gt;-87.885,41.99902 -87.89,41.99902 -87.89,42.00402 -87.885,42.00402 -87.885,41.99902&lt;/coordinates&gt;&lt;/LinearRing&gt;&lt;/outerBoundaryIs&gt;&lt;/Polygon&gt;&lt;Polygon&gt;&lt;outerBoundaryIs&gt;&lt;LinearRing&gt;&lt;coordinates&gt;-87.875,41.99402 -87.88,41.99402 -87.88,41.99902 -87.875,41.99902 -87.875,41.99402&lt;/coordinates&gt;&lt;/LinearRing&gt;&lt;/outerBoundaryIs&gt;&lt;/Polygon&gt;&lt;Polygon&gt;&lt;outerBoundaryIs&gt;&lt;LinearRing&gt;&lt;coordinates&gt;-87.5352,41.75382 -87.5352,41.76402 -87.5302,41.76402 -87.525,41.76402 -87.52,41.76402 -87.52,41.75382 -87.525,41.75382 -87.5302,41.75382 -87.5352,41.75382&lt;/coordinates&gt;&lt;/LinearRing&gt;&lt;/outerBoundaryIs&gt;&lt;/Polygon&gt;&lt;Polygon&gt;&lt;outerBoundaryIs&gt;&lt;LinearRing&gt;&lt;coordinates&gt;-87.5502,41.75382 -87.5502,41.76402 -87.54,41.76402 -87.54,41.75382 -87.5502,41.75382&lt;/coordinates&gt;&lt;/LinearRing&gt;&lt;/outerBoundaryIs&gt;&lt;/Polygon&gt;&lt;Polygon&gt;&lt;outerBoundaryIs&gt;&lt;LinearRing&gt;&lt;coordinates&gt;-87.5652,41.73882 -87.5652,41.74902 -87.555,41.74902 -87.555,41.73882 -87.5652,41.73882&lt;/coordinates&gt;&lt;/LinearRing&gt;&lt;/outerBoundaryIs&gt;&lt;/Polygon&gt;&lt;Polygon&gt;&lt;outerBoundaryIs&gt;&lt;LinearRing&gt;&lt;coordinates&gt;-87.6052,41.69382 -87.6052,41.70402 -87.595,41.70402 -87.595,41.69382 -87.6052,41.69382&lt;/coordinates&gt;&lt;/LinearRing&gt;&lt;/outerBoundaryIs&gt;&lt;/Polygon&gt;&lt;/MultiGeometry&gt;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&lt;MultiGeometry&gt;&lt;Polygon&gt;&lt;outerBoundaryIs&gt;&lt;LinearRing&gt;&lt;coordinates&gt;-87.5352,41.75902 -87.5352,41.75382 -87.5302,41.75382 -87.525,41.75382 -87.52,41.75382 -87.52,41.74902 -87.525,41.74902 -87.5302,41.74902 -87.5352,41.74902 -87.5352,41.74402 -87.54,41.74402 -87.54,41.74902 -87.5502,41.74902 -87.5502,41.73882 -87.5402,41.73882 -87.5402,41.73382 -87.5352,41.73382 -87.5352,41.72882 -87.5352,41.72402 -87.54,41.72402 -87.545,41.72402 -87.545,41.72902 -87.5552,41.72902 -87.5552,41.71882 -87.5502,41.71882 -87.5502,41.71402 -87.5552,41.71402 -87.5552,41.70902 -87.56,41.70902 -87.565,41.70902 -87.565,41.71902 -87.57,41.71902 -87.5752,41.71902 -87.5802,41.71902 -87.5802,41.70882 -87.5752,41.70882 -87.5702,41.70882 -87.5702,41.70402 -87.5702,41.69902 -87.5752,41.69902 -87.5752,41.69402 -87.5802,41.69402 -87.5852,41.69402 -87.5852,41.68902 -87.5902,41.68902 -87.5902,41.68402 -87.5952,41.68402 -87.5952,41.67902 -87.6002,41.67902 -87.6002,41.67402 -87.605,41.67402 -87.605,41.67902 -87.605,41.68402 -87.61,41.68402 -87.615,41.68402 -87.6152,41.68402 -87.62,41.68402 -87.62,41.68902 -87.625,41.68902 -87.625,41.69402 -87.625,41.69902 -87.63,41.69902 -87.6352,41.69902 -87.6402,41.69902 -87.6402,41.69402 -87.6502,41.69402 -87.6502,41.68902 -87.6552,41.68902 -87.6552,41.68402 -87.6552,41.67902 -87.6602,41.67902 -87.6602,41.66882 -87.6652,41.66882 -87.6652,41.67382 -87.67,41.67382 -87.6702,41.67382 -87.675,41.67382 -87.675,41.67882 -87.67,41.67882 -87.67,41.68382 -87.665,41.68382 -87.665,41.69402 -87.67,41.69402 -87.67,41.69882 -87.665,41.69882 -87.665,41.70902 -87.67,41.70902 -87.67,41.71382 -87.665,41.71382 -87.665,41.71882 -87.655,41.71882 -87.655,41.72902 -87.66,41.72902 -87.66,41.73382 -87.66,41.73402 -87.66,41.74402 -87.665,41.74402 -87.665,41.74902 -87.6752,41.74902 -87.6752,41.74402 -87.6802,41.74402 -87.6802,41.73902 -87.6802,41.73402 -87.685,41.73402 -87.685,41.73882 -87.685,41.74402 -87.685,41.74902 -87.69,41.74902 -87.6952,41.74902 -87.7002,41.74902 -87.7002,41.74402 -87.705,41.74402 -87.7052,41.74402 -87.71,41.74402 -87.71,41.74902 -87.7202,41.74902 -87.7202,41.74402 -87.725,41.74402 -87.7252,41.74402 -87.73,41.74402 -87.73,41.74902 -87.7402,41.74902 -87.7402,41.74402 -87.7452,41.74402 -87.7452,41.74882 -87.7452,41.74902 -87.7452,41.75382 -87.7452,41.75402 -87.7452,41.75882 -87.7452,41.75902 -87.7452,41.76382 -87.7452,41.76402 -87.7452,41.76882 -87.7452,41.76902 -87.7452,41.77382 -87.75,41.77382 -87.7502,41.77382 -87.7552,41.77382 -87.7602,41.77382 -87.7602,41.78402 -87.7552,41.78402 -87.7552,41.78902 -87.7502,41.78902 -87.7502,41.79402 -87.74,41.79402 -87.74,41.78902 -87.74,41.78402 -87.7352,41.78402 -87.735,41.78402 -87.73,41.78402 -87.725,41.78402 -87.725,41.77902 -87.7202,41.77902 -87.72,41.77902 -87.7152,41.77902 -87.7152,41.78402 -87.705,41.78402 -87.705,41.77902 -87.7,41.77902 -87.6952,41.77902 -87.695,41.77902 -87.6852,41.77902 -87.685,41.77902 -87.6802,41.77902 -87.6802,41.78402 -87.6752,41.78402 -87.6752,41.78902 -87.6702,41.78902 -87.6652,41.78902 -87.6652,41.79402 -87.655,41.79402 -87.655,41.78902 -87.655,41.78402 -87.655,41.78382 -87.655,41.77902 -87.65,41.77902 -87.645,41.77902 -87.645,41.77402 -87.645,41.76902 -87.64,41.76902 -87.64,41.76402 -87.64,41.75902 -87.64,41.75882 -87.64,41.75402 -87.635,41.75402 -87.635,41.74902 -87.635,41.74402 -87.6302,41.74402 -87.63,41.74402 -87.625,41.74402 -87.62,41.74402 -87.62,41.73902 -87.6152,41.73902 -87.6152,41.74382 -87.6152,41.74402 -87.6152,41.75382 -87.6152,41.75402 -87.6152,41.75882 -87.6152,41.76382 -87.6152,41.76402 -87.6152,41.76902 -87.6152,41.77402 -87.6102,41.77402 -87.6102,41.77902 -87.6052,41.77902 -87.6052,41.78382 -87.6052,41.78402 -87.6052,41.78882 -87.6102,41.78882 -87.6102,41.79902 -87.6052,41.79902 -87.6002,41.79902 -87.6,41.79902 -87.595,41.79902 -87.59,41.79902 -87.59,41.79402 -87.59,41.78902 -87.585,41.78902 -87.585,41.78402 -87.58,41.78402 -87.58,41.77402 -87.5752,41.77402 -87.575,41.77402 -87.57,41.77402 -87.565,41.77402 -87.565,41.76902 -87.56,41.76902 -87.555,41.76902 -87.555,41.76402 -87.5502,41.76402 -87.5502,41.75382 -87.54,41.75382 -87.54,41.75902 -87.5352,41.75902&lt;/coordinates&gt;&lt;/LinearRing&gt;&lt;/outerBoundaryIs&gt;&lt;innerBoundaryIs&gt;&lt;LinearRing&gt;&lt;coordinates&gt;-87.5652,41.73882 -87.555,41.73882 -87.555,41.74902 -87.5652,41.74902 -87.5652,41.73882&lt;/coordinates&gt;&lt;/LinearRing&gt;&lt;/innerBoundaryIs&gt;&lt;innerBoundaryIs&gt;&lt;LinearRing&gt;&lt;coordinates&gt;-87.6052,41.69382 -87.595,41.69382 -87.595,41.70402 -87.6052,41.70402 -87.6052,41.69382&lt;/coordinates&gt;&lt;/LinearRing&gt;&lt;/innerBoundaryIs&gt;&lt;/Polygon&gt;&lt;Polygon&gt;&lt;outerBoundaryIs&gt;&lt;LinearRing&gt;&lt;coordinates&gt;-87.52,41.69902 -87.525,41.69902 -87.525,41.70382 -87.52,41.70382 -87.52,41.69902&lt;/coordinates&gt;&lt;/LinearRing&gt;&lt;/outerBoundaryIs&gt;&lt;/Polygon&gt;&lt;Polygon&gt;&lt;outerBoundaryIs&gt;&lt;LinearRing&gt;&lt;coordinates&gt;-87.535,41.72382 -87.5302,41.72382 -87.5302,41.71902 -87.535,41.71902 -87.535,41.72382&lt;/coordinates&gt;&lt;/LinearRing&gt;&lt;/outerBoundaryIs&gt;&lt;/Polygon&gt;&lt;Polygon&gt;&lt;outerBoundaryIs&gt;&lt;LinearRing&gt;&lt;coordinates&gt;-87.8552,41.94382 -87.8502,41.94382 -87.8502,41.93882 -87.8502,41.93382 -87.8552,41.93382 -87.8552,41.93882 -87.8552,41.94382&lt;/coordinates&gt;&lt;/LinearRing&gt;&lt;/outerBoundaryIs&gt;&lt;/Polygon&gt;&lt;Polygon&gt;&lt;outerBoundaryIs&gt;&lt;LinearRing&gt;&lt;coordinates&gt;-87.8252,41.98902 -87.8252,41.98882 -87.8252,41.98402 -87.83,41.98402 -87.835,41.98402 -87.835,41.98902 -87.8302,41.98902 -87.83,41.98902 -87.8252,41.98902&lt;/coordinates&gt;&lt;/LinearRing&gt;&lt;/outerBoundaryIs&gt;&lt;/Polygon&gt;&lt;Polygon&gt;&lt;outerBoundaryIs&gt;&lt;LinearRing&gt;&lt;coordinates&gt;-87.825,41.97382 -87.825,41.97902 -87.825,41.98382 -87.815,41.98382 -87.815,41.98882 -87.81,41.98882 -87.81,41.99382 -87.8052,41.99382 -87.805,41.99382 -87.8002,41.99382 -87.8,41.99382 -87.795,41.99382 -87.79,41.99382 -87.79,42.00382 -87.7852,42.00382 -87.7852,41.99882 -87.775,41.99882 -87.775,42.00382 -87.77,42.0038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,42.02402 -87.67,42.02402 -87.67,42.01382 -87.675,42.01382 -87.675,42.00882 -87.68,42.00882 -87.685,42.00882 -87.685,42.00382 -87.69,42.00382 -87.69,41.99882 -87.695,41.99882 -87.695,41.99382 -87.7,41.99382 -87.7,41.98902 -87.7,41.98882 -87.7,41.98402 -87.7,41.97882 -87.7,41.97382 -87.71,41.97382 -87.71,41.96882 -87.715,41.96882 -87.72,41.96882 -87.72,41.96382 -87.725,41.96382 -87.73,41.96382 -87.7302,41.96382 -87.735,41.96382 -87.7352,41.96382 -87.7402,41.96382 -87.7452,41.96382 -87.7452,41.96882 -87.75,41.96882 -87.7502,41.96882 -87.755,41.96882 -87.755,41.96402 -87.755,41.95902 -87.75,41.95902 -87.75,41.95402 -87.745,41.95402 -87.745,41.94902 -87.74,41.94902 -87.74,41.93902 -87.74,41.93882 -87.74,41.93402 -87.74,41.92882 -87.74,41.92382 -87.745,41.92382 -87.75,41.92382 -87.7502,41.92382 -87.755,41.92382 -87.755,41.91882 -87.76,41.91882 -87.7652,41.91882 -87.7702,41.91882 -87.7702,41.92382 -87.775,41.92382 -87.775,41.91882 -87.78,41.91882 -87.785,41.91882 -87.785,41.91382 -87.785,41.90882 -87.79,41.90882 -87.795,41.90882 -87.7952,41.90882 -87.8002,41.90882 -87.8052,41.90882 -87.8052,41.91382 -87.8102,41.91382 -87.8102,41.91882 -87.8102,41.92382 -87.8102,41.92402 -87.8102,41.92882 -87.8102,41.92902 -87.8102,41.93382 -87.81,41.93382 -87.8052,41.93382 -87.805,41.93382 -87.795,41.93382 -87.795,41.93882 -87.79,41.93882 -87.785,41.93882 -87.785,41.94902 -87.79,41.94902 -87.79,41.95402 -87.79,41.95902 -87.795,41.95902 -87.8,41.95902 -87.8002,41.95902 -87.8002,41.96382 -87.8052,41.96382 -87.8102,41.96382 -87.8102,41.96882 -87.8102,41.97382 -87.815,41.97382 -87.8152,41.97382 -87.8202,41.97382 -87.825,41.97382&lt;/coordinates&gt;&lt;/LinearRing&gt;&lt;/outerBoundaryIs&gt;&lt;/Polygon&gt;&lt;Polygon&gt;&lt;outerBoundaryIs&gt;&lt;LinearRing&gt;&lt;coordinates&gt;-87.84,41.93382 -87.84,41.93882 -87.8352,41.93882 -87.8352,41.93382 -87.84,41.93382&lt;/coordinates&gt;&lt;/LinearRing&gt;&lt;/outerBoundaryIs&gt;&lt;/Polygon&gt;&lt;Polygon&gt;&lt;outerBoundaryIs&gt;&lt;LinearRing&gt;&lt;coordinates&gt;-87.785,41.77382 -87.785,41.76882 -87.79,41.76882 -87.795,41.76882 -87.7952,41.76882 -87.8002,41.76882 -87.8052,41.76882 -87.8052,41.77902 -87.8002,41.77902 -87.8002,41.78402 -87.7952,41.78402 -87.7952,41.78902 -87.7902,41.78902 -87.7902,41.79402 -87.7852,41.79402 -87.78,41.79402 -87.775,41.79402 -87.775,41.78902 -87.77,41.78902 -87.765,41.78902 -87.765,41.78402 -87.765,41.77882 -87.765,41.77382 -87.77,41.77382 -87.775,41.77382 -87.7752,41.77382 -87.78,41.77382 -87.7802,41.77382 -87.785,41.77382&lt;/coordinates&gt;&lt;/LinearRing&gt;&lt;/outerBoundaryIs&gt;&lt;/Polygon&gt;&lt;/MultiGeometry&gt;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&lt;MultiGeometry&gt;&lt;Polygon&gt;&lt;outerBoundaryIs&gt;&lt;LinearRing&gt;&lt;coordinates&gt;-87.765,41.77382 -87.765,41.77882 -87.765,41.78402 -87.765,41.78902 -87.77,41.78902 -87.775,41.78902 -87.775,41.79402 -87.78,41.79402 -87.7852,41.79402 -87.7902,41.79402 -87.7902,41.78902 -87.7952,41.78902 -87.7952,41.78402 -87.8002,41.78402 -87.8002,41.7790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902 -87.7552,41.81402 -87.7502,41.81402 -87.745,41.81402 -87.7402,41.81402 -87.7402,41.81882 -87.7402,41.81902 -87.7402,41.82902 -87.73,41.82902 -87.73,41.81902 -87.73,41.81882 -87.73,41.81402 -87.7252,41.81402 -87.725,41.81402 -87.715,41.81402 -87.715,41.80902 -87.71,41.80902 -87.7052,41.80902 -87.7052,41.81402 -87.695,41.81402 -87.695,41.80902 -87.6902,41.80902 -87.6852,41.80902 -87.685,41.80902 -87.6802,41.80902 -87.6802,41.81402 -87.6752,41.81402 -87.6702,41.81402 -87.6702,41.81902 -87.6652,41.81902 -87.6652,41.82402 -87.6652,41.82902 -87.6602,41.82902 -87.6602,41.83402 -87.6552,41.83402 -87.6502,41.83402 -87.65,41.83402 -87.645,41.83402 -87.6402,41.83402 -87.64,41.83402 -87.63,41.83402 -87.63,41.82902 -87.63,41.82382 -87.63,41.81902 -87.63,41.81882 -87.63,41.81402 -87.6252,41.81402 -87.6252,41.81902 -87.6252,41.82382 -87.6252,41.82402 -87.6252,41.83402 -87.6202,41.83402 -87.6202,41.83902 -87.6152,41.83902 -87.61,41.83902 -87.605,41.83902 -87.605,41.83402 -87.6,41.83402 -87.6,41.82902 -87.595,41.82902 -87.595,41.82402 -87.595,41.81902 -87.59,41.81902 -87.59,41.81402 -87.585,41.81402 -87.585,41.80902 -87.58,41.80902 -87.58,41.80402 -87.58,41.79902 -87.575,41.79902 -87.575,41.79402 -87.575,41.78902 -87.575,41.78882 -87.575,41.78402 -87.57,41.78402 -87.57,41.77902 -87.565,41.77902 -87.565,41.77402 -87.57,41.77402 -87.575,41.77402 -87.5752,41.77402 -87.58,41.77402 -87.58,41.78402 -87.585,41.78402 -87.585,41.78902 -87.59,41.78902 -87.59,41.79402 -87.59,41.79902 -87.595,41.79902 -87.6,41.79902 -87.6002,41.79902 -87.6052,41.79902 -87.6102,41.79902 -87.6102,41.78882 -87.6052,41.78882 -87.6052,41.78402 -87.6052,41.78382 -87.6052,41.77902 -87.6102,41.77902 -87.6102,41.77402 -87.6152,41.77402 -87.6152,41.76902 -87.6152,41.76402 -87.6152,41.76382 -87.6152,41.75882 -87.6152,41.75402 -87.6152,41.75382 -87.6152,41.74402 -87.6152,41.74382 -87.6152,41.73902 -87.62,41.73902 -87.62,41.74402 -87.625,41.74402 -87.63,41.74402 -87.6302,41.74402 -87.635,41.74402 -87.635,41.74902 -87.635,41.75402 -87.64,41.75402 -87.64,41.75882 -87.64,41.75902 -87.64,41.76402 -87.64,41.76902 -87.645,41.76902 -87.645,41.77402 -87.645,41.77902 -87.65,41.77902 -87.655,41.77902 -87.655,41.78382 -87.655,41.78402 -87.655,41.78902 -87.655,41.79402 -87.6652,41.79402 -87.6652,41.78902 -87.6702,41.78902 -87.6752,41.78902 -87.6752,41.78402 -87.6802,41.78402 -87.6802,41.77902 -87.685,41.77902 -87.6852,41.77902 -87.695,41.77902 -87.6952,41.77902 -87.7,41.77902 -87.705,41.77902 -87.705,41.78402 -87.7152,41.78402 -87.7152,41.77902 -87.72,41.77902 -87.7202,41.77902 -87.725,41.77902 -87.725,41.78402 -87.73,41.78402 -87.735,41.78402 -87.7352,41.78402 -87.74,41.78402 -87.74,41.78902 -87.74,41.79402 -87.7502,41.79402 -87.7502,41.78902 -87.7552,41.78902 -87.7552,41.78402 -87.7602,41.78402 -87.7602,41.77382 -87.765,41.77382&lt;/coordinates&gt;&lt;/LinearRing&gt;&lt;/outerBoundaryIs&gt;&lt;/Polygon&gt;&lt;Polygon&gt;&lt;outerBoundaryIs&gt;&lt;LinearRing&gt;&lt;coordinates&gt;-87.785,41.90882 -87.785,41.91382 -87.785,41.91882 -87.78,41.91882 -87.775,41.91882 -87.775,41.92382 -87.7702,41.92382 -87.7702,41.91882 -87.7652,41.91882 -87.76,41.91882 -87.755,41.91882 -87.755,41.92382 -87.7502,41.92382 -87.75,41.92382 -87.745,41.92382 -87.74,41.92382 -87.74,41.92882 -87.74,41.93402 -87.74,41.93882 -87.74,41.93902 -87.74,41.94902 -87.745,41.94902 -87.745,41.95402 -87.75,41.95402 -87.75,41.95902 -87.755,41.95902 -87.755,41.96402 -87.755,41.96882 -87.7502,41.96882 -87.75,41.96882 -87.7452,41.96882 -87.7452,41.96382 -87.7402,41.96382 -87.7352,41.96382 -87.735,41.96382 -87.7302,41.96382 -87.73,41.96382 -87.725,41.96382 -87.72,41.96382 -87.72,41.96882 -87.715,41.96882 -87.71,41.96882 -87.71,41.97382 -87.7,41.97382 -87.7,41.97882 -87.7,41.98402 -87.7,41.98882 -87.7,41.98902 -87.7,41.99382 -87.695,41.99382 -87.695,41.99882 -87.69,41.99882 -87.69,42.00382 -87.685,42.00382 -87.685,42.00882 -87.68,42.00882 -87.675,42.00882 -87.675,42.01382 -87.67,42.01382 -87.67,42.02402 -87.665,42.02402 -87.66,42.02402 -87.66,42.01902 -87.66,42.01402 -87.655,42.01402 -87.655,42.00902 -87.655,42.00402 -87.655,42.00382 -87.655,41.99882 -87.655,41.99382 -87.66,41.99382 -87.66,41.98882 -87.665,41.98882 -87.665,41.98402 -87.66,41.98402 -87.66,41.97382 -87.67,41.97382 -87.6702,41.97382 -87.675,41.97382 -87.675,41.96882 -87.68,41.96882 -87.68,41.96382 -87.69,41.96382 -87.69,41.95882 -87.695,41.95882 -87.695,41.95382 -87.7,41.95382 -87.705,41.95382 -87.705,41.94902 -87.705,41.94882 -87.705,41.94382 -87.705,41.93902 -87.705,41.93882 -87.705,41.92902 -87.705,41.92882 -87.705,41.92402 -87.7,41.92402 -87.695,41.92402 -87.695,41.91382 -87.7,41.91382 -87.705,41.91382 -87.705,41.90882 -87.71,41.90882 -87.715,41.90882 -87.715,41.90382 -87.72,41.90382 -87.725,41.90382 -87.7252,41.90382 -87.73,41.90382 -87.73,41.89882 -87.73,41.89382 -87.735,41.89382 -87.7402,41.89382 -87.745,41.89382 -87.7452,41.89382 -87.75,41.89382 -87.75,41.88882 -87.755,41.88882 -87.7602,41.88882 -87.765,41.88882 -87.765,41.88382 -87.7752,41.88382 -87.7752,41.88882 -87.7752,41.89382 -87.7802,41.89382 -87.7802,41.89882 -87.7802,41.90382 -87.7802,41.90402 -87.7802,41.90882 -87.785,41.90882&lt;/coordinates&gt;&lt;/LinearRing&gt;&lt;/outerBoundaryIs&gt;&lt;/Polygon&gt;&lt;Polygon&gt;&lt;outerBoundaryIs&gt;&lt;LinearRing&gt;&lt;coordinates&gt;-87.8102,41.91382 -87.8052,41.91382 -87.8052,41.90882 -87.8002,41.90882 -87.8,41.90882 -87.8,41.90382 -87.8102,41.90382 -87.8102,41.90882 -87.8102,41.91382&lt;/coordinates&gt;&lt;/LinearRing&gt;&lt;/outerBoundaryIs&gt;&lt;/Polygon&gt;&lt;Polygon&gt;&lt;outerBoundaryIs&gt;&lt;LinearRing&gt;&lt;coordinates&gt;-87.56,41.76902 -87.565,41.76902 -87.565,41.77402 -87.56,41.77402 -87.56,41.76902&lt;/coordinates&gt;&lt;/LinearRing&gt;&lt;/outerBoundaryIs&gt;&lt;/Polygon&gt;&lt;Polygon&gt;&lt;outerBoundaryIs&gt;&lt;LinearRing&gt;&lt;coordinates&gt;-87.6602,41.88882 -87.6602,41.89902 -87.65,41.89902 -87.65,41.88882 -87.6602,41.88882&lt;/coordinates&gt;&lt;/LinearRing&gt;&lt;/outerBoundaryIs&gt;&lt;/Polygon&gt;&lt;/MultiGeometry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&lt;MultiGeometry&gt;&lt;Polygon&gt;&lt;outerBoundaryIs&gt;&lt;LinearRing&gt;&lt;coordinates&gt;-87.7802,41.89382 -87.7752,41.89382 -87.7752,41.88882 -87.7802,41.88882 -87.7802,41.89382&lt;/coordinates&gt;&lt;/LinearRing&gt;&lt;/outerBoundaryIs&gt;&lt;/Polygon&gt;&lt;Polygon&gt;&lt;outerBoundaryIs&gt;&lt;LinearRing&gt;&lt;coordinates&gt;-87.7752,41.88382 -87.765,41.88382 -87.765,41.88882 -87.7602,41.88882 -87.755,41.88882 -87.75,41.88882 -87.75,41.89382 -87.7452,41.89382 -87.745,41.89382 -87.7402,41.89382 -87.735,41.89382 -87.73,41.89382 -87.73,41.89882 -87.73,41.90382 -87.7252,41.90382 -87.725,41.90382 -87.72,41.90382 -87.715,41.90382 -87.715,41.90882 -87.71,41.90882 -87.705,41.90882 -87.705,41.91382 -87.7,41.91382 -87.695,41.91382 -87.695,41.92402 -87.7,41.92402 -87.705,41.92402 -87.705,41.92882 -87.705,41.92902 -87.705,41.93882 -87.705,41.93902 -87.705,41.94382 -87.705,41.94882 -87.705,41.94902 -87.705,41.95382 -87.7,41.95382 -87.695,41.95382 -87.695,41.95882 -87.69,41.95882 -87.69,41.96382 -87.68,41.96382 -87.68,41.96882 -87.675,41.96882 -87.675,41.97382 -87.6702,41.97382 -87.67,41.97382 -87.66,41.97382 -87.66,41.98402 -87.665,41.98402 -87.665,41.98882 -87.66,41.98882 -87.66,41.99382 -87.655,41.99382 -87.655,41.998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3882 -87.635,41.93882 -87.6402,41.93882 -87.6452,41.93882 -87.6452,41.94382 -87.6452,41.94902 -87.6452,41.95382 -87.6502,41.95382 -87.655,41.95382 -87.655,41.94882 -87.66,41.94882 -87.665,41.94882 -87.665,41.94382 -87.67,41.94382 -87.67,41.93882 -87.675,41.93882 -87.675,41.93402 -87.67,41.93402 -87.67,41.92902 -87.665,41.92902 -87.665,41.92402 -87.66,41.92402 -87.66,41.91902 -87.6552,41.91902 -87.655,41.91902 -87.6502,41.91902 -87.65,41.91902 -87.6452,41.91902 -87.645,41.91902 -87.6402,41.91902 -87.6402,41.92402 -87.63,41.92402 -87.63,41.91902 -87.63,41.91402 -87.63,41.91382 -87.63,41.90882 -87.63,41.90382 -87.635,41.90382 -87.635,41.89882 -87.64,41.89882 -87.64,41.89402 -87.64,41.89382 -87.64,41.88882 -87.64,41.88402 -87.635,41.88402 -87.635,41.87902 -87.625,41.87902 -87.625,41.87402 -87.62,41.87402 -87.62,41.86902 -87.6152,41.86902 -87.6152,41.87402 -87.605,41.8740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5,41.80902 -87.585,41.81402 -87.59,41.81402 -87.59,41.81902 -87.595,41.81902 -87.595,41.82402 -87.595,41.82902 -87.6,41.82902 -87.6,41.83402 -87.605,41.83402 -87.605,41.83902 -87.61,41.83902 -87.6152,41.83902 -87.6202,41.83902 -87.6202,41.83402 -87.6252,41.83402 -87.6252,41.82402 -87.6252,41.82382 -87.6252,41.81902 -87.6252,41.81402 -87.63,41.81402 -87.63,41.81882 -87.63,41.81902 -87.63,41.82382 -87.63,41.82902 -87.63,41.83402 -87.64,41.83402 -87.6402,41.83402 -87.645,41.83402 -87.65,41.83402 -87.6502,41.83402 -87.6552,41.83402 -87.6602,41.83402 -87.6602,41.82902 -87.6652,41.82902 -87.6652,41.82402 -87.6652,41.81902 -87.6702,41.81902 -87.6702,41.81402 -87.6752,41.81402 -87.6802,41.81402 -87.6802,41.80902 -87.685,41.80902 -87.6852,41.80902 -87.6902,41.80902 -87.695,41.80902 -87.695,41.81402 -87.7052,41.81402 -87.7052,41.80902 -87.71,41.80902 -87.715,41.80902 -87.715,41.81402 -87.725,41.81402 -87.7252,41.81402 -87.73,41.81402 -87.73,41.81882 -87.73,41.81902 -87.73,41.8290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&lt;/coordinates&gt;&lt;/LinearRing&gt;&lt;/outerBoundaryIs&gt;&lt;innerBoundaryIs&gt;&lt;LinearRing&gt;&lt;coordinates&gt;-87.6552,41.88882 -87.65,41.88882 -87.65,41.89902 -87.6602,41.89902 -87.6602,41.88882 -87.6652,41.88882 -87.6652,41.89382 -87.67,41.89382 -87.6702,41.89382 -87.675,41.89382 -87.675,41.88882 -87.68,41.88882 -87.685,41.88882 -87.6852,41.88882 -87.69,41.88882 -87.69,41.88382 -87.695,41.88382 -87.7,41.88382 -87.7002,41.88382 -87.705,41.88382 -87.705,41.87882 -87.71,41.87882 -87.715,41.87882 -87.715,41.87382 -87.72,41.87382 -87.725,41.87382 -87.725,41.86902 -87.725,41.86402 -87.725,41.86382 -87.725,41.85902 -87.725,41.85882 -87.725,41.85402 -87.715,41.85402 -87.715,41.84902 -87.705,41.84902 -87.705,41.84402 -87.7,41.84402 -87.7,41.83902 -87.6952,41.83902 -87.695,41.83902 -87.6902,41.83902 -87.6852,41.83902 -87.6852,41.84402 -87.6802,41.84402 -87.6802,41.84902 -87.6752,41.84902 -87.6752,41.85402 -87.6702,41.85402 -87.6652,41.85402 -87.6652,41.85902 -87.6652,41.86402 -87.6602,41.86402 -87.6552,41.86402 -87.6552,41.86902 -87.6502,41.86902 -87.6502,41.87382 -87.6502,41.87402 -87.6502,41.87902 -87.6502,41.88382 -87.6552,41.88382 -87.6552,41.88882&lt;/coordinates&gt;&lt;/LinearRing&gt;&lt;/innerBoundaryIs&gt;&lt;/Polygon&gt;&lt;Polygon&gt;&lt;outerBoundaryIs&gt;&lt;LinearRing&gt;&lt;coordinates&gt;-87.7402,41.82402 -87.7402,41.81902 -87.7402,41.81882 -87.7402,41.81402 -87.745,41.81402 -87.7502,41.81402 -87.7552,41.81402 -87.7552,41.81902 -87.7502,41.81902 -87.7452,41.81902 -87.7452,41.82402 -87.7402,41.82402&lt;/coordinates&gt;&lt;/LinearRing&gt;&lt;/outerBoundaryIs&gt;&lt;/Polygon&gt;&lt;/MultiGeometry&gt;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&lt;Polygon&gt;&lt;outerBoundaryIs&gt;&lt;LinearRing&gt;&lt;coordinates&gt;-87.625,41.65882 -87.625,41.65382 -87.63,41.65382 -87.635,41.65382 -87.6352,41.65382 -87.64,41.65382 -87.6402,41.65382 -87.6452,41.65382 -87.6502,41.65382 -87.6502,41.66402 -87.6452,41.66402 -87.6452,41.66882 -87.65,41.66882 -87.6502,41.66882 -87.655,41.66882 -87.6552,41.66882 -87.6602,41.66882 -87.6652,41.66882 -87.6652,41.67382 -87.67,41.67382 -87.6702,41.67382 -87.675,41.67382 -87.6752,41.67382 -87.68,41.67382 -87.6802,41.67382 -87.6852,41.67382 -87.6902,41.67382 -87.6902,41.67882 -87.6902,41.68382 -87.695,41.68382 -87.6952,41.68382 -87.7,41.68382 -87.7002,41.68382 -87.705,41.68382 -87.705,41.67882 -87.7152,41.67882 -87.7152,41.68382 -87.72,41.68382 -87.72,41.67882 -87.725,41.67882 -87.73,41.67882 -87.7302,41.67882 -87.7352,41.67882 -87.7402,41.67882 -87.7402,41.68382 -87.7402,41.68902 -87.7402,41.69402 -87.7352,41.69402 -87.7302,41.69402 -87.73,41.69402 -87.7252,41.69402 -87.7252,41.69882 -87.7252,41.69902 -87.7252,41.70382 -87.7252,41.70402 -87.7252,41.70902 -87.7252,41.71402 -87.7202,41.71402 -87.715,41.71402 -87.71,41.71402 -87.71,41.70902 -87.7052,41.70902 -87.705,41.70902 -87.7002,41.70902 -87.7,41.70902 -87.6952,41.70902 -87.6952,41.71402 -87.6902,41.71402 -87.6852,41.71402 -87.6852,41.71882 -87.6852,41.71902 -87.6852,41.72382 -87.6852,41.72402 -87.6852,41.72882 -87.6852,41.72902 -87.6852,41.73382 -87.69,41.73382 -87.6902,41.73382 -87.695,41.73382 -87.6952,41.73382 -87.7,41.73382 -87.7002,41.73382 -87.705,41.73382 -87.7052,41.73382 -87.71,41.73382 -87.7102,41.73382 -87.715,41.73382 -87.7152,41.73382 -87.72,41.73382 -87.7202,41.73382 -87.725,41.73382 -87.7252,41.73382 -87.73,41.73382 -87.7302,41.73382 -87.735,41.73382 -87.7352,41.73382 -87.7402,41.73382 -87.7452,41.73382 -87.7452,41.73882 -87.7452,41.74382 -87.7452,41.74402 -87.7452,41.74882 -87.7452,41.74902 -87.7452,41.75382 -87.7452,41.75402 -87.7452,41.75882 -87.7452,41.75902 -87.7452,41.76382 -87.7452,41.76402 -87.7452,41.76882 -87.7452,41.76902 -87.7452,41.77382 -87.75,41.77382 -87.7502,41.77382 -87.755,41.77382 -87.7552,41.77382 -87.76,41.77382 -87.7602,41.77382 -87.765,41.77382 -87.7652,41.77382 -87.77,41.77382 -87.7702,41.77382 -87.775,41.77382 -87.7752,41.77382 -87.78,41.77382 -87.7802,41.77382 -87.785,41.77382 -87.785,41.76882 -87.79,41.76882 -87.795,41.76882 -87.7952,41.76882 -87.8002,41.76882 -87.8052,41.76882 -87.8052,41.77382 -87.8052,41.77882 -87.8052,41.77902 -87.8052,41.78382 -87.8052,41.78402 -87.8052,41.78882 -87.8052,41.78902 -87.8052,41.79402 -87.8052,41.79902 -87.8002,41.79902 -87.8002,41.80402 -87.7952,41.80402 -87.7902,41.80402 -87.79,41.80402 -87.7852,41.80402 -87.785,41.80402 -87.7802,41.80402 -87.78,41.80402 -87.7752,41.80402 -87.775,41.80402 -87.7702,41.80402 -87.77,41.80402 -87.7652,41.80402 -87.765,41.80402 -87.7602,41.80402 -87.76,41.80402 -87.7552,41.80402 -87.7552,41.80882 -87.7552,41.80902 -87.7552,41.81402 -87.7552,41.81902 -87.7502,41.81902 -87.7452,41.81902 -87.7452,41.82402 -87.7402,41.82402 -87.7402,41.82882 -87.7402,41.82902 -87.7402,41.83382 -87.7402,41.83402 -87.7402,41.83882 -87.7402,41.83902 -87.7402,41.84382 -87.7402,41.84402 -87.7402,41.84882 -87.7402,41.84902 -87.7402,41.85382 -87.7402,41.85402 -87.7402,41.85882 -87.7402,41.85902 -87.7402,41.86382 -87.745,41.86382 -87.7452,41.86382 -87.75,41.86382 -87.7502,41.86382 -87.755,41.86382 -87.7552,41.86382 -87.76,41.86382 -87.7602,41.86382 -87.765,41.86382 -87.7652,41.86382 -87.7702,41.86382 -87.7752,41.86382 -87.7752,41.86882 -87.7752,41.87382 -87.7752,41.87402 -87.7752,41.87882 -87.7752,41.87902 -87.7752,41.88382 -87.7752,41.88402 -87.7752,41.88882 -87.7802,41.88882 -87.7802,41.89382 -87.7802,41.89882 -87.7802,41.89902 -87.7802,41.90382 -87.7802,41.90402 -87.7802,41.90882 -87.785,41.90882 -87.7852,41.90882 -87.79,41.90882 -87.7902,41.90882 -87.795,41.90882 -87.7952,41.90882 -87.8,41.90882 -87.8,41.90382 -87.8102,41.90382 -87.8102,41.90882 -87.8102,41.91382 -87.8102,41.91402 -87.8102,41.91882 -87.8102,41.91902 -87.8102,41.92382 -87.8102,41.92402 -87.8102,41.92882 -87.8102,41.92902 -87.8102,41.93382 -87.815,41.93382 -87.8152,41.93382 -87.82,41.93382 -87.8202,41.93382 -87.825,41.93382 -87.8252,41.93382 -87.83,41.93382 -87.8302,41.93382 -87.835,41.93382 -87.8352,41.93382 -87.84,41.93382 -87.8402,41.93382 -87.845,41.93382 -87.8452,41.93382 -87.8502,41.93382 -87.8552,41.93382 -87.8552,41.93882 -87.8552,41.94382 -87.8602,41.94382 -87.8602,41.95382 -87.8602,41.95402 -87.8602,41.95882 -87.8602,41.96402 -87.8602,41.96882 -87.865,41.96882 -87.8652,41.96882 -87.87,41.96882 -87.875,41.96882 -87.8752,41.96882 -87.88,41.96882 -87.88,41.96402 -87.88,41.96382 -87.88,41.95882 -87.88,41.95382 -87.885,41.95382 -87.89,41.95382 -87.89,41.94882 -87.895,41.94882 -87.9,41.94882 -87.9002,41.94882 -87.905,41.94882 -87.9052,41.94882 -87.9102,41.94882 -87.9152,41.94882 -87.9152,41.95382 -87.92,41.95382 -87.9202,41.95382 -87.9252,41.95382 -87.9302,41.95382 -87.9302,41.95882 -87.9352,41.95882 -87.9352,41.96382 -87.9402,41.96382 -87.9402,41.96882 -87.9402,41.97382 -87.9402,41.97402 -87.9402,41.97882 -87.9402,41.97902 -87.9402,41.98382 -87.9402,41.98402 -87.9402,41.98882 -87.9402,41.98902 -87.9402,41.99382 -87.9402,41.99402 -87.9402,41.99882 -87.9402,41.99902 -87.9402,42.00402 -87.9402,42.00902 -87.9352,42.00902 -87.9302,42.00902 -87.93,42.00902 -87.9252,42.00902 -87.925,42.00902 -87.9202,42.00902 -87.92,42.00902 -87.9152,42.00902 -87.915,42.00902 -87.9102,42.00902 -87.91,42.00902 -87.9052,42.00902 -87.905,42.00902 -87.9002,42.00902 -87.9,42.00902 -87.895,42.00902 -87.89,42.00902 -87.89,42.00402 -87.885,42.00402 -87.885,41.99902 -87.88,41.99902 -87.875,41.99902 -87.875,41.99402 -87.875,41.98902 -87.875,41.98882 -87.875,41.98402 -87.87,41.98402 -87.87,41.97902 -87.8652,41.97902 -87.865,41.97902 -87.8602,41.97902 -87.8602,41.98402 -87.8602,41.98902 -87.8552,41.98902 -87.8502,41.98902 -87.85,41.98902 -87.8452,41.98902 -87.845,41.98902 -87.8402,41.98902 -87.84,41.98902 -87.8352,41.98902 -87.835,41.98902 -87.8302,41.98902 -87.83,41.98902 -87.8252,41.98902 -87.8252,41.99382 -87.8252,41.99402 -87.8252,41.99882 -87.8252,41.99902 -87.8252,42.00382 -87.8252,42.00402 -87.8252,42.00902 -87.8252,42.01402 -87.8202,42.01402 -87.8202,42.01902 -87.8152,42.01902 -87.81,42.01902 -87.805,42.01902 -87.805,42.01402 -87.805,42.00902 -87.805,42.00882 -87.805,42.00402 -87.8002,42.00402 -87.8,42.00402 -87.7952,42.00402 -87.795,42.00402 -87.7902,42.00402 -87.7902,42.01402 -87.7852,42.01402 -87.7802,42.01402 -87.78,42.01402 -87.775,42.01402 -87.77,42.01402 -87.77,42.00902 -87.765,42.00902 -87.76,42.00902 -87.76,42.00402 -87.755,42.00402 -87.755,41.99902 -87.7502,41.99902 -87.75,41.99902 -87.7452,41.99902 -87.745,41.99902 -87.7402,41.99902 -87.74,41.99902 -87.7352,41.99902 -87.735,41.99902 -87.7302,41.99902 -87.73,41.99902 -87.7252,41.99902 -87.725,41.99902 -87.7202,41.99902 -87.72,41.99902 -87.7152,41.99902 -87.715,41.99902 -87.7102,41.99902 -87.7102,42.00382 -87.7102,42.00402 -87.7102,42.00882 -87.7102,42.00902 -87.7102,42.01382 -87.7102,42.01402 -87.7102,42.01902 -87.7102,42.02402 -87.7052,42.02402 -87.7002,42.02402 -87.7,42.02402 -87.6952,42.02402 -87.695,42.02402 -87.6902,42.02402 -87.69,42.02402 -87.6852,42.02402 -87.685,42.02402 -87.6802,42.02402 -87.68,42.02402 -87.6752,42.02402 -87.675,42.02402 -87.6702,42.02402 -87.67,42.02402 -87.665,42.02402 -87.66,42.02402 -87.66,42.01902 -87.66,42.01402 -87.655,42.01402 -87.655,42.00902 -87.655,42.00402 -87.655,42.00382 -87.655,41.99902 -87.65,41.99902 -87.65,41.99402 -87.65,41.98902 -87.65,41.98882 -87.65,41.98402 -87.645,41.98402 -87.645,41.97902 -87.645,41.97402 -87.64,41.97402 -87.64,41.96902 -87.635,41.96902 -87.63,41.96902 -87.63,41.95882 -87.635,41.95882 -87.64,41.95882 -87.64,41.95402 -87.635,41.95402 -87.635,41.94902 -87.63,41.94902 -87.63,41.94402 -87.63,41.93902 -87.63,41.93882 -87.63,41.93402 -87.63,41.93382 -87.63,41.92902 -87.625,41.92902 -87.625,41.92402 -87.625,41.91902 -87.62,41.91902 -87.62,41.91402 -87.62,41.90882 -87.62,41.90382 -87.625,41.90382 -87.625,41.89882 -87.625,41.89402 -87.625,41.89382 -87.625,41.88902 -87.6202,41.88902 -87.62,41.88902 -87.6152,41.88902 -87.6152,41.89902 -87.6102,41.89902 -87.605,41.89902 -87.6,41.89902 -87.6,41.88882 -87.605,41.88882 -87.61,41.88882 -87.61,41.88402 -87.605,41.88402 -87.605,41.87402 -87.605,41.87382 -87.605,41.86902 -87.6,41.86902 -87.6,41.86402 -87.6,41.85902 -87.6,41.85882 -87.6,41.85402 -87.6,41.85382 -87.6,41.84902 -87.6,41.84882 -87.6,41.84402 -87.595,41.84402 -87.595,41.83902 -87.59,41.83902 -87.59,41.83402 -87.59,41.82902 -87.585,41.82902 -87.585,41.82402 -87.58,41.82402 -87.58,41.81902 -87.58,41.81382 -87.58,41.80902 -87.58,41.80882 -87.58,41.80402 -87.58,41.79902 -87.575,41.79902 -87.575,41.79402 -87.575,41.78902 -87.575,41.78882 -87.575,41.78402 -87.57,41.78402 -87.57,41.77902 -87.565,41.77902 -87.565,41.77402 -87.56,41.77402 -87.56,41.76902 -87.555,41.76902 -87.555,41.76402 -87.5502,41.76402 -87.545,41.76402 -87.54,41.76402 -87.54,41.75902 -87.5352,41.75902 -87.5352,41.76402 -87.5302,41.76402 -87.525,41.76402 -87.52,41.76402 -87.52,41.75902 -87.52,41.75402 -87.52,41.75382 -87.52,41.74902 -87.52,41.74882 -87.52,41.74402 -87.52,41.74382 -87.52,41.73902 -87.52,41.73882 -87.52,41.73402 -87.52,41.73382 -87.52,41.72902 -87.52,41.72882 -87.52,41.72402 -87.52,41.72382 -87.52,41.71902 -87.52,41.71882 -87.52,41.71402 -87.52,41.71382 -87.52,41.70902 -87.52,41.70882 -87.52,41.70402 -87.52,41.70382 -87.52,41.69902 -87.52,41.69882 -87.52,41.69402 -87.52,41.69382 -87.52,41.68902 -87.52,41.68882 -87.52,41.68402 -87.52,41.68382 -87.52,41.67902 -87.52,41.67882 -87.52,41.67402 -87.52,41.67382 -87.52,41.66902 -87.52,41.66882 -87.52,41.66402 -87.52,41.66382 -87.52,41.65902 -87.52,41.65882 -87.52,41.65402 -87.52,41.65382 -87.52,41.64882 -87.52,41.64382 -87.525,41.64382 -87.53,41.64382 -87.5302,41.64382 -87.535,41.64382 -87.5352,41.64382 -87.54,41.64382 -87.5402,41.64382 -87.5452,41.64382 -87.55,41.64382 -87.5502,41.64382 -87.555,41.64382 -87.56,41.64382 -87.5602,41.64382 -87.565,41.64382 -87.5652,41.64382 -87.57,41.64382 -87.5702,41.64382 -87.575,41.64382 -87.5752,41.64382 -87.58,41.64382 -87.5802,41.64382 -87.585,41.64382 -87.5852,41.64382 -87.59,41.64382 -87.5902,41.64382 -87.595,41.64382 -87.5952,41.64382 -87.6,41.64382 -87.6002,41.64382 -87.605,41.64382 -87.6052,41.64382 -87.61,41.64382 -87.6102,41.64382 -87.6152,41.64382 -87.6202,41.64382 -87.6202,41.64882 -87.6202,41.65382 -87.6202,41.65402 -87.6202,41.65882 -87.625,41.65882&lt;/coordinates&gt;&lt;/LinearRing&gt;&lt;/outerBoundaryIs&gt;&lt;innerBoundaryIs&gt;&lt;LinearRing&gt;&lt;coordinates&gt;-87.84,41.96902 -87.8352,41.96902 -87.8352,41.97382 -87.84,41.97382 -87.84,41.96902&lt;/coordinates&gt;&lt;/LinearRing&gt;&lt;/innerBoundaryIs&gt;&lt;innerBoundaryIs&gt;&lt;LinearRing&gt;&lt;coordinates&gt;-87.825,41.97382 -87.825,41.96882 -87.835,41.96882 -87.835,41.96402 -87.83,41.96402 -87.83,41.95902 -87.83,41.95402 -87.8252,41.95402 -87.825,41.95402 -87.8202,41.95402 -87.82,41.95402 -87.8152,41.95402 -87.815,41.95402 -87.8102,41.95402 -87.8102,41.95902 -87.8052,41.95902 -87.8002,41.95902 -87.8002,41.96382 -87.8052,41.96382 -87.8102,41.96382 -87.8102,41.96882 -87.8102,41.97382 -87.815,41.97382 -87.8152,41.97382 -87.8202,41.97382 -87.825,41.97382&lt;/coordinates&gt;&lt;/LinearRing&gt;&lt;/innerBoundaryIs&gt;&lt;innerBoundaryIs&gt;&lt;LinearRing&gt;&lt;coordinates&gt;-87.655,41.92902 -87.6502,41.92902 -87.65,41.92902 -87.6452,41.92902 -87.6452,41.93382 -87.6452,41.93402 -87.6452,41.93882 -87.6502,41.93882 -87.655,41.93882 -87.6552,41.93882 -87.66,41.93882 -87.66,41.93402 -87.655,41.93402 -87.655,41.92902&lt;/coordinates&gt;&lt;/LinearRing&gt;&lt;/innerBoundaryIs&gt;&lt;innerBoundaryIs&gt;&lt;LinearRing&gt;&lt;coordinates&gt;-87.7,41.86882 -87.7,41.86382 -87.7,41.85882 -87.705,41.85882 -87.705,41.85402 -87.7,41.85402 -87.6952,41.85402 -87.695,41.85402 -87.6902,41.85402 -87.6902,41.85902 -87.6852,41.85902 -87.6852,41.86402 -87.6852,41.86902 -87.6752,41.86902 -87.675,41.86902 -87.6702,41.86902 -87.6652,41.86902 -87.6652,41.87382 -87.6652,41.87402 -87.6652,41.87882 -87.67,41.87882 -87.6702,41.87882 -87.675,41.87882 -87.6752,41.87882 -87.68,41.87882 -87.6802,41.87882 -87.685,41.87882 -87.685,41.87382 -87.69,41.87382 -87.695,41.87382 -87.695,41.86882 -87.7,41.86882&lt;/coordinates&gt;&lt;/LinearRing&gt;&lt;/innerBoundaryIs&gt;&lt;/Polygon&gt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3/10/2014</text:date>, <text:time>18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0T18:30:56.60</dc:date>
    <dc:creator>Brendan Neff</dc:creator>
    <meta:document-statistic meta:table-count="2" meta:cell-count="81" meta:object-count="0"/>
    <meta:generator>OpenOffice/4.0.1$Win32 OpenOffice.org_project/401m5$Build-9714</meta:generator>
  </office:meta>
</office:document-meta>
</file>